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1.93mm"/>
    </style:style>
    <style:style style:name="co2" style:family="table-column">
      <style:table-column-properties fo:break-before="auto" style:column-width="105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8.73mm"/>
    </style:style>
    <style:style style:name="co5" style:family="table-column">
      <style:table-column-properties fo:break-before="auto" style:column-width="33.62mm"/>
    </style:style>
    <style:style style:name="co6" style:family="table-column">
      <style:table-column-properties fo:break-before="auto" style:column-width="28.96mm"/>
    </style:style>
    <style:style style:name="co7" style:family="table-column">
      <style:table-column-properties fo:break-before="auto" style:column-width="80.91mm"/>
    </style:style>
    <style:style style:name="co8" style:family="table-column">
      <style:table-column-properties fo:break-before="auto" style:column-width="58.21mm"/>
    </style:style>
    <style:style style:name="co9" style:family="table-column">
      <style:table-column-properties fo:break-before="auto" style:column-width="22.67mm"/>
    </style:style>
    <style:style style:name="co10" style:family="table-column">
      <style:table-column-properties fo:break-before="auto" style:column-width="53.85mm"/>
    </style:style>
    <style:style style:name="co11" style:family="table-column">
      <style:table-column-properties fo:break-before="auto" style:column-width="9.77mm"/>
    </style:style>
    <style:style style:name="co12" style:family="table-column">
      <style:table-column-properties fo:break-before="auto" style:column-width="82.27mm"/>
    </style:style>
    <style:style style:name="co13" style:family="table-column">
      <style:table-column-properties fo:break-before="auto" style:column-width="22.44mm"/>
    </style:style>
    <style:style style:name="co14" style:family="table-column">
      <style:table-column-properties fo:break-before="auto" style:column-width="59.11mm"/>
    </style:style>
    <style:style style:name="co15" style:family="table-column">
      <style:table-column-properties fo:break-before="auto" style:column-width="52.48mm"/>
    </style:style>
    <style:style style:name="co16" style:family="table-column">
      <style:table-column-properties fo:break-before="auto" style:column-width="29mm"/>
    </style:style>
    <style:style style:name="co17" style:family="table-column">
      <style:table-column-properties fo:break-before="auto" style:column-width="78.39mm"/>
    </style:style>
    <style:style style:name="co18" style:family="table-column">
      <style:table-column-properties fo:break-before="auto" style:column-width="28.33mm"/>
    </style:style>
    <style:style style:name="co19" style:family="table-column">
      <style:table-column-properties fo:break-before="auto" style:column-width="9.35mm"/>
    </style:style>
    <style:style style:name="co20" style:family="table-column">
      <style:table-column-properties fo:break-before="auto" style:column-width="48.26mm"/>
    </style:style>
    <style:style style:name="co21" style:family="table-column">
      <style:table-column-properties fo:break-before="auto" style:column-width="9.56mm"/>
    </style:style>
    <style:style style:name="co22" style:family="table-column">
      <style:table-column-properties fo:break-before="auto" style:column-width="27.29mm"/>
    </style:style>
    <style:style style:name="co23" style:family="table-column">
      <style:table-column-properties fo:break-before="auto" style:column-width="18.13mm"/>
    </style:style>
    <style:style style:name="co24" style:family="table-column">
      <style:table-column-properties fo:break-before="auto" style:column-width="89.27mm"/>
    </style:style>
    <style:style style:name="co25" style:family="table-column">
      <style:table-column-properties fo:break-before="auto" style:column-width="85.57mm"/>
    </style:style>
    <style:style style:name="co26" style:family="table-column">
      <style:table-column-properties fo:break-before="auto" style:column-width="9.6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27mm" fo:break-before="auto" style:use-optimal-row-height="true"/>
    </style:style>
    <style:style style:name="ro4" style:family="table-row">
      <style:table-row-properties style:row-height="4.46mm" fo:break-before="auto" style:use-optimal-row-height="true"/>
    </style:style>
    <style:style style:name="ro5" style:family="table-row">
      <style:table-row-properties style:row-height="13.69mm" fo:break-before="auto" style:use-optimal-row-height="true"/>
    </style:style>
    <style:style style:name="ro6" style:family="table-row">
      <style:table-row-properties style:row-height="53.04mm" fo:break-before="auto" style:use-optimal-row-height="true"/>
    </style:style>
    <style:style style:name="ro7" style:family="table-row">
      <style:table-row-properties style:row-height="3.42mm" fo:break-before="auto" style:use-optimal-row-height="true"/>
    </style:style>
    <style:style style:name="ro8" style:family="table-row">
      <style:table-row-properties style:row-height="8.7mm" fo:break-before="auto" style:use-optimal-row-height="true"/>
    </style:style>
    <style:style style:name="ro9" style:family="table-row">
      <style:table-row-properties style:row-height="14.23mm" fo:break-before="auto" style:use-optimal-row-height="true"/>
    </style:style>
    <style:style style:name="ro10" style:family="table-row">
      <style:table-row-properties style:row-height="28.1mm" fo:break-before="auto" style:use-optimal-row-height="true"/>
    </style:style>
    <style:style style:name="ro11" style:family="table-row">
      <style:table-row-properties style:row-height="5.93mm" fo:break-before="auto" style:use-optimal-row-height="true"/>
    </style:style>
    <style:style style:name="ro12" style:family="table-row">
      <style:table-row-properties style:row-height="11.47mm" fo:break-before="auto" style:use-optimal-row-height="true"/>
    </style:style>
    <style:style style:name="ro13" style:family="table-row">
      <style:table-row-properties style:row-height="19.79mm" fo:break-before="auto" style:use-optimal-row-height="true"/>
    </style:style>
    <style:style style:name="ro14" style:family="table-row">
      <style:table-row-properties style:row-height="22.77mm" fo:break-before="auto" style:use-optimal-row-height="false"/>
    </style:style>
    <style:style style:name="ro15" style:family="table-row">
      <style:table-row-properties style:row-height="22.56mm" fo:break-before="auto" style:use-optimal-row-height="true"/>
    </style:style>
    <style:style style:name="ro16" style:family="table-row">
      <style:table-row-properties style:row-height="13.65mm" fo:break-before="auto" style:use-optimal-row-height="true"/>
    </style:style>
    <style:style style:name="ro17" style:family="table-row">
      <style:table-row-properties style:row-height="24.13mm" fo:break-before="auto" style:use-optimal-row-height="false"/>
    </style:style>
    <style:style style:name="ro18" style:family="table-row">
      <style:table-row-properties style:row-height="3.69mm" fo:break-before="auto" style:use-optimal-row-height="true"/>
    </style:style>
    <style:style style:name="ro19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25.33mm" fo:break-before="auto" style:use-optimal-row-height="true"/>
    </style:style>
    <style:style style:name="ro21" style:family="table-row">
      <style:table-row-properties style:row-height="39.18mm" fo:break-before="auto" style:use-optimal-row-height="true"/>
    </style:style>
    <style:style style:name="ro22" style:family="table-row">
      <style:table-row-properties style:row-height="33.64mm" fo:break-before="auto" style:use-optimal-row-height="true"/>
    </style:style>
    <style:style style:name="ro23" style:family="table-row">
      <style:table-row-properties style:row-height="36.41mm" fo:break-before="auto" style:use-optimal-row-height="true"/>
    </style:style>
    <style:style style:name="ro24" style:family="table-row">
      <style:table-row-properties style:row-height="42.42mm" fo:break-before="auto" style:use-optimal-row-height="false"/>
    </style:style>
    <style:style style:name="ro25" style:family="table-row">
      <style:table-row-properties style:row-height="41.96mm" fo:break-before="auto" style:use-optimal-row-height="true"/>
    </style:style>
    <style:style style:name="ro26" style:family="table-row">
      <style:table-row-properties style:row-height="11.77mm" fo:break-before="auto" style:use-optimal-row-height="true"/>
    </style:style>
    <style:style style:name="ro27" style:family="table-row">
      <style:table-row-properties style:row-height="17.02mm" fo:break-before="auto" style:use-optimal-row-height="true"/>
    </style:style>
    <style:style style:name="ro28" style:family="table-row">
      <style:table-row-properties style:row-height="14.53mm" fo:break-before="auto" style:use-optimal-row-height="true"/>
    </style:style>
    <style:style style:name="ro29" style:family="table-row">
      <style:table-row-properties style:row-height="11.04mm" fo:break-before="auto" style:use-optimal-row-height="true"/>
    </style:style>
    <style:style style:name="ro30" style:family="table-row">
      <style:table-row-properties style:row-height="80.94mm" fo:break-before="auto" style:use-optimal-row-height="true"/>
    </style:style>
    <style:style style:name="ro31" style:family="table-row">
      <style:table-row-properties style:row-height="6.23mm" fo:break-before="auto" style:use-optimal-row-height="true"/>
    </style:style>
    <style:style style:name="ro32" style:family="table-row">
      <style:table-row-properties style:row-height="4.62mm" fo:break-before="auto" style:use-optimal-row-height="true"/>
    </style:style>
    <style:style style:name="ro33" style:family="table-row">
      <style:table-row-properties style:row-height="8.59mm" fo:break-before="auto" style:use-optimal-row-height="true"/>
    </style:style>
    <style:style style:name="ro34" style:family="table-row">
      <style:table-row-properties style:row-height="10.88mm" fo:break-before="auto" style:use-optimal-row-height="false"/>
    </style:style>
    <style:style style:name="ro35" style:family="table-row">
      <style:table-row-properties style:row-height="8.3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vertical-align="top"/>
    </style:style>
    <style:style style:name="ce4" style:family="table-cell" style:parent-style-name="Default">
      <style:table-cell-properties style:vertical-align="top"/>
      <style:text-properties fo:font-weight="normal" style:font-weight-asian="normal" style:font-weight-complex="normal"/>
    </style:style>
    <style:style style:name="ce5" style:family="table-cell" style:parent-style-name="Default" style:data-style-name="N37">
      <style:table-cell-properties style:text-align-source="fix" style:repeat-content="false"/>
      <style:paragraph-properties fo:text-align="start" fo:margin-left="0mm"/>
    </style:style>
    <style:style style:name="ce6" style:family="table-cell" style:parent-style-name="Default">
      <style:map style:condition="cell-content()=&quot;ERRORS&quot;" style:apply-style-name="ERRORS" style:base-cell-address="'Yakindu SCT Test Report Setup'.B4"/>
      <style:map style:condition="cell-content()=&quot;Complete&quot;" style:apply-style-name="Complete" style:base-cell-address="'Yakindu SCT Test Report Setup'.B4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 Report Setup'.B5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9" style:family="table-cell" style:parent-style-name="Default" style:data-style-name="N100"/>
    <style:style style:name="ce10" style:family="table-cell" style:parent-style-name="Default">
      <style:table-cell-properties fo:wrap-option="wrap"/>
    </style:style>
    <style:style style:name="ce11" style:family="table-cell" style:parent-style-name="Default" style:data-style-name="N99"/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mm"/>
      <style:text-properties style:font-weight-asian="normal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style:font-size-asian="7pt" style:font-size-complex="7pt"/>
    </style:style>
    <style:style style:name="ce15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7pt" style:font-size-asian="7pt" style:font-size-complex="7pt"/>
    </style:style>
    <style:style style:name="ce17" style:family="table-cell" style:parent-style-name="Default">
      <style:table-cell-properties fo:wrap-option="wrap"/>
      <style:text-properties style:font-weight-asian="normal"/>
    </style:style>
    <style:style style:name="ce18" style:family="table-cell" style:parent-style-name="Default">
      <style:table-cell-properties fo:border="0.06pt solid #000000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fo:border="none" style:vertical-align="middle"/>
      <style:text-properties fo:font-size="7pt" style:font-size-asian="7pt" style:font-size-complex="7pt"/>
    </style:style>
    <style:style style:name="ce20" style:family="table-cell" style:parent-style-name="Default">
      <style:table-cell-properties fo:border="none" style:vertical-align="middle"/>
      <style:text-properties fo:font-size="7pt" style:font-size-asian="7pt" style:font-size-complex="7pt"/>
    </style:style>
    <style:style style:name="ce21" style:family="table-cell" style:parent-style-name="Default" style:data-style-name="N99">
      <style:map style:condition="cell-content()=&quot;Complete&quot;" style:apply-style-name="Complete" style:base-cell-address="'Yakindu SCT Testcase 01 - Installation'.C1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1 - Installation'.C2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start" fo:margin-left="0mm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start" fo:margin-left="0mm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7pt" style:font-size-asian="7pt" style:font-size-complex="7pt"/>
    </style:style>
    <style:style style:name="ce26" style:family="table-cell" style:parent-style-name="Default">
      <style:table-cell-properties style:text-align-source="fix" style:repeat-content="false" fo:wrap-option="wrap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7" style:family="table-cell" style:parent-style-name="Default">
      <style:table-cell-properties style:text-align-source="fix" style:repeat-content="false" fo:border="none" style:vertical-align="top"/>
      <style:paragraph-properties fo:text-align="start" fo:margin-left="0mm"/>
      <style:text-properties fo:font-size="7pt" style:font-size-asian="7pt" style:font-size-complex="7pt"/>
    </style:style>
    <style:style style:name="ce28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29" style:family="table-cell" style:parent-style-name="Default">
      <style:table-cell-properties fo:wrap-option="wrap" fo:border="0.06pt solid #000000" style:vertical-align="top"/>
      <style:text-properties fo:font-size="7pt" style:font-size-asian="7pt" style:font-size-complex="7pt"/>
    </style:style>
    <style:style style:name="ce30" style:family="table-cell" style:parent-style-name="Default">
      <style:table-cell-properties fo:wrap-option="wrap" fo:border="0.06pt solid #000000" style:vertical-align="top"/>
      <style:text-properties style:font-name="Liberation Sans" fo:font-size="7pt" style:font-size-asian="7pt" style:font-size-complex="7pt"/>
    </style:style>
    <style:style style:name="ce31" style:family="table-cell" style:parent-style-name="Default">
      <style:table-cell-properties fo:wrap-option="wrap" fo:border="none" style:vertical-align="top"/>
      <style:text-properties fo:font-size="7pt" style:font-size-asian="7pt" style:font-size-complex="7pt"/>
    </style:style>
    <style:style style:name="ce32" style:family="table-cell" style:parent-style-name="Default">
      <style:table-cell-properties fo:border="none" style:vertical-align="top"/>
      <style:text-properties fo:font-size="7pt" style:font-size-asian="7pt" style:font-size-complex="7pt"/>
    </style:style>
    <style:style style:name="ce33" style:family="table-cell" style:parent-style-name="Default">
      <style:table-cell-properties fo:wrap-option="wrap" fo:border="0.06pt solid #000000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7"/>
      <style:map style:condition="cell-content()=&quot;SUCCEDED&quot;" style:apply-style-name="SUCCEDED" style:base-cell-address="'Yakindu SCT Testcase 01 - Installation'.F17"/>
      <style:map style:condition="cell-content()=&quot;OPEN&quot;" style:apply-style-name="OPEN" style:base-cell-address="'Yakindu SCT Testcase 01 - Installation'.F17"/>
      <style:map style:condition="cell-content()=&quot;N/A&quot;" style:apply-style-name="Not_20_Applicable" style:base-cell-address="'Yakindu SCT Testcase 01 - Installation'.F17"/>
    </style:style>
    <style:style style:name="ce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1 - Installation'.F18"/>
      <style:map style:condition="cell-content()=&quot;SUCCEDED&quot;" style:apply-style-name="SUCCEDED" style:base-cell-address="'Yakindu SCT Testcase 01 - Installation'.F18"/>
      <style:map style:condition="cell-content()=&quot;OPEN&quot;" style:apply-style-name="OPEN" style:base-cell-address="'Yakindu SCT Testcase 01 - Installation'.F18"/>
      <style:map style:condition="cell-content()=&quot;N/A&quot;" style:apply-style-name="Not_20_Applicable" style:base-cell-address="'Yakindu SCT Testcase 01 - Installation'.F18"/>
    </style:style>
    <style:style style:name="ce37" style:family="table-cell" style:parent-style-name="Default">
      <style:table-cell-properties fo:wrap-option="wrap"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8" style:family="table-cell" style:parent-style-name="Default">
      <style:table-cell-properties fo:border="none" style:vertical-align="top"/>
      <style:text-properties fo:font-size="7pt" style:font-size-asian="7pt" style:font-size-complex="7pt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39" style:family="table-cell" style:parent-style-name="Default">
      <style:table-cell-properties style:vertical-align="top"/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0" style:family="table-cell" style:parent-style-name="Default">
      <style:map style:condition="cell-content()=&quot;FAILED&quot;" style:apply-style-name="FAILED" style:base-cell-address="'Yakindu SCT Testcase 01 - Installation'.F16"/>
      <style:map style:condition="cell-content()=&quot;SUCCEDED&quot;" style:apply-style-name="SUCCEDED" style:base-cell-address="'Yakindu SCT Testcase 01 - Installation'.F16"/>
      <style:map style:condition="cell-content()=&quot;OPEN&quot;" style:apply-style-name="OPEN" style:base-cell-address="'Yakindu SCT Testcase 01 - Installation'.F16"/>
      <style:map style:condition="cell-content()=&quot;N/A&quot;" style:apply-style-name="Not_20_Applicable" style:base-cell-address="'Yakindu SCT Testcase 01 - Installation'.F16"/>
    </style:style>
    <style:style style:name="ce41" style:family="table-cell" style:parent-style-name="Default">
      <style:text-properties fo:font-size="10pt" style:font-size-asian="10pt" style:font-size-complex="10pt"/>
    </style:style>
    <style:style style:name="ce42" style:family="table-cell" style:parent-style-name="Default">
      <style:text-properties fo:font-size="8pt" style:font-size-asian="8pt" style:font-size-complex="8pt"/>
    </style:style>
    <style:style style:name="ce43" style:family="table-cell" style:parent-style-name="Default" style:data-style-name="N99">
      <style:map style:condition="cell-content()=&quot;Complete&quot;" style:apply-style-name="Complete" style:base-cell-address="'Yakindu SCT Testcase 02 - Editor'.C1"/>
    </style:style>
    <style:style style:name="ce44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2 - Editor'.C2"/>
    </style:style>
    <style:style style:name="ce45" style:family="table-cell" style:parent-style-name="Default">
      <style:table-cell-properties fo:wrap-option="wrap" fo:border="0.06pt solid #000000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6"/>
      <style:map style:condition="cell-content()=&quot;SUCCEDED&quot;" style:apply-style-name="SUCCEDED" style:base-cell-address="'Yakindu SCT Testcase 02 - Editor'.F16"/>
      <style:map style:condition="cell-content()=&quot;OPEN&quot;" style:apply-style-name="OPEN" style:base-cell-address="'Yakindu SCT Testcase 02 - Editor'.F16"/>
      <style:map style:condition="cell-content()=&quot;N/A&quot;" style:apply-style-name="Not_20_Applicable" style:base-cell-address="'Yakindu SCT Testcase 02 - Editor'.F16"/>
    </style:style>
    <style:style style:name="ce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7"/>
      <style:map style:condition="cell-content()=&quot;SUCCEDED&quot;" style:apply-style-name="SUCCEDED" style:base-cell-address="'Yakindu SCT Testcase 02 - Editor'.F17"/>
      <style:map style:condition="cell-content()=&quot;OPEN&quot;" style:apply-style-name="OPEN" style:base-cell-address="'Yakindu SCT Testcase 02 - Editor'.F17"/>
      <style:map style:condition="cell-content()=&quot;N/A&quot;" style:apply-style-name="Not_20_Applicable" style:base-cell-address="'Yakindu SCT Testcase 02 - Editor'.F17"/>
    </style:style>
    <style:style style:name="ce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8"/>
      <style:map style:condition="cell-content()=&quot;SUCCEDED&quot;" style:apply-style-name="SUCCEDED" style:base-cell-address="'Yakindu SCT Testcase 02 - Editor'.F18"/>
      <style:map style:condition="cell-content()=&quot;OPEN&quot;" style:apply-style-name="OPEN" style:base-cell-address="'Yakindu SCT Testcase 02 - Editor'.F18"/>
      <style:map style:condition="cell-content()=&quot;N/A&quot;" style:apply-style-name="Not_20_Applicable" style:base-cell-address="'Yakindu SCT Testcase 02 - Editor'.F18"/>
    </style:style>
    <style:style style:name="ce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19"/>
      <style:map style:condition="cell-content()=&quot;SUCCEDED&quot;" style:apply-style-name="SUCCEDED" style:base-cell-address="'Yakindu SCT Testcase 02 - Editor'.F19"/>
      <style:map style:condition="cell-content()=&quot;OPEN&quot;" style:apply-style-name="OPEN" style:base-cell-address="'Yakindu SCT Testcase 02 - Editor'.F19"/>
      <style:map style:condition="cell-content()=&quot;N/A&quot;" style:apply-style-name="Not_20_Applicable" style:base-cell-address="'Yakindu SCT Testcase 02 - Editor'.F19"/>
    </style:style>
    <style:style style:name="ce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0"/>
      <style:map style:condition="cell-content()=&quot;SUCCEDED&quot;" style:apply-style-name="SUCCEDED" style:base-cell-address="'Yakindu SCT Testcase 02 - Editor'.F20"/>
      <style:map style:condition="cell-content()=&quot;OPEN&quot;" style:apply-style-name="OPEN" style:base-cell-address="'Yakindu SCT Testcase 02 - Editor'.F20"/>
      <style:map style:condition="cell-content()=&quot;N/A&quot;" style:apply-style-name="Not_20_Applicable" style:base-cell-address="'Yakindu SCT Testcase 02 - Editor'.F20"/>
    </style:style>
    <style:style style:name="ce5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1"/>
      <style:map style:condition="cell-content()=&quot;SUCCEDED&quot;" style:apply-style-name="SUCCEDED" style:base-cell-address="'Yakindu SCT Testcase 02 - Editor'.F21"/>
      <style:map style:condition="cell-content()=&quot;OPEN&quot;" style:apply-style-name="OPEN" style:base-cell-address="'Yakindu SCT Testcase 02 - Editor'.F21"/>
      <style:map style:condition="cell-content()=&quot;N/A&quot;" style:apply-style-name="Not_20_Applicable" style:base-cell-address="'Yakindu SCT Testcase 02 - Editor'.F21"/>
    </style:style>
    <style:style style:name="ce5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2"/>
      <style:map style:condition="cell-content()=&quot;SUCCEDED&quot;" style:apply-style-name="SUCCEDED" style:base-cell-address="'Yakindu SCT Testcase 02 - Editor'.F22"/>
      <style:map style:condition="cell-content()=&quot;OPEN&quot;" style:apply-style-name="OPEN" style:base-cell-address="'Yakindu SCT Testcase 02 - Editor'.F22"/>
      <style:map style:condition="cell-content()=&quot;N/A&quot;" style:apply-style-name="Not_20_Applicable" style:base-cell-address="'Yakindu SCT Testcase 02 - Editor'.F22"/>
    </style:style>
    <style:style style:name="ce5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3"/>
      <style:map style:condition="cell-content()=&quot;SUCCEDED&quot;" style:apply-style-name="SUCCEDED" style:base-cell-address="'Yakindu SCT Testcase 02 - Editor'.F23"/>
      <style:map style:condition="cell-content()=&quot;OPEN&quot;" style:apply-style-name="OPEN" style:base-cell-address="'Yakindu SCT Testcase 02 - Editor'.F23"/>
      <style:map style:condition="cell-content()=&quot;N/A&quot;" style:apply-style-name="Not_20_Applicable" style:base-cell-address="'Yakindu SCT Testcase 02 - Editor'.F23"/>
    </style:style>
    <style:style style:name="ce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4"/>
      <style:map style:condition="cell-content()=&quot;SUCCEDED&quot;" style:apply-style-name="SUCCEDED" style:base-cell-address="'Yakindu SCT Testcase 02 - Editor'.F24"/>
      <style:map style:condition="cell-content()=&quot;OPEN&quot;" style:apply-style-name="OPEN" style:base-cell-address="'Yakindu SCT Testcase 02 - Editor'.F24"/>
      <style:map style:condition="cell-content()=&quot;N/A&quot;" style:apply-style-name="Not_20_Applicable" style:base-cell-address="'Yakindu SCT Testcase 02 - Editor'.F24"/>
    </style:style>
    <style:style style:name="ce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5"/>
      <style:map style:condition="cell-content()=&quot;SUCCEDED&quot;" style:apply-style-name="SUCCEDED" style:base-cell-address="'Yakindu SCT Testcase 02 - Editor'.F25"/>
      <style:map style:condition="cell-content()=&quot;OPEN&quot;" style:apply-style-name="OPEN" style:base-cell-address="'Yakindu SCT Testcase 02 - Editor'.F25"/>
      <style:map style:condition="cell-content()=&quot;N/A&quot;" style:apply-style-name="Not_20_Applicable" style:base-cell-address="'Yakindu SCT Testcase 02 - Editor'.F25"/>
    </style:style>
    <style:style style:name="ce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6"/>
      <style:map style:condition="cell-content()=&quot;SUCCEDED&quot;" style:apply-style-name="SUCCEDED" style:base-cell-address="'Yakindu SCT Testcase 02 - Editor'.F26"/>
      <style:map style:condition="cell-content()=&quot;OPEN&quot;" style:apply-style-name="OPEN" style:base-cell-address="'Yakindu SCT Testcase 02 - Editor'.F26"/>
      <style:map style:condition="cell-content()=&quot;N/A&quot;" style:apply-style-name="Not_20_Applicable" style:base-cell-address="'Yakindu SCT Testcase 02 - Editor'.F26"/>
    </style:style>
    <style:style style:name="ce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7"/>
      <style:map style:condition="cell-content()=&quot;SUCCEDED&quot;" style:apply-style-name="SUCCEDED" style:base-cell-address="'Yakindu SCT Testcase 02 - Editor'.F27"/>
      <style:map style:condition="cell-content()=&quot;OPEN&quot;" style:apply-style-name="OPEN" style:base-cell-address="'Yakindu SCT Testcase 02 - Editor'.F27"/>
      <style:map style:condition="cell-content()=&quot;N/A&quot;" style:apply-style-name="Not_20_Applicable" style:base-cell-address="'Yakindu SCT Testcase 02 - Editor'.F27"/>
    </style:style>
    <style:style style:name="ce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8"/>
      <style:map style:condition="cell-content()=&quot;SUCCEDED&quot;" style:apply-style-name="SUCCEDED" style:base-cell-address="'Yakindu SCT Testcase 02 - Editor'.F28"/>
      <style:map style:condition="cell-content()=&quot;OPEN&quot;" style:apply-style-name="OPEN" style:base-cell-address="'Yakindu SCT Testcase 02 - Editor'.F28"/>
      <style:map style:condition="cell-content()=&quot;N/A&quot;" style:apply-style-name="Not_20_Applicable" style:base-cell-address="'Yakindu SCT Testcase 02 - Editor'.F28"/>
    </style:style>
    <style:style style:name="ce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29"/>
      <style:map style:condition="cell-content()=&quot;SUCCEDED&quot;" style:apply-style-name="SUCCEDED" style:base-cell-address="'Yakindu SCT Testcase 02 - Editor'.F29"/>
      <style:map style:condition="cell-content()=&quot;OPEN&quot;" style:apply-style-name="OPEN" style:base-cell-address="'Yakindu SCT Testcase 02 - Editor'.F29"/>
      <style:map style:condition="cell-content()=&quot;N/A&quot;" style:apply-style-name="Not_20_Applicable" style:base-cell-address="'Yakindu SCT Testcase 02 - Editor'.F29"/>
    </style:style>
    <style:style style:name="ce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0"/>
      <style:map style:condition="cell-content()=&quot;SUCCEDED&quot;" style:apply-style-name="SUCCEDED" style:base-cell-address="'Yakindu SCT Testcase 02 - Editor'.F30"/>
      <style:map style:condition="cell-content()=&quot;OPEN&quot;" style:apply-style-name="OPEN" style:base-cell-address="'Yakindu SCT Testcase 02 - Editor'.F30"/>
      <style:map style:condition="cell-content()=&quot;N/A&quot;" style:apply-style-name="Not_20_Applicable" style:base-cell-address="'Yakindu SCT Testcase 02 - Editor'.F30"/>
    </style:style>
    <style:style style:name="ce6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1"/>
      <style:map style:condition="cell-content()=&quot;SUCCEDED&quot;" style:apply-style-name="SUCCEDED" style:base-cell-address="'Yakindu SCT Testcase 02 - Editor'.F31"/>
      <style:map style:condition="cell-content()=&quot;OPEN&quot;" style:apply-style-name="OPEN" style:base-cell-address="'Yakindu SCT Testcase 02 - Editor'.F31"/>
      <style:map style:condition="cell-content()=&quot;N/A&quot;" style:apply-style-name="Not_20_Applicable" style:base-cell-address="'Yakindu SCT Testcase 02 - Editor'.F31"/>
    </style:style>
    <style:style style:name="ce6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2"/>
      <style:map style:condition="cell-content()=&quot;SUCCEDED&quot;" style:apply-style-name="SUCCEDED" style:base-cell-address="'Yakindu SCT Testcase 02 - Editor'.F32"/>
      <style:map style:condition="cell-content()=&quot;OPEN&quot;" style:apply-style-name="OPEN" style:base-cell-address="'Yakindu SCT Testcase 02 - Editor'.F32"/>
      <style:map style:condition="cell-content()=&quot;N/A&quot;" style:apply-style-name="Not_20_Applicable" style:base-cell-address="'Yakindu SCT Testcase 02 - Editor'.F32"/>
    </style:style>
    <style:style style:name="ce6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2 - Editor'.F33"/>
      <style:map style:condition="cell-content()=&quot;SUCCEDED&quot;" style:apply-style-name="SUCCEDED" style:base-cell-address="'Yakindu SCT Testcase 02 - Editor'.F33"/>
      <style:map style:condition="cell-content()=&quot;OPEN&quot;" style:apply-style-name="OPEN" style:base-cell-address="'Yakindu SCT Testcase 02 - Editor'.F33"/>
      <style:map style:condition="cell-content()=&quot;N/A&quot;" style:apply-style-name="Not_20_Applicable" style:base-cell-address="'Yakindu SCT Testcase 02 - Editor'.F33"/>
    </style:style>
    <style:style style:name="ce64" style:family="table-cell" style:parent-style-name="Default">
      <style:table-cell-properties fo:border="none"/>
      <style:text-properties fo:font-size="8pt" style:font-size-asian="8pt" style:font-size-complex="8pt"/>
    </style:style>
    <style:style style:name="ce65" style:family="table-cell" style:parent-style-name="Default" style:data-style-name="N99">
      <style:map style:condition="cell-content()=&quot;Complete&quot;" style:apply-style-name="Complete" style:base-cell-address="'Yakindu SCT Testcase 03 - Simulation'.C1"/>
    </style:style>
    <style:style style:name="ce6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3 - Simulation'.C2"/>
    </style:style>
    <style:style style:name="ce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6"/>
      <style:map style:condition="cell-content()=&quot;SUCCEDED&quot;" style:apply-style-name="SUCCEDED" style:base-cell-address="'Yakindu SCT Testcase 03 - Simulation'.F16"/>
      <style:map style:condition="cell-content()=&quot;OPEN&quot;" style:apply-style-name="OPEN" style:base-cell-address="'Yakindu SCT Testcase 03 - Simulation'.F16"/>
      <style:map style:condition="cell-content()=&quot;N/A&quot;" style:apply-style-name="Not_20_Applicable" style:base-cell-address="'Yakindu SCT Testcase 03 - Simulation'.F16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7"/>
      <style:map style:condition="cell-content()=&quot;SUCCEDED&quot;" style:apply-style-name="SUCCEDED" style:base-cell-address="'Yakindu SCT Testcase 03 - Simulation'.F17"/>
      <style:map style:condition="cell-content()=&quot;OPEN&quot;" style:apply-style-name="OPEN" style:base-cell-address="'Yakindu SCT Testcase 03 - Simulation'.F17"/>
      <style:map style:condition="cell-content()=&quot;N/A&quot;" style:apply-style-name="Not_20_Applicable" style:base-cell-address="'Yakindu SCT Testcase 03 - Simulation'.F17"/>
    </style:style>
    <style:style style:name="ce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3 - Simulation'.F18"/>
      <style:map style:condition="cell-content()=&quot;SUCCEDED&quot;" style:apply-style-name="SUCCEDED" style:base-cell-address="'Yakindu SCT Testcase 03 - Simulation'.F18"/>
      <style:map style:condition="cell-content()=&quot;OPEN&quot;" style:apply-style-name="OPEN" style:base-cell-address="'Yakindu SCT Testcase 03 - Simulation'.F18"/>
      <style:map style:condition="cell-content()=&quot;N/A&quot;" style:apply-style-name="Not_20_Applicable" style:base-cell-address="'Yakindu SCT Testcase 03 - Simulation'.F18"/>
    </style:style>
    <style:style style:name="ce70" style:family="table-cell" style:parent-style-name="Default">
      <style:table-cell-properties fo:wrap-option="wrap" fo:border="0.06pt solid #000000" style:vertical-align="top"/>
      <style:text-properties style:font-name="Tahoma" fo:font-size="8pt" style:font-name-asian="Tahoma" style:font-size-asian="8pt" style:font-name-complex="Tahoma" style:font-size-complex="8pt"/>
    </style:style>
    <style:style style:name="ce71" style:family="table-cell" style:parent-style-name="Default" style:data-style-name="N99">
      <style:map style:condition="cell-content()=&quot;Complete&quot;" style:apply-style-name="Complete" style:base-cell-address="'Yakindu SCT Testcase 04 - Help Integration'.C1"/>
    </style:style>
    <style:style style:name="ce7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4 - Help Integration'.C2"/>
    </style:style>
    <style:style style:name="ce73" style:family="table-cell" style:parent-style-name="Default">
      <style:table-cell-properties fo:wrap-option="wrap" fo:border="none" style:vertical-align="top"/>
      <style:text-properties fo:color="#3c3c3c" style:font-name="Liberation Sans" fo:font-size="7pt" fo:language="zxx" fo:country="none" style:font-name-asian="Ubuntu" style:font-size-asian="7pt" style:language-asian="zxx" style:country-asian="none" style:font-name-complex="Ubuntu" style:font-size-complex="7pt" style:language-complex="zxx" style:country-complex="none"/>
    </style:style>
    <style:style style:name="ce74" style:family="table-cell" style:parent-style-name="Default">
      <style:table-cell-properties fo:wrap-option="wrap" fo:border="none" style:vertical-align="top"/>
      <style:text-properties fo:font-size="7pt" fo:font-weight="normal" style:font-size-asian="7pt" style:font-weight-asian="normal" style:font-size-complex="7pt" style:font-weight-complex="normal"/>
    </style:style>
    <style:style style:name="ce7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4 - Help Integration'.F16"/>
      <style:map style:condition="cell-content()=&quot;SUCCEDED&quot;" style:apply-style-name="SUCCEDED" style:base-cell-address="'Yakindu SCT Testcase 04 - Help Integration'.F16"/>
      <style:map style:condition="cell-content()=&quot;OPEN&quot;" style:apply-style-name="OPEN" style:base-cell-address="'Yakindu SCT Testcase 04 - Help Integration'.F16"/>
      <style:map style:condition="cell-content()=&quot;N/A&quot;" style:apply-style-name="Not_20_Applicable" style:base-cell-address="'Yakindu SCT Testcase 04 - Help Integration'.F16"/>
    </style:style>
    <style:style style:name="ce76" style:family="table-cell" style:parent-style-name="Default" style:data-style-name="N99">
      <style:map style:condition="cell-content()=&quot;Complete&quot;" style:apply-style-name="Complete" style:base-cell-address="'Yakindu SCT Testcase 05 - Validation'.C1"/>
    </style:style>
    <style:style style:name="ce77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5 - Validation'.C2"/>
    </style:style>
    <style:style style:name="ce7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6"/>
      <style:map style:condition="cell-content()=&quot;SUCCEDED&quot;" style:apply-style-name="SUCCEDED" style:base-cell-address="'Yakindu SCT Testcase 05 - Validation'.F16"/>
      <style:map style:condition="cell-content()=&quot;OPEN&quot;" style:apply-style-name="OPEN" style:base-cell-address="'Yakindu SCT Testcase 05 - Validation'.F16"/>
      <style:map style:condition="cell-content()=&quot;N/A&quot;" style:apply-style-name="Not_20_Applicable" style:base-cell-address="'Yakindu SCT Testcase 05 - Validation'.F16"/>
    </style:style>
    <style:style style:name="ce7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7"/>
      <style:map style:condition="cell-content()=&quot;SUCCEDED&quot;" style:apply-style-name="SUCCEDED" style:base-cell-address="'Yakindu SCT Testcase 05 - Validation'.F17"/>
      <style:map style:condition="cell-content()=&quot;OPEN&quot;" style:apply-style-name="OPEN" style:base-cell-address="'Yakindu SCT Testcase 05 - Validation'.F17"/>
      <style:map style:condition="cell-content()=&quot;N/A&quot;" style:apply-style-name="Not_20_Applicable" style:base-cell-address="'Yakindu SCT Testcase 05 - Validation'.F17"/>
    </style:style>
    <style:style style:name="ce8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8"/>
      <style:map style:condition="cell-content()=&quot;SUCCEDED&quot;" style:apply-style-name="SUCCEDED" style:base-cell-address="'Yakindu SCT Testcase 05 - Validation'.F18"/>
      <style:map style:condition="cell-content()=&quot;OPEN&quot;" style:apply-style-name="OPEN" style:base-cell-address="'Yakindu SCT Testcase 05 - Validation'.F18"/>
      <style:map style:condition="cell-content()=&quot;N/A&quot;" style:apply-style-name="Not_20_Applicable" style:base-cell-address="'Yakindu SCT Testcase 05 - Validation'.F18"/>
    </style:style>
    <style:style style:name="ce8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19"/>
      <style:map style:condition="cell-content()=&quot;SUCCEDED&quot;" style:apply-style-name="SUCCEDED" style:base-cell-address="'Yakindu SCT Testcase 05 - Validation'.F19"/>
      <style:map style:condition="cell-content()=&quot;OPEN&quot;" style:apply-style-name="OPEN" style:base-cell-address="'Yakindu SCT Testcase 05 - Validation'.F19"/>
      <style:map style:condition="cell-content()=&quot;N/A&quot;" style:apply-style-name="Not_20_Applicable" style:base-cell-address="'Yakindu SCT Testcase 05 - Validation'.F19"/>
    </style:style>
    <style:style style:name="ce8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0"/>
      <style:map style:condition="cell-content()=&quot;SUCCEDED&quot;" style:apply-style-name="SUCCEDED" style:base-cell-address="'Yakindu SCT Testcase 05 - Validation'.F20"/>
      <style:map style:condition="cell-content()=&quot;OPEN&quot;" style:apply-style-name="OPEN" style:base-cell-address="'Yakindu SCT Testcase 05 - Validation'.F20"/>
      <style:map style:condition="cell-content()=&quot;N/A&quot;" style:apply-style-name="Not_20_Applicable" style:base-cell-address="'Yakindu SCT Testcase 05 - Validation'.F20"/>
    </style:style>
    <style:style style:name="ce8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1"/>
      <style:map style:condition="cell-content()=&quot;SUCCEDED&quot;" style:apply-style-name="SUCCEDED" style:base-cell-address="'Yakindu SCT Testcase 05 - Validation'.F21"/>
      <style:map style:condition="cell-content()=&quot;OPEN&quot;" style:apply-style-name="OPEN" style:base-cell-address="'Yakindu SCT Testcase 05 - Validation'.F21"/>
      <style:map style:condition="cell-content()=&quot;N/A&quot;" style:apply-style-name="Not_20_Applicable" style:base-cell-address="'Yakindu SCT Testcase 05 - Validation'.F21"/>
    </style:style>
    <style:style style:name="ce8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2"/>
      <style:map style:condition="cell-content()=&quot;SUCCEDED&quot;" style:apply-style-name="SUCCEDED" style:base-cell-address="'Yakindu SCT Testcase 05 - Validation'.F22"/>
      <style:map style:condition="cell-content()=&quot;OPEN&quot;" style:apply-style-name="OPEN" style:base-cell-address="'Yakindu SCT Testcase 05 - Validation'.F22"/>
      <style:map style:condition="cell-content()=&quot;N/A&quot;" style:apply-style-name="Not_20_Applicable" style:base-cell-address="'Yakindu SCT Testcase 05 - Validation'.F22"/>
    </style:style>
    <style:style style:name="ce8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3"/>
      <style:map style:condition="cell-content()=&quot;SUCCEDED&quot;" style:apply-style-name="SUCCEDED" style:base-cell-address="'Yakindu SCT Testcase 05 - Validation'.F23"/>
      <style:map style:condition="cell-content()=&quot;OPEN&quot;" style:apply-style-name="OPEN" style:base-cell-address="'Yakindu SCT Testcase 05 - Validation'.F23"/>
      <style:map style:condition="cell-content()=&quot;N/A&quot;" style:apply-style-name="Not_20_Applicable" style:base-cell-address="'Yakindu SCT Testcase 05 - Validation'.F23"/>
    </style:style>
    <style:style style:name="ce8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4"/>
      <style:map style:condition="cell-content()=&quot;SUCCEDED&quot;" style:apply-style-name="SUCCEDED" style:base-cell-address="'Yakindu SCT Testcase 05 - Validation'.F24"/>
      <style:map style:condition="cell-content()=&quot;OPEN&quot;" style:apply-style-name="OPEN" style:base-cell-address="'Yakindu SCT Testcase 05 - Validation'.F24"/>
      <style:map style:condition="cell-content()=&quot;N/A&quot;" style:apply-style-name="Not_20_Applicable" style:base-cell-address="'Yakindu SCT Testcase 05 - Validation'.F24"/>
    </style:style>
    <style:style style:name="ce8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5 - Validation'.F25"/>
      <style:map style:condition="cell-content()=&quot;SUCCEDED&quot;" style:apply-style-name="SUCCEDED" style:base-cell-address="'Yakindu SCT Testcase 05 - Validation'.F25"/>
      <style:map style:condition="cell-content()=&quot;OPEN&quot;" style:apply-style-name="OPEN" style:base-cell-address="'Yakindu SCT Testcase 05 - Validation'.F25"/>
      <style:map style:condition="cell-content()=&quot;N/A&quot;" style:apply-style-name="Not_20_Applicable" style:base-cell-address="'Yakindu SCT Testcase 05 - Validation'.F25"/>
    </style:style>
    <style:style style:name="ce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9" style:family="table-cell" style:parent-style-name="Default" style:data-style-name="N99">
      <style:map style:condition="cell-content()=&quot;Complete&quot;" style:apply-style-name="Complete" style:base-cell-address="'Yakindu SCT Testcase 06 - Expression Language Proposals'.C1"/>
    </style:style>
    <style:style style:name="ce90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6 - Expression Language Proposals'.C2"/>
    </style:style>
    <style:style style:name="ce91" style:family="table-cell" style:parent-style-name="Default">
      <style:table-cell-properties fo:border="0.06pt solid #000000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2" style:family="table-cell" style:parent-style-name="Default">
      <style:table-cell-properties fo:wrap-option="wrap" fo:border="0.06pt solid #000000" style:vertical-align="top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" style:family="table-cell" style:parent-style-name="Default">
      <style:table-cell-properties fo:wrap-option="wrap" fo:border="0.06pt solid #000000" style:vertical-align="top"/>
      <style:text-properties style:font-name="Liberation Sans" fo:font-size="7pt" style:font-name-asian="WenQuanYi Zen Hei" style:font-size-asian="7pt" style:font-name-complex="Lohit Hindi" style:font-size-complex="7pt"/>
    </style:style>
    <style:style style:name="ce9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6"/>
      <style:map style:condition="cell-content()=&quot;SUCCEDED&quot;" style:apply-style-name="SUCCEDED" style:base-cell-address="'Yakindu SCT Testcase 06 - Expression Language Proposals'.F16"/>
      <style:map style:condition="cell-content()=&quot;OPEN&quot;" style:apply-style-name="OPEN" style:base-cell-address="'Yakindu SCT Testcase 06 - Expression Language Proposals'.F16"/>
      <style:map style:condition="cell-content()=&quot;N/A&quot;" style:apply-style-name="Not_20_Applicable" style:base-cell-address="'Yakindu SCT Testcase 06 - Expression Language Proposals'.F16"/>
    </style:style>
    <style:style style:name="ce9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7"/>
      <style:map style:condition="cell-content()=&quot;SUCCEDED&quot;" style:apply-style-name="SUCCEDED" style:base-cell-address="'Yakindu SCT Testcase 06 - Expression Language Proposals'.F17"/>
      <style:map style:condition="cell-content()=&quot;OPEN&quot;" style:apply-style-name="OPEN" style:base-cell-address="'Yakindu SCT Testcase 06 - Expression Language Proposals'.F17"/>
      <style:map style:condition="cell-content()=&quot;N/A&quot;" style:apply-style-name="Not_20_Applicable" style:base-cell-address="'Yakindu SCT Testcase 06 - Expression Language Proposals'.F17"/>
    </style:style>
    <style:style style:name="ce9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8"/>
      <style:map style:condition="cell-content()=&quot;SUCCEDED&quot;" style:apply-style-name="SUCCEDED" style:base-cell-address="'Yakindu SCT Testcase 06 - Expression Language Proposals'.F18"/>
      <style:map style:condition="cell-content()=&quot;OPEN&quot;" style:apply-style-name="OPEN" style:base-cell-address="'Yakindu SCT Testcase 06 - Expression Language Proposals'.F18"/>
      <style:map style:condition="cell-content()=&quot;N/A&quot;" style:apply-style-name="Not_20_Applicable" style:base-cell-address="'Yakindu SCT Testcase 06 - Expression Language Proposals'.F18"/>
    </style:style>
    <style:style style:name="ce9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19"/>
      <style:map style:condition="cell-content()=&quot;SUCCEDED&quot;" style:apply-style-name="SUCCEDED" style:base-cell-address="'Yakindu SCT Testcase 06 - Expression Language Proposals'.F19"/>
      <style:map style:condition="cell-content()=&quot;OPEN&quot;" style:apply-style-name="OPEN" style:base-cell-address="'Yakindu SCT Testcase 06 - Expression Language Proposals'.F19"/>
      <style:map style:condition="cell-content()=&quot;N/A&quot;" style:apply-style-name="Not_20_Applicable" style:base-cell-address="'Yakindu SCT Testcase 06 - Expression Language Proposals'.F19"/>
    </style:style>
    <style:style style:name="ce9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6 - Expression Language Proposals'.F20"/>
      <style:map style:condition="cell-content()=&quot;SUCCEDED&quot;" style:apply-style-name="SUCCEDED" style:base-cell-address="'Yakindu SCT Testcase 06 - Expression Language Proposals'.F20"/>
      <style:map style:condition="cell-content()=&quot;OPEN&quot;" style:apply-style-name="OPEN" style:base-cell-address="'Yakindu SCT Testcase 06 - Expression Language Proposals'.F20"/>
      <style:map style:condition="cell-content()=&quot;N/A&quot;" style:apply-style-name="Not_20_Applicable" style:base-cell-address="'Yakindu SCT Testcase 06 - Expression Language Proposals'.F20"/>
    </style:style>
    <style:style style:name="ce99" style:family="table-cell" style:parent-style-name="Default">
      <style:text-properties fo:font-size="7pt" style:font-size-asian="7pt" style:font-size-complex="7pt"/>
    </style:style>
    <style:style style:name="ce10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1" style:family="table-cell" style:parent-style-name="Default" style:data-style-name="N99">
      <style:map style:condition="cell-content()=&quot;Complete&quot;" style:apply-style-name="Complete" style:base-cell-address="'Yakindu SCT Testcase 07 - Custom Generators'.C1"/>
    </style:style>
    <style:style style:name="ce102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7 - Custom Generators'.C2"/>
    </style:style>
    <style:style style:name="ce10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6"/>
      <style:map style:condition="cell-content()=&quot;SUCCEDED&quot;" style:apply-style-name="SUCCEDED" style:base-cell-address="'Yakindu SCT Testcase 07 - Custom Generators'.F16"/>
      <style:map style:condition="cell-content()=&quot;OPEN&quot;" style:apply-style-name="OPEN" style:base-cell-address="'Yakindu SCT Testcase 07 - Custom Generators'.F16"/>
      <style:map style:condition="cell-content()=&quot;N/A&quot;" style:apply-style-name="Not_20_Applicable" style:base-cell-address="'Yakindu SCT Testcase 07 - Custom Generators'.F16"/>
    </style:style>
    <style:style style:name="ce10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7 - Custom Generators'.F17"/>
      <style:map style:condition="cell-content()=&quot;SUCCEDED&quot;" style:apply-style-name="SUCCEDED" style:base-cell-address="'Yakindu SCT Testcase 07 - Custom Generators'.F17"/>
      <style:map style:condition="cell-content()=&quot;OPEN&quot;" style:apply-style-name="OPEN" style:base-cell-address="'Yakindu SCT Testcase 07 - Custom Generators'.F17"/>
      <style:map style:condition="cell-content()=&quot;N/A&quot;" style:apply-style-name="Not_20_Applicable" style:base-cell-address="'Yakindu SCT Testcase 07 - Custom Generators'.F17"/>
    </style:style>
    <style:style style:name="ce105" style:family="table-cell" style:parent-style-name="Default" style:data-style-name="N99">
      <style:map style:condition="cell-content()=&quot;Complete&quot;" style:apply-style-name="Complete" style:base-cell-address="'Yakindu SCT Testcase 08 - Genmodel'.C1"/>
    </style:style>
    <style:style style:name="ce10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8 - Genmodel'.C2"/>
    </style:style>
    <style:style style:name="ce107" style:family="table-cell" style:parent-style-name="Default">
      <style:table-cell-properties fo:wrap-option="wrap" fo:border="0.06pt solid #000000" style:vertical-align="top"/>
      <style:text-properties style:font-name="Liberation Sans" fo:font-size="7pt" fo:font-style="normal" fo:font-weight="normal" style:font-name-asian="WenQuanYi Zen Hei" style:font-size-asian="7pt" style:font-style-asian="normal" style:font-weight-asian="normal" style:font-name-complex="Lohit Hindi" style:font-size-complex="7pt" style:font-style-complex="normal" style:font-weight-complex="normal"/>
    </style:style>
    <style:style style:name="ce10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6"/>
      <style:map style:condition="cell-content()=&quot;SUCCEDED&quot;" style:apply-style-name="SUCCEDED" style:base-cell-address="'Yakindu SCT Testcase 08 - Genmodel'.F16"/>
      <style:map style:condition="cell-content()=&quot;OPEN&quot;" style:apply-style-name="OPEN" style:base-cell-address="'Yakindu SCT Testcase 08 - Genmodel'.F16"/>
      <style:map style:condition="cell-content()=&quot;N/A&quot;" style:apply-style-name="Not_20_Applicable" style:base-cell-address="'Yakindu SCT Testcase 08 - Genmodel'.F16"/>
    </style:style>
    <style:style style:name="ce10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7"/>
      <style:map style:condition="cell-content()=&quot;SUCCEDED&quot;" style:apply-style-name="SUCCEDED" style:base-cell-address="'Yakindu SCT Testcase 08 - Genmodel'.F17"/>
      <style:map style:condition="cell-content()=&quot;OPEN&quot;" style:apply-style-name="OPEN" style:base-cell-address="'Yakindu SCT Testcase 08 - Genmodel'.F17"/>
      <style:map style:condition="cell-content()=&quot;N/A&quot;" style:apply-style-name="Not_20_Applicable" style:base-cell-address="'Yakindu SCT Testcase 08 - Genmodel'.F17"/>
    </style:style>
    <style:style style:name="ce11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8"/>
      <style:map style:condition="cell-content()=&quot;SUCCEDED&quot;" style:apply-style-name="SUCCEDED" style:base-cell-address="'Yakindu SCT Testcase 08 - Genmodel'.F18"/>
      <style:map style:condition="cell-content()=&quot;OPEN&quot;" style:apply-style-name="OPEN" style:base-cell-address="'Yakindu SCT Testcase 08 - Genmodel'.F18"/>
      <style:map style:condition="cell-content()=&quot;N/A&quot;" style:apply-style-name="Not_20_Applicable" style:base-cell-address="'Yakindu SCT Testcase 08 - Genmodel'.F18"/>
    </style:style>
    <style:style style:name="ce11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19"/>
      <style:map style:condition="cell-content()=&quot;SUCCEDED&quot;" style:apply-style-name="SUCCEDED" style:base-cell-address="'Yakindu SCT Testcase 08 - Genmodel'.F19"/>
      <style:map style:condition="cell-content()=&quot;OPEN&quot;" style:apply-style-name="OPEN" style:base-cell-address="'Yakindu SCT Testcase 08 - Genmodel'.F19"/>
      <style:map style:condition="cell-content()=&quot;N/A&quot;" style:apply-style-name="Not_20_Applicable" style:base-cell-address="'Yakindu SCT Testcase 08 - Genmodel'.F19"/>
    </style:style>
    <style:style style:name="ce11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0"/>
      <style:map style:condition="cell-content()=&quot;SUCCEDED&quot;" style:apply-style-name="SUCCEDED" style:base-cell-address="'Yakindu SCT Testcase 08 - Genmodel'.F20"/>
      <style:map style:condition="cell-content()=&quot;OPEN&quot;" style:apply-style-name="OPEN" style:base-cell-address="'Yakindu SCT Testcase 08 - Genmodel'.F20"/>
      <style:map style:condition="cell-content()=&quot;N/A&quot;" style:apply-style-name="Not_20_Applicable" style:base-cell-address="'Yakindu SCT Testcase 08 - Genmodel'.F20"/>
    </style:style>
    <style:style style:name="ce11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1"/>
      <style:map style:condition="cell-content()=&quot;SUCCEDED&quot;" style:apply-style-name="SUCCEDED" style:base-cell-address="'Yakindu SCT Testcase 08 - Genmodel'.F21"/>
      <style:map style:condition="cell-content()=&quot;OPEN&quot;" style:apply-style-name="OPEN" style:base-cell-address="'Yakindu SCT Testcase 08 - Genmodel'.F21"/>
      <style:map style:condition="cell-content()=&quot;N/A&quot;" style:apply-style-name="Not_20_Applicable" style:base-cell-address="'Yakindu SCT Testcase 08 - Genmodel'.F21"/>
    </style:style>
    <style:style style:name="ce11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2"/>
      <style:map style:condition="cell-content()=&quot;SUCCEDED&quot;" style:apply-style-name="SUCCEDED" style:base-cell-address="'Yakindu SCT Testcase 08 - Genmodel'.F22"/>
      <style:map style:condition="cell-content()=&quot;OPEN&quot;" style:apply-style-name="OPEN" style:base-cell-address="'Yakindu SCT Testcase 08 - Genmodel'.F22"/>
      <style:map style:condition="cell-content()=&quot;N/A&quot;" style:apply-style-name="Not_20_Applicable" style:base-cell-address="'Yakindu SCT Testcase 08 - Genmodel'.F22"/>
    </style:style>
    <style:style style:name="ce11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3"/>
      <style:map style:condition="cell-content()=&quot;SUCCEDED&quot;" style:apply-style-name="SUCCEDED" style:base-cell-address="'Yakindu SCT Testcase 08 - Genmodel'.F23"/>
      <style:map style:condition="cell-content()=&quot;OPEN&quot;" style:apply-style-name="OPEN" style:base-cell-address="'Yakindu SCT Testcase 08 - Genmodel'.F23"/>
      <style:map style:condition="cell-content()=&quot;N/A&quot;" style:apply-style-name="Not_20_Applicable" style:base-cell-address="'Yakindu SCT Testcase 08 - Genmodel'.F23"/>
    </style:style>
    <style:style style:name="ce11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4"/>
      <style:map style:condition="cell-content()=&quot;SUCCEDED&quot;" style:apply-style-name="SUCCEDED" style:base-cell-address="'Yakindu SCT Testcase 08 - Genmodel'.F24"/>
      <style:map style:condition="cell-content()=&quot;OPEN&quot;" style:apply-style-name="OPEN" style:base-cell-address="'Yakindu SCT Testcase 08 - Genmodel'.F24"/>
      <style:map style:condition="cell-content()=&quot;N/A&quot;" style:apply-style-name="Not_20_Applicable" style:base-cell-address="'Yakindu SCT Testcase 08 - Genmodel'.F24"/>
    </style:style>
    <style:style style:name="ce11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5"/>
      <style:map style:condition="cell-content()=&quot;SUCCEDED&quot;" style:apply-style-name="SUCCEDED" style:base-cell-address="'Yakindu SCT Testcase 08 - Genmodel'.F25"/>
      <style:map style:condition="cell-content()=&quot;OPEN&quot;" style:apply-style-name="OPEN" style:base-cell-address="'Yakindu SCT Testcase 08 - Genmodel'.F25"/>
      <style:map style:condition="cell-content()=&quot;N/A&quot;" style:apply-style-name="Not_20_Applicable" style:base-cell-address="'Yakindu SCT Testcase 08 - Genmodel'.F25"/>
    </style:style>
    <style:style style:name="ce11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6"/>
      <style:map style:condition="cell-content()=&quot;SUCCEDED&quot;" style:apply-style-name="SUCCEDED" style:base-cell-address="'Yakindu SCT Testcase 08 - Genmodel'.F26"/>
      <style:map style:condition="cell-content()=&quot;OPEN&quot;" style:apply-style-name="OPEN" style:base-cell-address="'Yakindu SCT Testcase 08 - Genmodel'.F26"/>
      <style:map style:condition="cell-content()=&quot;N/A&quot;" style:apply-style-name="Not_20_Applicable" style:base-cell-address="'Yakindu SCT Testcase 08 - Genmodel'.F26"/>
    </style:style>
    <style:style style:name="ce11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7"/>
      <style:map style:condition="cell-content()=&quot;SUCCEDED&quot;" style:apply-style-name="SUCCEDED" style:base-cell-address="'Yakindu SCT Testcase 08 - Genmodel'.F27"/>
      <style:map style:condition="cell-content()=&quot;OPEN&quot;" style:apply-style-name="OPEN" style:base-cell-address="'Yakindu SCT Testcase 08 - Genmodel'.F27"/>
      <style:map style:condition="cell-content()=&quot;N/A&quot;" style:apply-style-name="Not_20_Applicable" style:base-cell-address="'Yakindu SCT Testcase 08 - Genmodel'.F27"/>
    </style:style>
    <style:style style:name="ce12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8"/>
      <style:map style:condition="cell-content()=&quot;SUCCEDED&quot;" style:apply-style-name="SUCCEDED" style:base-cell-address="'Yakindu SCT Testcase 08 - Genmodel'.F28"/>
      <style:map style:condition="cell-content()=&quot;OPEN&quot;" style:apply-style-name="OPEN" style:base-cell-address="'Yakindu SCT Testcase 08 - Genmodel'.F28"/>
      <style:map style:condition="cell-content()=&quot;N/A&quot;" style:apply-style-name="Not_20_Applicable" style:base-cell-address="'Yakindu SCT Testcase 08 - Genmodel'.F28"/>
    </style:style>
    <style:style style:name="ce12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29"/>
      <style:map style:condition="cell-content()=&quot;SUCCEDED&quot;" style:apply-style-name="SUCCEDED" style:base-cell-address="'Yakindu SCT Testcase 08 - Genmodel'.F29"/>
      <style:map style:condition="cell-content()=&quot;OPEN&quot;" style:apply-style-name="OPEN" style:base-cell-address="'Yakindu SCT Testcase 08 - Genmodel'.F29"/>
      <style:map style:condition="cell-content()=&quot;N/A&quot;" style:apply-style-name="Not_20_Applicable" style:base-cell-address="'Yakindu SCT Testcase 08 - Genmodel'.F29"/>
    </style:style>
    <style:style style:name="ce12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0"/>
      <style:map style:condition="cell-content()=&quot;SUCCEDED&quot;" style:apply-style-name="SUCCEDED" style:base-cell-address="'Yakindu SCT Testcase 08 - Genmodel'.F30"/>
      <style:map style:condition="cell-content()=&quot;OPEN&quot;" style:apply-style-name="OPEN" style:base-cell-address="'Yakindu SCT Testcase 08 - Genmodel'.F30"/>
      <style:map style:condition="cell-content()=&quot;N/A&quot;" style:apply-style-name="Not_20_Applicable" style:base-cell-address="'Yakindu SCT Testcase 08 - Genmodel'.F30"/>
    </style:style>
    <style:style style:name="ce12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1"/>
      <style:map style:condition="cell-content()=&quot;SUCCEDED&quot;" style:apply-style-name="SUCCEDED" style:base-cell-address="'Yakindu SCT Testcase 08 - Genmodel'.F31"/>
      <style:map style:condition="cell-content()=&quot;OPEN&quot;" style:apply-style-name="OPEN" style:base-cell-address="'Yakindu SCT Testcase 08 - Genmodel'.F31"/>
      <style:map style:condition="cell-content()=&quot;N/A&quot;" style:apply-style-name="Not_20_Applicable" style:base-cell-address="'Yakindu SCT Testcase 08 - Genmodel'.F31"/>
    </style:style>
    <style:style style:name="ce12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8 - Genmodel'.F32"/>
      <style:map style:condition="cell-content()=&quot;SUCCEDED&quot;" style:apply-style-name="SUCCEDED" style:base-cell-address="'Yakindu SCT Testcase 08 - Genmodel'.F32"/>
      <style:map style:condition="cell-content()=&quot;OPEN&quot;" style:apply-style-name="OPEN" style:base-cell-address="'Yakindu SCT Testcase 08 - Genmodel'.F32"/>
      <style:map style:condition="cell-content()=&quot;N/A&quot;" style:apply-style-name="Not_20_Applicable" style:base-cell-address="'Yakindu SCT Testcase 08 - Genmodel'.F32"/>
    </style:style>
    <style:style style:name="ce125" style:family="table-cell" style:parent-style-name="Default" style:data-style-name="N99">
      <style:map style:condition="cell-content()=&quot;Complete&quot;" style:apply-style-name="Complete" style:base-cell-address="'Yakindu SCT Testcase 09 - Templateproposals'.C1"/>
    </style:style>
    <style:style style:name="ce126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09 - Templateproposals'.C2"/>
    </style:style>
    <style:style style:name="ce12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6"/>
      <style:map style:condition="cell-content()=&quot;SUCCEDED&quot;" style:apply-style-name="SUCCEDED" style:base-cell-address="'Yakindu SCT Testcase 09 - Templateproposals'.F16"/>
      <style:map style:condition="cell-content()=&quot;OPEN&quot;" style:apply-style-name="OPEN" style:base-cell-address="'Yakindu SCT Testcase 09 - Templateproposals'.F16"/>
      <style:map style:condition="cell-content()=&quot;N/A&quot;" style:apply-style-name="Not_20_Applicable" style:base-cell-address="'Yakindu SCT Testcase 09 - Templateproposals'.F16"/>
    </style:style>
    <style:style style:name="ce12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7"/>
      <style:map style:condition="cell-content()=&quot;SUCCEDED&quot;" style:apply-style-name="SUCCEDED" style:base-cell-address="'Yakindu SCT Testcase 09 - Templateproposals'.F17"/>
      <style:map style:condition="cell-content()=&quot;OPEN&quot;" style:apply-style-name="OPEN" style:base-cell-address="'Yakindu SCT Testcase 09 - Templateproposals'.F17"/>
      <style:map style:condition="cell-content()=&quot;N/A&quot;" style:apply-style-name="Not_20_Applicable" style:base-cell-address="'Yakindu SCT Testcase 09 - Templateproposals'.F17"/>
    </style:style>
    <style:style style:name="ce12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8"/>
      <style:map style:condition="cell-content()=&quot;SUCCEDED&quot;" style:apply-style-name="SUCCEDED" style:base-cell-address="'Yakindu SCT Testcase 09 - Templateproposals'.F18"/>
      <style:map style:condition="cell-content()=&quot;OPEN&quot;" style:apply-style-name="OPEN" style:base-cell-address="'Yakindu SCT Testcase 09 - Templateproposals'.F18"/>
      <style:map style:condition="cell-content()=&quot;N/A&quot;" style:apply-style-name="Not_20_Applicable" style:base-cell-address="'Yakindu SCT Testcase 09 - Templateproposals'.F18"/>
    </style:style>
    <style:style style:name="ce13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19"/>
      <style:map style:condition="cell-content()=&quot;SUCCEDED&quot;" style:apply-style-name="SUCCEDED" style:base-cell-address="'Yakindu SCT Testcase 09 - Templateproposals'.F19"/>
      <style:map style:condition="cell-content()=&quot;OPEN&quot;" style:apply-style-name="OPEN" style:base-cell-address="'Yakindu SCT Testcase 09 - Templateproposals'.F19"/>
      <style:map style:condition="cell-content()=&quot;N/A&quot;" style:apply-style-name="Not_20_Applicable" style:base-cell-address="'Yakindu SCT Testcase 09 - Templateproposals'.F19"/>
    </style:style>
    <style:style style:name="ce131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0"/>
      <style:map style:condition="cell-content()=&quot;SUCCEDED&quot;" style:apply-style-name="SUCCEDED" style:base-cell-address="'Yakindu SCT Testcase 09 - Templateproposals'.F20"/>
      <style:map style:condition="cell-content()=&quot;OPEN&quot;" style:apply-style-name="OPEN" style:base-cell-address="'Yakindu SCT Testcase 09 - Templateproposals'.F20"/>
      <style:map style:condition="cell-content()=&quot;N/A&quot;" style:apply-style-name="Not_20_Applicable" style:base-cell-address="'Yakindu SCT Testcase 09 - Templateproposals'.F20"/>
    </style:style>
    <style:style style:name="ce132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1"/>
      <style:map style:condition="cell-content()=&quot;SUCCEDED&quot;" style:apply-style-name="SUCCEDED" style:base-cell-address="'Yakindu SCT Testcase 09 - Templateproposals'.F21"/>
      <style:map style:condition="cell-content()=&quot;OPEN&quot;" style:apply-style-name="OPEN" style:base-cell-address="'Yakindu SCT Testcase 09 - Templateproposals'.F21"/>
      <style:map style:condition="cell-content()=&quot;N/A&quot;" style:apply-style-name="Not_20_Applicable" style:base-cell-address="'Yakindu SCT Testcase 09 - Templateproposals'.F21"/>
    </style:style>
    <style:style style:name="ce133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2"/>
      <style:map style:condition="cell-content()=&quot;SUCCEDED&quot;" style:apply-style-name="SUCCEDED" style:base-cell-address="'Yakindu SCT Testcase 09 - Templateproposals'.F22"/>
      <style:map style:condition="cell-content()=&quot;OPEN&quot;" style:apply-style-name="OPEN" style:base-cell-address="'Yakindu SCT Testcase 09 - Templateproposals'.F22"/>
      <style:map style:condition="cell-content()=&quot;N/A&quot;" style:apply-style-name="Not_20_Applicable" style:base-cell-address="'Yakindu SCT Testcase 09 - Templateproposals'.F22"/>
    </style:style>
    <style:style style:name="ce13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3"/>
      <style:map style:condition="cell-content()=&quot;SUCCEDED&quot;" style:apply-style-name="SUCCEDED" style:base-cell-address="'Yakindu SCT Testcase 09 - Templateproposals'.F23"/>
      <style:map style:condition="cell-content()=&quot;OPEN&quot;" style:apply-style-name="OPEN" style:base-cell-address="'Yakindu SCT Testcase 09 - Templateproposals'.F23"/>
      <style:map style:condition="cell-content()=&quot;N/A&quot;" style:apply-style-name="Not_20_Applicable" style:base-cell-address="'Yakindu SCT Testcase 09 - Templateproposals'.F23"/>
    </style:style>
    <style:style style:name="ce13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4"/>
      <style:map style:condition="cell-content()=&quot;SUCCEDED&quot;" style:apply-style-name="SUCCEDED" style:base-cell-address="'Yakindu SCT Testcase 09 - Templateproposals'.F24"/>
      <style:map style:condition="cell-content()=&quot;OPEN&quot;" style:apply-style-name="OPEN" style:base-cell-address="'Yakindu SCT Testcase 09 - Templateproposals'.F24"/>
      <style:map style:condition="cell-content()=&quot;N/A&quot;" style:apply-style-name="Not_20_Applicable" style:base-cell-address="'Yakindu SCT Testcase 09 - Templateproposals'.F24"/>
    </style:style>
    <style:style style:name="ce13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5"/>
      <style:map style:condition="cell-content()=&quot;SUCCEDED&quot;" style:apply-style-name="SUCCEDED" style:base-cell-address="'Yakindu SCT Testcase 09 - Templateproposals'.F25"/>
      <style:map style:condition="cell-content()=&quot;OPEN&quot;" style:apply-style-name="OPEN" style:base-cell-address="'Yakindu SCT Testcase 09 - Templateproposals'.F25"/>
      <style:map style:condition="cell-content()=&quot;N/A&quot;" style:apply-style-name="Not_20_Applicable" style:base-cell-address="'Yakindu SCT Testcase 09 - Templateproposals'.F25"/>
    </style:style>
    <style:style style:name="ce13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09 - Templateproposals'.F26"/>
      <style:map style:condition="cell-content()=&quot;SUCCEDED&quot;" style:apply-style-name="SUCCEDED" style:base-cell-address="'Yakindu SCT Testcase 09 - Templateproposals'.F26"/>
      <style:map style:condition="cell-content()=&quot;OPEN&quot;" style:apply-style-name="OPEN" style:base-cell-address="'Yakindu SCT Testcase 09 - Templateproposals'.F26"/>
      <style:map style:condition="cell-content()=&quot;N/A&quot;" style:apply-style-name="Not_20_Applicable" style:base-cell-address="'Yakindu SCT Testcase 09 - Templateproposals'.F26"/>
    </style:style>
    <style:style style:name="ce138" style:family="table-cell" style:parent-style-name="Default" style:data-style-name="N99">
      <style:map style:condition="cell-content()=&quot;Complete&quot;" style:apply-style-name="Complete" style:base-cell-address="'Yakindu SCT Testcase 10 - ExampleFiles'.C1"/>
    </style:style>
    <style:style style:name="ce139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0 - ExampleFiles'.C2"/>
    </style:style>
    <style:style style:name="ce14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0 - ExampleFiles'.F16"/>
      <style:map style:condition="cell-content()=&quot;SUCCEDED&quot;" style:apply-style-name="SUCCEDED" style:base-cell-address="'Yakindu SCT Testcase 10 - ExampleFiles'.F16"/>
      <style:map style:condition="cell-content()=&quot;OPEN&quot;" style:apply-style-name="OPEN" style:base-cell-address="'Yakindu SCT Testcase 10 - ExampleFiles'.F16"/>
      <style:map style:condition="cell-content()=&quot;N/A&quot;" style:apply-style-name="Not_20_Applicable" style:base-cell-address="'Yakindu SCT Testcase 10 - ExampleFiles'.F16"/>
    </style:style>
    <style:style style:name="ce141" style:family="table-cell" style:parent-style-name="Default">
      <style:table-cell-properties fo:border="0.06pt solid #000000"/>
      <style:text-properties fo:font-size="7pt" style:font-size-asian="7pt" style:font-size-complex="7pt"/>
    </style:style>
    <style:style style:name="ce142" style:family="table-cell" style:parent-style-name="Default" style:data-style-name="N99">
      <style:map style:condition="cell-content()=&quot;Complete&quot;" style:apply-style-name="Complete" style:base-cell-address="'Yakindu SCT Testcase 11 - Operations'.C1"/>
    </style:style>
    <style:style style:name="ce14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1 - Operations'.C2"/>
    </style:style>
    <style:style style:name="ce14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6"/>
      <style:map style:condition="cell-content()=&quot;SUCCEDED&quot;" style:apply-style-name="SUCCEDED" style:base-cell-address="'Yakindu SCT Testcase 11 - Operations'.F16"/>
      <style:map style:condition="cell-content()=&quot;OPEN&quot;" style:apply-style-name="OPEN" style:base-cell-address="'Yakindu SCT Testcase 11 - Operations'.F16"/>
      <style:map style:condition="cell-content()=&quot;N/A&quot;" style:apply-style-name="Not_20_Applicable" style:base-cell-address="'Yakindu SCT Testcase 11 - Operations'.F16"/>
    </style:style>
    <style:style style:name="ce14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7"/>
      <style:map style:condition="cell-content()=&quot;SUCCEDED&quot;" style:apply-style-name="SUCCEDED" style:base-cell-address="'Yakindu SCT Testcase 11 - Operations'.F17"/>
      <style:map style:condition="cell-content()=&quot;OPEN&quot;" style:apply-style-name="OPEN" style:base-cell-address="'Yakindu SCT Testcase 11 - Operations'.F17"/>
      <style:map style:condition="cell-content()=&quot;N/A&quot;" style:apply-style-name="Not_20_Applicable" style:base-cell-address="'Yakindu SCT Testcase 11 - Operations'.F17"/>
    </style:style>
    <style:style style:name="ce14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8"/>
      <style:map style:condition="cell-content()=&quot;SUCCEDED&quot;" style:apply-style-name="SUCCEDED" style:base-cell-address="'Yakindu SCT Testcase 11 - Operations'.F18"/>
      <style:map style:condition="cell-content()=&quot;OPEN&quot;" style:apply-style-name="OPEN" style:base-cell-address="'Yakindu SCT Testcase 11 - Operations'.F18"/>
      <style:map style:condition="cell-content()=&quot;N/A&quot;" style:apply-style-name="Not_20_Applicable" style:base-cell-address="'Yakindu SCT Testcase 11 - Operations'.F18"/>
    </style:style>
    <style:style style:name="ce14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19"/>
      <style:map style:condition="cell-content()=&quot;SUCCEDED&quot;" style:apply-style-name="SUCCEDED" style:base-cell-address="'Yakindu SCT Testcase 11 - Operations'.F19"/>
      <style:map style:condition="cell-content()=&quot;OPEN&quot;" style:apply-style-name="OPEN" style:base-cell-address="'Yakindu SCT Testcase 11 - Operations'.F19"/>
      <style:map style:condition="cell-content()=&quot;N/A&quot;" style:apply-style-name="Not_20_Applicable" style:base-cell-address="'Yakindu SCT Testcase 11 - Operations'.F19"/>
    </style:style>
    <style:style style:name="ce14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0"/>
      <style:map style:condition="cell-content()=&quot;SUCCEDED&quot;" style:apply-style-name="SUCCEDED" style:base-cell-address="'Yakindu SCT Testcase 11 - Operations'.F20"/>
      <style:map style:condition="cell-content()=&quot;OPEN&quot;" style:apply-style-name="OPEN" style:base-cell-address="'Yakindu SCT Testcase 11 - Operations'.F20"/>
      <style:map style:condition="cell-content()=&quot;N/A&quot;" style:apply-style-name="Not_20_Applicable" style:base-cell-address="'Yakindu SCT Testcase 11 - Operations'.F20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1"/>
      <style:map style:condition="cell-content()=&quot;SUCCEDED&quot;" style:apply-style-name="SUCCEDED" style:base-cell-address="'Yakindu SCT Testcase 11 - Operations'.F21"/>
      <style:map style:condition="cell-content()=&quot;OPEN&quot;" style:apply-style-name="OPEN" style:base-cell-address="'Yakindu SCT Testcase 11 - Operations'.F21"/>
      <style:map style:condition="cell-content()=&quot;N/A&quot;" style:apply-style-name="Not_20_Applicable" style:base-cell-address="'Yakindu SCT Testcase 11 - Operations'.F21"/>
    </style:style>
    <style:style style:name="ce15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1 - Operations'.F22"/>
      <style:map style:condition="cell-content()=&quot;SUCCEDED&quot;" style:apply-style-name="SUCCEDED" style:base-cell-address="'Yakindu SCT Testcase 11 - Operations'.F22"/>
      <style:map style:condition="cell-content()=&quot;OPEN&quot;" style:apply-style-name="OPEN" style:base-cell-address="'Yakindu SCT Testcase 11 - Operations'.F22"/>
      <style:map style:condition="cell-content()=&quot;N/A&quot;" style:apply-style-name="Not_20_Applicable" style:base-cell-address="'Yakindu SCT Testcase 11 - Operations'.F22"/>
    </style:style>
    <style:style style:name="ce151" style:family="table-cell" style:parent-style-name="Default">
      <style:table-cell-properties fo:border="0.06pt solid #000000"/>
    </style:style>
    <style:style style:name="ce152" style:family="table-cell" style:parent-style-name="Default" style:data-style-name="N99">
      <style:map style:condition="cell-content()=&quot;Complete&quot;" style:apply-style-name="Complete" style:base-cell-address="'Yakindu SCT Testcase 12 - Refactoring'.C1"/>
    </style:style>
    <style:style style:name="ce15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2 - Refactoring'.C2"/>
    </style:style>
    <style:style style:name="ce15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6"/>
      <style:map style:condition="cell-content()=&quot;SUCCEDED&quot;" style:apply-style-name="SUCCEDED" style:base-cell-address="'Yakindu SCT Testcase 12 - Refactoring'.F16"/>
      <style:map style:condition="cell-content()=&quot;OPEN&quot;" style:apply-style-name="OPEN" style:base-cell-address="'Yakindu SCT Testcase 12 - Refactoring'.F16"/>
      <style:map style:condition="cell-content()=&quot;N/A&quot;" style:apply-style-name="Not_20_Applicable" style:base-cell-address="'Yakindu SCT Testcase 12 - Refactoring'.F16"/>
    </style:style>
    <style:style style:name="ce15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7"/>
      <style:map style:condition="cell-content()=&quot;SUCCEDED&quot;" style:apply-style-name="SUCCEDED" style:base-cell-address="'Yakindu SCT Testcase 12 - Refactoring'.F17"/>
      <style:map style:condition="cell-content()=&quot;OPEN&quot;" style:apply-style-name="OPEN" style:base-cell-address="'Yakindu SCT Testcase 12 - Refactoring'.F17"/>
      <style:map style:condition="cell-content()=&quot;N/A&quot;" style:apply-style-name="Not_20_Applicable" style:base-cell-address="'Yakindu SCT Testcase 12 - Refactoring'.F17"/>
    </style:style>
    <style:style style:name="ce15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8"/>
      <style:map style:condition="cell-content()=&quot;SUCCEDED&quot;" style:apply-style-name="SUCCEDED" style:base-cell-address="'Yakindu SCT Testcase 12 - Refactoring'.F18"/>
      <style:map style:condition="cell-content()=&quot;OPEN&quot;" style:apply-style-name="OPEN" style:base-cell-address="'Yakindu SCT Testcase 12 - Refactoring'.F18"/>
      <style:map style:condition="cell-content()=&quot;N/A&quot;" style:apply-style-name="Not_20_Applicable" style:base-cell-address="'Yakindu SCT Testcase 12 - Refactoring'.F18"/>
    </style:style>
    <style:style style:name="ce15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19"/>
      <style:map style:condition="cell-content()=&quot;SUCCEDED&quot;" style:apply-style-name="SUCCEDED" style:base-cell-address="'Yakindu SCT Testcase 12 - Refactoring'.F19"/>
      <style:map style:condition="cell-content()=&quot;OPEN&quot;" style:apply-style-name="OPEN" style:base-cell-address="'Yakindu SCT Testcase 12 - Refactoring'.F19"/>
      <style:map style:condition="cell-content()=&quot;N/A&quot;" style:apply-style-name="Not_20_Applicable" style:base-cell-address="'Yakindu SCT Testcase 12 - Refactoring'.F19"/>
    </style:style>
    <style:style style:name="ce15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0"/>
      <style:map style:condition="cell-content()=&quot;SUCCEDED&quot;" style:apply-style-name="SUCCEDED" style:base-cell-address="'Yakindu SCT Testcase 12 - Refactoring'.F20"/>
      <style:map style:condition="cell-content()=&quot;OPEN&quot;" style:apply-style-name="OPEN" style:base-cell-address="'Yakindu SCT Testcase 12 - Refactoring'.F20"/>
      <style:map style:condition="cell-content()=&quot;N/A&quot;" style:apply-style-name="Not_20_Applicable" style:base-cell-address="'Yakindu SCT Testcase 12 - Refactoring'.F20"/>
    </style:style>
    <style:style style:name="ce15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1"/>
      <style:map style:condition="cell-content()=&quot;SUCCEDED&quot;" style:apply-style-name="SUCCEDED" style:base-cell-address="'Yakindu SCT Testcase 12 - Refactoring'.F21"/>
      <style:map style:condition="cell-content()=&quot;OPEN&quot;" style:apply-style-name="OPEN" style:base-cell-address="'Yakindu SCT Testcase 12 - Refactoring'.F21"/>
      <style:map style:condition="cell-content()=&quot;N/A&quot;" style:apply-style-name="Not_20_Applicable" style:base-cell-address="'Yakindu SCT Testcase 12 - Refactoring'.F21"/>
    </style:style>
    <style:style style:name="ce160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2 - Refactoring'.F22"/>
      <style:map style:condition="cell-content()=&quot;SUCCEDED&quot;" style:apply-style-name="SUCCEDED" style:base-cell-address="'Yakindu SCT Testcase 12 - Refactoring'.F22"/>
      <style:map style:condition="cell-content()=&quot;OPEN&quot;" style:apply-style-name="OPEN" style:base-cell-address="'Yakindu SCT Testcase 12 - Refactoring'.F22"/>
      <style:map style:condition="cell-content()=&quot;N/A&quot;" style:apply-style-name="Not_20_Applicable" style:base-cell-address="'Yakindu SCT Testcase 12 - Refactoring'.F22"/>
    </style:style>
    <style:style style:name="ce16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62" style:family="table-cell" style:parent-style-name="Default" style:data-style-name="N99">
      <style:map style:condition="cell-content()=&quot;Complete&quot;" style:apply-style-name="Complete" style:base-cell-address="'Yakindu SCT Testcase 13 - State Templates'.C1"/>
    </style:style>
    <style:style style:name="ce163" style:family="table-cell" style:parent-style-name="Default">
      <style:table-cell-properties style:text-align-source="fix" style:repeat-content="false"/>
      <style:paragraph-properties fo:text-align="start" fo:margin-left="0mm"/>
      <style:map style:condition="cell-content()&gt;0" style:apply-style-name="ERRORS" style:base-cell-address="'Yakindu SCT Testcase 13 - State Templates'.C2"/>
    </style:style>
    <style:style style:name="ce164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6"/>
      <style:map style:condition="cell-content()=&quot;SUCCEDED&quot;" style:apply-style-name="SUCCEDED" style:base-cell-address="'Yakindu SCT Testcase 13 - State Templates'.F16"/>
      <style:map style:condition="cell-content()=&quot;OPEN&quot;" style:apply-style-name="OPEN" style:base-cell-address="'Yakindu SCT Testcase 13 - State Templates'.F16"/>
      <style:map style:condition="cell-content()=&quot;N/A&quot;" style:apply-style-name="Not_20_Applicable" style:base-cell-address="'Yakindu SCT Testcase 13 - State Templates'.F16"/>
    </style:style>
    <style:style style:name="ce165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7"/>
      <style:map style:condition="cell-content()=&quot;SUCCEDED&quot;" style:apply-style-name="SUCCEDED" style:base-cell-address="'Yakindu SCT Testcase 13 - State Templates'.F17"/>
      <style:map style:condition="cell-content()=&quot;OPEN&quot;" style:apply-style-name="OPEN" style:base-cell-address="'Yakindu SCT Testcase 13 - State Templates'.F17"/>
      <style:map style:condition="cell-content()=&quot;N/A&quot;" style:apply-style-name="Not_20_Applicable" style:base-cell-address="'Yakindu SCT Testcase 13 - State Templates'.F17"/>
    </style:style>
    <style:style style:name="ce166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8"/>
      <style:map style:condition="cell-content()=&quot;SUCCEDED&quot;" style:apply-style-name="SUCCEDED" style:base-cell-address="'Yakindu SCT Testcase 13 - State Templates'.F18"/>
      <style:map style:condition="cell-content()=&quot;OPEN&quot;" style:apply-style-name="OPEN" style:base-cell-address="'Yakindu SCT Testcase 13 - State Templates'.F18"/>
      <style:map style:condition="cell-content()=&quot;N/A&quot;" style:apply-style-name="Not_20_Applicable" style:base-cell-address="'Yakindu SCT Testcase 13 - State Templates'.F18"/>
    </style:style>
    <style:style style:name="ce167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19"/>
      <style:map style:condition="cell-content()=&quot;SUCCEDED&quot;" style:apply-style-name="SUCCEDED" style:base-cell-address="'Yakindu SCT Testcase 13 - State Templates'.F19"/>
      <style:map style:condition="cell-content()=&quot;N/A&quot;" style:apply-style-name="Not_20_Applicable" style:base-cell-address="'Yakindu SCT Testcase 13 - State Templates'.F19"/>
    </style:style>
    <style:style style:name="ce168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0"/>
      <style:map style:condition="cell-content()=&quot;SUCCEDED&quot;" style:apply-style-name="SUCCEDED" style:base-cell-address="'Yakindu SCT Testcase 13 - State Templates'.F20"/>
      <style:map style:condition="cell-content()=&quot;N/A&quot;" style:apply-style-name="Not_20_Applicable" style:base-cell-address="'Yakindu SCT Testcase 13 - State Templates'.F20"/>
    </style:style>
    <style:style style:name="ce169" style:family="table-cell" style:parent-style-name="Default">
      <style:table-cell-properties fo:border-bottom="0.06pt solid #000000" fo:border-left="none" fo:border-right="none" fo:border-top="0.06pt solid #000000"/>
      <style:map style:condition="cell-content()=&quot;FAILED&quot;" style:apply-style-name="FAILED" style:base-cell-address="'Yakindu SCT Testcase 13 - State Templates'.F21"/>
      <style:map style:condition="cell-content()=&quot;SUCCEDED&quot;" style:apply-style-name="SUCCEDED" style:base-cell-address="'Yakindu SCT Testcase 13 - State Templates'.F21"/>
      <style:map style:condition="cell-content()=&quot;N/A&quot;" style:apply-style-name="Not_20_Applicable" style:base-cell-address="'Yakindu SCT Testcase 13 - State Templates'.F2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3c3c3c" fo:font-size="7pt" fo:country="none" style:country-asian="none" style:country-complex="none" style:font-size-asian="7pt" style:font-size-complex="7pt"/>
    </style:style>
    <style:style style:name="T3" style:family="text">
      <style:text-properties fo:color="#3c3c3c"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style:font-weight-asian="normal" style:font-weight-complex="normal" fo:font-style="italic" style:font-style-asian="italic" style:font-style-complex="italic"/>
    </style:style>
    <style:style style:name="T6" style:family="text">
      <style:text-properties fo:font-size="7pt" fo:country="none" style:country-asian="none" style:country-complex="none" style:font-size-asian="7pt" style:font-size-complex="7pt"/>
    </style:style>
    <style:style style:name="T7" style:family="text">
      <style:text-properties fo:font-size="7pt" fo:country="none" style:country-asian="none" style:country-complex="none" style:font-size-asian="7pt" style:font-size-complex="7pt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country="none" style:country-asian="none" style:country-complex="none"/>
    </style:style>
    <style:style style:name="T10" style:family="text">
      <style:text-properties fo:country="none" style:country-asian="none" style:country-complex="none" fo:font-style="italic" style:font-style-asian="italic" style:font-style-complex="italic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color="#000000" fo:font-size="7pt" fo:font-weight="bold" style:font-size-asian="7pt" style:font-size-complex="7pt" style:font-weight-asian="bold" style:font-weight-complex="bold"/>
    </style:style>
    <style:style style:name="T13" style:family="text">
      <style:text-properties fo:color="#000000" fo:font-size="7pt" style:font-size-asian="7pt" style:font-size-complex="7pt"/>
    </style:style>
    <style:style style:name="T14" style:family="text">
      <style:text-properties fo:color="#000000" fo:font-size="7pt" style:font-size-asian="7pt" style:font-size-complex="7pt" fo:font-weight="bold" style:font-weight-asian="bold" style:font-weight-complex="bold"/>
    </style:style>
  </office:automatic-styles>
  <office:body>
    <office:spreadsheet>
      <table:content-validations>
        <table:content-validation table:name="val1" table:condition="of:cell-content-is-in-list(&quot;FAILED&quot;;&quot;SUCCEDED&quot;;&quot;N/A&quot;;&quot;&quot;)" table:allow-empty-cell="true" table:display-list="unsorted" table:base-cell-address="'Yakindu SCT Test Report Setup'.B2">
          <table:error-message table:message-type="stop" table:display="true"/>
        </table:content-validation>
        <table:content-validation table:name="val2" table:condition="of:cell-content-is-in-list(&quot;FAILED&quot;;&quot;SUCCEDED&quot;;&quot;OPEN&quot;;&quot;N/A&quot;;&quot;&quot;)" table:allow-empty-cell="true" table:display-list="unsorted" table:base-cell-address="'Yakindu SCT Testcase 01 - Installation'.F16">
          <table:error-message table:message-type="stop" table:display="true"/>
        </table:content-validation>
      </table:content-validations>
      <table:table table:name="Yakindu SCT Test Report Setup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Date of Test:</text:p>
          </table:table-cell>
          <table:table-cell table:style-name="ce5" table:formula="of:=TODAY()" office:value-type="date" office:date-value="2015-07-13" calcext:value-type="date">
            <text:p>13.07.15</text:p>
          </table:table-cell>
          <table:table-cell/>
        </table:table-row>
        <table:table-row table:style-name="ro1">
          <table:table-cell table:style-name="ce1"/>
          <table:table-cell table:number-columns-repeated="2"/>
        </table:table-row>
        <table:table-row table:style-name="ro1">
          <table:table-cell table:style-name="ce1" office:value-type="string" calcext:value-type="string">
            <text:p>Id</text:p>
          </table:table-cell>
          <table:table-cell office:value-type="string" calcext:value-type="string">
            <text:p>testid</text:p>
          </table:table-cell>
          <table:table-cell/>
        </table:table-row>
        <table:table-row table:style-name="ro1">
          <table:table-cell table:style-name="ce1" office:value-type="string" calcext:value-type="string">
            <text:p>Status</text:p>
          </table:table-cell>
          <table:table-cell table:style-name="ce6" table:formula="of:=IF([.B5]=0;IF([.B5]&gt;0; &quot;Complete&quot;; &quot;Incomplete: &quot; &amp; [.B6] &amp; &quot; of &quot; &amp; [.B7] &amp; &quot; open&quot;);&quot;ERRORS&quot;)" office:value-type="string" office:string-value="Incomplete: 88 of 88 open" calcext:value-type="string">
            <text:p>Incomplete: 88 of 88 open</text:p>
          </table:table-cell>
          <table:table-cell table:style-name="ce11"/>
        </table:table-row>
        <table:table-row table:style-name="ro1">
          <table:table-cell table:style-name="ce1" office:value-type="string" calcext:value-type="string">
            <text:p>Errors:</text:p>
          </table:table-cell>
          <table:table-cell table:style-name="ce7" table:formula="of:=[$'Yakindu SCT Testcase 01 - Installation'.C2] + [$'Yakindu SCT Testcase 02 - Editor'.C2] + [$'Yakindu SCT Testcase 03 - Simulation'.C2] + [$'Yakindu SCT Testcase 04 - Help Integration'.C2] + [$'Yakindu SCT Testcase 05 - Validation'.C2] + [$'Yakindu SCT Testcase 06 - Expression Language Proposals'.C2] + [$'Yakindu SCT Testcase 07 - Custom Generators'.C2] + [$'Yakindu SCT Testcase 08 - Genmodel'.C2] + [$'Yakindu SCT Testcase 09 - Templateproposals'.C2] + [$'Yakindu SCT Testcase 10 - ExampleFiles'.C2] + [$'Yakindu SCT Testcase 11 - Operations'.C2] + [$'Yakindu SCT Testcase 12 - Refactoring'.C2] + [$'Yakindu SCT Testcase 13 - State Templates'.C2]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2" office:value-type="string" calcext:value-type="string">
            <text:p>Open Tests:</text:p>
          </table:table-cell>
          <table:table-cell table:style-name="ce8" table:formula="of:=COUNTIF(['Yakindu SCT Testcase 01 - Installation'.F16:'Yakindu SCT Testcase 01 - Installation'.F100];&quot;OPEN&quot;)+ COUNTIF(['Yakindu SCT Testcase 02 - Editor'.F16:'Yakindu SCT Testcase 02 - Editor'.F100];&quot;OPEN&quot;)+ COUNTIF(['Yakindu SCT Testcase 03 - Simulation'.F16:'Yakindu SCT Testcase 03 - Simulation'.F100];&quot;OPEN&quot;)+ COUNTIF(['Yakindu SCT Testcase 04 - Help Integration'.F16:'Yakindu SCT Testcase 04 - Help Integration'.F100];&quot;OPEN&quot;)+ COUNTIF(['Yakindu SCT Testcase 05 - Validation'.F16:'Yakindu SCT Testcase 05 - Validation'.F100];&quot;OPEN&quot;)+ COUNTIF(['Yakindu SCT Testcase 06 - Expression Language Proposals'.F16:'Yakindu SCT Testcase 06 - Expression Language Proposals'.F100];&quot;OPEN&quot;)+ COUNTIF(['Yakindu SCT Testcase 07 - Custom Generators'.F16:'Yakindu SCT Testcase 07 - Custom Generators'.F100];&quot;OPEN&quot;)+ COUNTIF(['Yakindu SCT Testcase 08 - Genmodel'.F16:'Yakindu SCT Testcase 08 - Genmodel'.F100];&quot;OPEN&quot;)+ COUNTIF(['Yakindu SCT Testcase 09 - Templateproposals'.F16:'Yakindu SCT Testcase 09 - Templateproposals'.F100];&quot;OPEN&quot;)+ COUNTIF(['Yakindu SCT Testcase 10 - ExampleFiles'.F16:'Yakindu SCT Testcase 10 - ExampleFiles'.F100];&quot;OPEN&quot;)+ COUNTIF(['Yakindu SCT Testcase 11 - Operations'.F16:'Yakindu SCT Testcase 11 - Operations'.F100];&quot;OPEN&quot;)+ COUNTIF(['Yakindu SCT Testcase 12 - Refactoring'.F16:'Yakindu SCT Testcase 12 - Refactoring'.F100];&quot;OPEN&quot;)+ COUNTIF(['Yakindu SCT Testcase 13 - State Templates'.F16:'Yakindu SCT Testcase 13 - State Templates'.F100];&quot;OPEN&quot;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ce2" office:value-type="string" calcext:value-type="string">
            <text:p>Test Counter:</text:p>
          </table:table-cell>
          <table:table-cell table:style-name="ce8" table:formula="of:=COUNTIF(['Yakindu SCT Testcase 01 - Installation'.F16:'Yakindu SCT Testcase 01 - Installation'.F100];&quot;.*&quot;)+ COUNTIF(['Yakindu SCT Testcase 02 - Editor'.F16:'Yakindu SCT Testcase 02 - Editor'.F100];&quot;.*&quot;)+ COUNTIF(['Yakindu SCT Testcase 03 - Simulation'.F16:'Yakindu SCT Testcase 03 - Simulation'.F100];&quot;.*&quot;)+ COUNTIF(['Yakindu SCT Testcase 04 - Help Integration'.F16:'Yakindu SCT Testcase 04 - Help Integration'.F100];&quot;.*&quot;)+ COUNTIF(['Yakindu SCT Testcase 05 - Validation'.F16:'Yakindu SCT Testcase 05 - Validation'.F100];&quot;.*&quot;)+ COUNTIF(['Yakindu SCT Testcase 06 - Expression Language Proposals'.F16:'Yakindu SCT Testcase 06 - Expression Language Proposals'.F100];&quot;.*&quot;)+ COUNTIF(['Yakindu SCT Testcase 07 - Custom Generators'.F16:'Yakindu SCT Testcase 07 - Custom Generators'.F100];&quot;.*&quot;)+ COUNTIF(['Yakindu SCT Testcase 08 - Genmodel'.F16:'Yakindu SCT Testcase 08 - Genmodel'.F100];&quot;.*&quot;)+ COUNTIF(['Yakindu SCT Testcase 09 - Templateproposals'.F16:'Yakindu SCT Testcase 09 - Templateproposals'.F100];&quot;.*&quot;)+ COUNTIF(['Yakindu SCT Testcase 10 - ExampleFiles'.F16:'Yakindu SCT Testcase 10 - ExampleFiles'.F100];&quot;.*&quot;)+ COUNTIF(['Yakindu SCT Testcase 11 - Operations'.F16:'Yakindu SCT Testcase 11 - Operations'.F100];&quot;.*&quot;)+ COUNTIF(['Yakindu SCT Testcase 12 - Refactoring'.F16:'Yakindu SCT Testcase 12 - Refactoring'.F100];&quot;.*&quot;)+ COUNTIF(['Yakindu SCT Testcase 13 - State Templates'.F16:'Yakindu SCT Testcase 13 - State Templates'.F100];&quot;.*&quot;)" office:value-type="float" office:value="88" calcext:value-type="float">
            <text:p>88</text:p>
          </table:table-cell>
          <table:table-cell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Name:</text:p>
          </table:table-cell>
          <table:table-cell table:style-name="ce9" office:value-type="string" calcext:value-type="string">
            <text:p>Mustermann</text:p>
          </table:table-cell>
          <table:table-cell/>
        </table:table-row>
        <table:table-row table:style-name="ro1">
          <table:table-cell table:style-name="ce1" office:value-type="string" calcext:value-type="string">
            <text:p>Surname:</text:p>
          </table:table-cell>
          <table:table-cell table:style-name="ce9" office:value-type="string" calcext:value-type="string">
            <text:p>Max</text:p>
          </table:table-cell>
          <table:table-cell/>
        </table:table-row>
        <table:table-row table:style-name="ro1">
          <table:table-cell table:style-name="ce1" office:value-type="string" calcext:value-type="string">
            <text:p>Email:</text:p>
          </table:table-cell>
          <table:table-cell table:style-name="ce9" office:value-type="string" calcext:value-type="string">
            <text:p><text:a xlink:href="mailto:Max.mustermann@itemis.de" xlink:type="simple">Max.mustermann@itemis.de</text:a>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1">
          <table:table-cell table:style-name="ce1" office:value-type="string" calcext:value-type="string">
            <text:p>Operating System Used:</text:p>
          </table:table-cell>
          <table:table-cell table:style-name="ce9" office:value-type="string" calcext:value-type="string">
            <text:p>Win7 x64</text:p>
          </table:table-cell>
          <table:table-cell/>
        </table:table-row>
        <table:table-row table:style-name="ro1">
          <table:table-cell table:style-name="ce1" office:value-type="string" calcext:value-type="string">
            <text:p>Yakindu Version</text:p>
          </table:table-cell>
          <table:table-cell table:style-name="ce9" office:value-type="string" calcext:value-type="string">
            <text:p>SCT 2.5</text:p>
          </table:table-cell>
          <table:table-cell/>
        </table:table-row>
        <table:table-row table:style-name="ro1">
          <table:table-cell table:style-name="ce1" office:value-type="string" calcext:value-type="string">
            <text:p>Eclipse Version</text:p>
          </table:table-cell>
          <table:table-cell table:style-name="ce9" office:value-type="string" calcext:value-type="string">
            <text:p>Luna (4.4)</text:p>
          </table:table-cell>
          <table:table-cell/>
        </table:table-row>
        <table:table-row table:style-name="ro1">
          <table:table-cell table:style-name="ce1"/>
          <table:table-cell table:style-name="ce9"/>
          <table:table-cell/>
        </table:table-row>
        <table:table-row table:style-name="ro2">
          <table:table-cell table:style-name="ce1" office:value-type="string" calcext:value-type="string">
            <text:p>Description</text:p>
          </table:table-cell>
          <table:table-cell table:style-name="ce10" office:value-type="string" calcext:value-type="string">
            <text:p>describe for what purpose the test is executed: e.g. release test ….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tatus</text:p>
          </table:table-cell>
          <table:table-cell/>
        </table:table-row>
        <table:table-row table:style-name="ro1">
          <table:table-cell table:style-name="ce4" office:value-type="string" calcext:value-type="string">
            <text:p>01 – Installation</text:p>
          </table:table-cell>
          <table:table-cell table:style-name="ce6" table:formula="of:=[$'Yakindu SCT Testcase 01 - Instal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2 - Editor</text:p>
          </table:table-cell>
          <table:table-cell table:style-name="ce6" table:formula="of:=[$'Yakindu SCT Testcase 02 - Editor'.C1]" office:value-type="string" office:string-value="Incomplete: 18 of 18 open" calcext:value-type="string">
            <text:p>Incomplete: 18 of 18 open</text:p>
          </table:table-cell>
          <table:table-cell/>
        </table:table-row>
        <table:table-row table:style-name="ro1">
          <table:table-cell table:style-name="ce4" office:value-type="string" calcext:value-type="string">
            <text:p>03 - Simulation</text:p>
          </table:table-cell>
          <table:table-cell table:style-name="ce6" table:formula="of:=[$'Yakindu SCT Testcase 03 - Simulation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>
          <table:table-cell table:style-name="ce4" office:value-type="string" calcext:value-type="string">
            <text:p>04 - Help Integration</text:p>
          </table:table-cell>
          <table:table-cell table:style-name="ce6" table:formula="of:=[$'Yakindu SCT Testcase 04 - Help Integration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05 - Validation</text:p>
          </table:table-cell>
          <table:table-cell table:style-name="ce6" table:formula="of:=[$'Yakindu SCT Testcase 05 - Validation'.C1]" office:value-type="string" office:string-value="Incomplete: 10 of 10 open" calcext:value-type="string">
            <text:p>Incomplete: 10 of 10 open</text:p>
          </table:table-cell>
          <table:table-cell/>
        </table:table-row>
        <table:table-row table:style-name="ro1">
          <table:table-cell table:style-name="ce4" office:value-type="string" calcext:value-type="string">
            <text:p>06 - Expression Language Proposals</text:p>
          </table:table-cell>
          <table:table-cell table:style-name="ce6" table:formula="of:=[$'Yakindu SCT Testcase 06 - Expression Language Proposals'.C1]" office:value-type="string" office:string-value="Incomplete: 5 of 5 open" calcext:value-type="string">
            <text:p>Incomplete: 5 of 5 open</text:p>
          </table:table-cell>
          <table:table-cell/>
        </table:table-row>
        <table:table-row table:style-name="ro1">
          <table:table-cell table:style-name="ce4" office:value-type="string" calcext:value-type="string">
            <text:p>07 - Custom Generators</text:p>
          </table:table-cell>
          <table:table-cell table:style-name="ce6" table:formula="of:=[$'Yakindu SCT Testcase 07 - Custom Generators'.C1]" office:value-type="string" office:string-value="Incomplete: 2 of 2 open" calcext:value-type="string">
            <text:p>Incomplete: 2 of 2 open</text:p>
          </table:table-cell>
          <table:table-cell/>
        </table:table-row>
        <table:table-row table:style-name="ro1">
          <table:table-cell table:style-name="ce4" office:value-type="string" calcext:value-type="string">
            <text:p>08 - Genmodel</text:p>
          </table:table-cell>
          <table:table-cell table:style-name="ce6" table:formula="of:=[$'Yakindu SCT Testcase 08 - Genmodel'.C1]" office:value-type="string" office:string-value="Incomplete: 17 of 17 open" calcext:value-type="string">
            <text:p>Incomplete: 17 of 17 open</text:p>
          </table:table-cell>
          <table:table-cell/>
        </table:table-row>
        <table:table-row table:style-name="ro1">
          <table:table-cell table:style-name="ce4" office:value-type="string" calcext:value-type="string">
            <text:p>09 - Templateproposals</text:p>
          </table:table-cell>
          <table:table-cell table:style-name="ce6" table:formula="of:=[$'Yakindu SCT Testcase 09 - Templateproposals'.C1]" office:value-type="string" office:string-value="Incomplete: 11 of 11 open" calcext:value-type="string">
            <text:p>Incomplete: 11 of 1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0 - ExampleFiles</text:p>
          </table:table-cell>
          <table:table-cell table:style-name="ce6" table:formula="of:=[$'Yakindu SCT Testcase 10 - ExampleFiles'.C1]" office:value-type="string" office:string-value="Incomplete: 1 of 1 open" calcext:value-type="string">
            <text:p>Incomplete: 1 of 1 open</text:p>
          </table:table-cell>
          <table:table-cell/>
        </table:table-row>
        <table:table-row table:style-name="ro1">
          <table:table-cell table:style-name="ce4" office:value-type="string" calcext:value-type="string">
            <text:p>11 - Operations</text:p>
          </table:table-cell>
          <table:table-cell table:style-name="ce6" table:formula="of:=[$'Yakindu SCT Testcase 11 - Operations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2 - Refactoring</text:p>
          </table:table-cell>
          <table:table-cell table:style-name="ce6" table:formula="of:=[$'Yakindu SCT Testcase 12 - Refactoring'.C1]" office:value-type="string" office:string-value="Incomplete: 7 of 7 open" calcext:value-type="string">
            <text:p>Incomplete: 7 of 7 open</text:p>
          </table:table-cell>
          <table:table-cell/>
        </table:table-row>
        <table:table-row table:style-name="ro1">
          <table:table-cell table:style-name="ce4" office:value-type="string" calcext:value-type="string">
            <text:p>13 - State Templates</text:p>
          </table:table-cell>
          <table:table-cell table:style-name="ce6" table:formula="of:=[$'Yakindu SCT Testcase 13 - State Templates'.C1]" office:value-type="string" office:string-value="Incomplete: 3 of 3 open" calcext:value-type="string">
            <text:p>Incomplete: 3 of 3 open</text:p>
          </table:table-cell>
          <table:table-cell/>
        </table:table-row>
        <table:table-row table:style-name="ro1" table:number-rows-repeated="3">
          <table:table-cell/>
          <table:table-cell table:style-name="ce6"/>
          <table:table-cell/>
        </table:table-row>
        <table:table-row table:style-name="ro1" table:number-rows-repeated="1048540">
          <table:table-cell table:number-columns-repeated="3"/>
        </table:table-row>
        <table:table-row table:style-name="ro1">
          <table:table-cell table:number-columns-repeated="3"/>
        </table:table-row>
        <calcext:conditional-formats>
          <calcext:conditional-format calcext:target-range-address="'Yakindu SCT Test Report Setup'.B5:'Yakindu SCT Test Report Setup'.B5">
            <calcext:condition calcext:apply-style-name="ERRORS" calcext:value="&gt;0" calcext:base-cell-address="'Yakindu SCT Test Report Setup'.B5"/>
          </calcext:conditional-format>
          <calcext:conditional-format calcext:target-range-address="'Yakindu SCT Test Report Setup'.B4:'Yakindu SCT Test Report Setup'.B4 'Yakindu SCT Test Report Setup'.B20:'Yakindu SCT Test Report Setup'.B35">
            <calcext:condition calcext:apply-style-name="ERRORS" calcext:value="=&quot;ERRORS&quot;" calcext:base-cell-address="'Yakindu SCT Test Report Setup'.B4"/>
            <calcext:condition calcext:apply-style-name="Complete" calcext:value="=&quot;Complete&quot;" calcext:base-cell-address="'Yakindu SCT Test Report Setup'.B4"/>
            <calcext:condition calcext:apply-style-name="Incomplete" calcext:value="begins-with(&quot;Incomplete&quot;)" calcext:base-cell-address="'Yakindu SCT Test Report Setup'.B4"/>
          </calcext:conditional-format>
        </calcext:conditional-formats>
      </table:table>
      <table:table table:name="Yakindu SCT Testcase 01 - Installation" table:style-name="ta1">
        <office:forms form:automatic-focus="false" form:apply-design-mode="false">
          <form:form form:name="Formular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2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2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/>
          <table:table-cell table:style-name="ce9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/>
          <table:table-cell table:style-name="ce23"/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2"/>
          <table:table-cell table:content-validation-name="val1"/>
          <table:table-cell table:number-columns-repeated="1018"/>
        </table:table-row>
        <table:table-row table:style-name="ro1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5">
          <table:table-cell table:style-name="ce14" office:value-type="string" calcext:value-type="string">
            <text:p>T1.1</text:p>
          </table:table-cell>
          <table:table-cell table:style-name="ce14" office:value-type="string" calcext:value-type="string">
            <text:p>Add Yakindu plugins</text:p>
          </table:table-cell>
          <table:table-cell table:style-name="ce25" office:value-type="string" calcext:value-type="string">
            <text:p>Eclipse Modeling Distribution</text:p>
            <text:p>(<text:a xlink:href="http://www.eclipse.org/" xlink:type="simple">http://www.eclipse.org</text:a>)</text:p>
          </table:table-cell>
          <table:table-cell table:style-name="ce29" office:value-type="string" calcext:value-type="string">
            <text:p>Click on <text:span text:style-name="T1">Help-&gt;Install</text:span> new Software...</text:p>
            <text:p>Select <text:span text:style-name="T1">Add...</text:span> in the „Install“ window</text:p>
            <text:p>Enter the update URL <text:a xlink:href="http://updates.yakindu.org/sct/luna/milestones/" xlink:type="simple">http://updates.yakindu.org/sct/luna/milestones/</text:a>  as Location</text:p>
            <text:p>Click on orgblunan</text:p>
          </table:table-cell>
          <table:table-cell table:style-name="ce29" office:value-type="string" calcext:value-type="string">
            <text:p>The content of the Yakindu update site should be displayed with two entries:</text:p>
            <text:p>- Xtext Integration Utilities</text:p>
            <text:p>- Yakindu SCT 2</text:p>
          </table:table-cell>
          <table:table-cell table:style-name="ce3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5">
          <table:table-cell table:style-name="ce14" office:value-type="string" calcext:value-type="string">
            <text:p>T1.2</text:p>
          </table:table-cell>
          <table:table-cell table:style-name="ce14" office:value-type="string" calcext:value-type="string">
            <text:p>Install Yakindu</text:p>
          </table:table-cell>
          <table:table-cell table:style-name="ce14" office:value-type="string" calcext:value-type="string">
            <text:p>T1.1</text:p>
          </table:table-cell>
          <table:table-cell table:style-name="ce29" office:value-type="string" calcext:value-type="string">
            <text:p>Select Xtext Integration Utilities and Yakindu SCT 2 from the tree Click on <text:span text:style-name="T1">Next</text:span> button <text:span text:style-name="T1">twice</text:span></text:p>
            <text:p>Accept the License Agreement</text:p>
            <text:p>Select <text:span text:style-name="T1">Finish</text:span> Button to start installation</text:p>
            <text:p><text:span text:style-name="T1">If a security warning pops up continue with the installation</text:span></text:p>
          </table:table-cell>
          <table:table-cell table:style-name="ce33" office:value-type="string" calcext:value-type="string">
            <text:p>An information box asking you to restart</text:p>
          </table:table-cell>
          <table:table-cell table:style-name="ce3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6">
          <table:table-cell table:style-name="ce14" office:value-type="string" calcext:value-type="string">
            <text:p>T1.3</text:p>
          </table:table-cell>
          <table:table-cell table:style-name="ce14" office:value-type="string" calcext:value-type="string">
            <text:p>Complete the installation</text:p>
          </table:table-cell>
          <table:table-cell table:style-name="ce14" office:value-type="string" calcext:value-type="string">
            <text:p>T1.2</text:p>
          </table:table-cell>
          <table:table-cell table:style-name="ce30" office:value-type="string" calcext:value-type="string">
            <text:p>Accept to restart Eclipse</text:p>
            <text:p><text:span text:style-name="T2">Select </text:span><text:span text:style-name="T3">Help-&gt;About Eclipse</text:span></text:p>
            <text:p><text:span text:style-name="T2">Click on </text:span><text:span text:style-name="T3">Installation Details</text:span><text:span text:style-name="T2"> button</text:span></text:p>
            <text:p><text:span text:style-name="T2">Select the </text:span><text:span text:style-name="T3">Plug-ins</text:span><text:span text:style-name="T2"> tab</text:span></text:p>
          </table:table-cell>
          <table:table-cell table:style-name="ce29" office:value-type="string" calcext:value-type="string">
            <text:p>Eclipse restarted and following Yakindu Plug-ins</text:p>
            <text:p>Installed:</text:p>
            <text:p/>
            <text:p>- Yakindu SCT C Generator</text:p>
            <text:p>- Yakindu SCT C++ Generator</text:p>
            <text:p>- Yakindu SCT Editor</text:p>
            <text:p>- Yakindu SCT Help</text:p>
            <text:p>- Yakindu SCT SExec Edit Support</text:p>
            <text:p>- Yakindu SCT SExec Model</text:p>
            <text:p>- Yakindu SCT SGraph Edit Support</text:p>
            <text:p>- Yakindu SCT SGraph Model</text:p>
            <text:p>- Yakindu SCT SGraph Model UI</text:p>
            <text:p>- Yakindu SCT Simulation Core</text:p>
            <text:p>- Yakindu SCT Simulation UI</text:p>
            <text:p>- Yakindu SCT SText </text:p>
            <text:p>- Yakindu SCT SText Integration</text:p>
            <text:p>- Yakindu SCT SText Resource</text:p>
            <text:p>- Yakindu SCT SText UI</text:p>
            <text:p>- Yakindu SCT UI</text:p>
          </table:table-cell>
          <table:table-cell table:style-name="ce3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7" table:number-rows-repeated="15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2"/>
          <table:table-cell table:style-name="ce37"/>
          <table:table-cell table:style-name="ce31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2"/>
          <table:table-cell table:style-name="ce38"/>
          <table:table-cell table:style-name="ce32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2"/>
          <table:table-cell table:style-name="ce39"/>
          <table:table-cell table:style-name="ce3"/>
          <table:table-cell table:number-columns-repeated="1017"/>
        </table:table-row>
        <table:table-row table:style-name="ro3" table:number-rows-repeated="48">
          <table:table-cell table:number-columns-repeated="2"/>
          <table:table-cell table:style-name="ce8"/>
          <table:table-cell table:number-columns-repeated="2"/>
          <table:table-cell table:style-name="ce40"/>
          <table:table-cell table:number-columns-repeated="1018"/>
        </table:table-row>
        <table:table-row table:style-name="ro3" table:number-rows-repeated="6543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1 - Installation'.F19:'Yakindu SCT Testcase 01 - Installation'.F100 'Yakindu SCT Testcase 01 - Installation'.F16:'Yakindu SCT Testcase 01 - Installation'.F16">
            <calcext:condition calcext:apply-style-name="FAILED" calcext:value="=&quot;FAILED&quot;" calcext:base-cell-address="'Yakindu SCT Testcase 01 - Installation'.F16"/>
            <calcext:condition calcext:apply-style-name="SUCCEDED" calcext:value="=&quot;SUCCEDED&quot;" calcext:base-cell-address="'Yakindu SCT Testcase 01 - Installation'.F16"/>
            <calcext:condition calcext:apply-style-name="OPEN" calcext:value="=&quot;OPEN&quot;" calcext:base-cell-address="'Yakindu SCT Testcase 01 - Installation'.F16"/>
            <calcext:condition calcext:apply-style-name="Not Applicable" calcext:value="=&quot;N/A&quot;" calcext:base-cell-address="'Yakindu SCT Testcase 01 - Installation'.F16"/>
          </calcext:conditional-format>
          <calcext:conditional-format calcext:target-range-address="'Yakindu SCT Testcase 01 - Installation'.C1:'Yakindu SCT Testcase 01 - Installation'.C1">
            <calcext:condition calcext:apply-style-name="Complete" calcext:value="=&quot;Complete&quot;" calcext:base-cell-address="'Yakindu SCT Testcase 01 - Installation'.C1"/>
            <calcext:condition calcext:apply-style-name="ERRORS" calcext:value="contains-text(&quot;ERRORS&quot;)" calcext:base-cell-address="'Yakindu SCT Testcase 01 - Installation'.C1"/>
            <calcext:condition calcext:apply-style-name="Incomplete" calcext:value="begins-with(&quot;Incomplete&quot;)" calcext:base-cell-address="'Yakindu SCT Testcase 01 - Installation'.C1"/>
          </calcext:conditional-format>
          <calcext:conditional-format calcext:target-range-address="'Yakindu SCT Testcase 01 - Installation'.C2:'Yakindu SCT Testcase 01 - Installation'.C2">
            <calcext:condition calcext:apply-style-name="ERRORS" calcext:value="&gt;0" calcext:base-cell-address="'Yakindu SCT Testcase 01 - Installation'.C2"/>
          </calcext:conditional-format>
          <calcext:conditional-format calcext:target-range-address="'Yakindu SCT Testcase 01 - Installation'.F17:'Yakindu SCT Testcase 01 - Installation'.F17">
            <calcext:condition calcext:apply-style-name="FAILED" calcext:value="=&quot;FAILED&quot;" calcext:base-cell-address="'Yakindu SCT Testcase 01 - Installation'.F17"/>
            <calcext:condition calcext:apply-style-name="SUCCEDED" calcext:value="=&quot;SUCCEDED&quot;" calcext:base-cell-address="'Yakindu SCT Testcase 01 - Installation'.F17"/>
            <calcext:condition calcext:apply-style-name="OPEN" calcext:value="=&quot;OPEN&quot;" calcext:base-cell-address="'Yakindu SCT Testcase 01 - Installation'.F17"/>
            <calcext:condition calcext:apply-style-name="Not Applicable" calcext:value="=&quot;N/A&quot;" calcext:base-cell-address="'Yakindu SCT Testcase 01 - Installation'.F17"/>
          </calcext:conditional-format>
          <calcext:conditional-format calcext:target-range-address="'Yakindu SCT Testcase 01 - Installation'.F18:'Yakindu SCT Testcase 01 - Installation'.F18">
            <calcext:condition calcext:apply-style-name="FAILED" calcext:value="=&quot;FAILED&quot;" calcext:base-cell-address="'Yakindu SCT Testcase 01 - Installation'.F18"/>
            <calcext:condition calcext:apply-style-name="SUCCEDED" calcext:value="=&quot;SUCCEDED&quot;" calcext:base-cell-address="'Yakindu SCT Testcase 01 - Installation'.F18"/>
            <calcext:condition calcext:apply-style-name="OPEN" calcext:value="=&quot;OPEN&quot;" calcext:base-cell-address="'Yakindu SCT Testcase 01 - Installation'.F18"/>
            <calcext:condition calcext:apply-style-name="Not Applicable" calcext:value="=&quot;N/A&quot;" calcext:base-cell-address="'Yakindu SCT Testcase 01 - Installation'.F18"/>
          </calcext:conditional-format>
        </calcext:conditional-formats>
      </table:table>
      <table:table table:name="Yakindu SCT Testcase 02 - Editor" table:style-name="ta1">
        <office:forms form:automatic-focus="false" form:apply-design-mode="false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43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8 of 18 open" calcext:value-type="string">
            <text:p>Incomplete: 18 of 18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44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8">
          <table:table-cell table:style-name="ce14" office:value-type="string" calcext:value-type="string">
            <text:p>T2.1</text:p>
          </table:table-cell>
          <table:table-cell table:style-name="ce14" office:value-type="string" calcext:value-type="string">
            <text:p>Create a Java project</text:p>
          </table:table-cell>
          <table:table-cell table:style-name="ce14" office:value-type="string" calcext:value-type="string">
            <text:p>T1.3</text:p>
          </table:table-cell>
          <table:table-cell table:style-name="ce29" office:value-type="string" calcext:value-type="string">
            <text:p>Click on <text:span text:style-name="T1">File-&gt;New-&gt;Java Project</text:span></text:p>
            <text:p><text:span text:style-name="T4">Enter </text:span><text:span text:style-name="T1">TestProject</text:span><text:span text:style-name="T4"> as new project name</text:span></text:p>
            <text:p><text:span text:style-name="T4">Click on </text:span><text:span text:style-name="T1">Finish</text:span><text:span text:style-name="T4"> button to create the project</text:span></text:p>
          </table:table-cell>
          <table:table-cell table:style-name="ce29" office:value-type="string" calcext:value-type="string">
            <text:p>An new project TestProject is created in the workspace</text:p>
          </table:table-cell>
          <table:table-cell table:style-name="ce4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2.2</text:p>
          </table:table-cell>
          <table:table-cell table:style-name="ce14" office:value-type="string" calcext:value-type="string">
            <text:p>Create a statechart</text:p>
          </table:table-cell>
          <table:table-cell table:style-name="ce14" office:value-type="string" calcext:value-type="string">
            <text:p>T2.1</text:p>
          </table:table-cell>
          <table:table-cell table:style-name="ce29" office:value-type="string" calcext:value-type="string">
            <text:p><text:span text:style-name="T4">Press </text:span><text:span text:style-name="T1">Ctrl-N</text:span><text:span text:style-name="T4"> to open the New Wizard</text:span></text:p>
            <text:p><text:span text:style-name="T4">Expand the </text:span><text:span text:style-name="T1">YAKINDU SCT</text:span><text:span text:style-name="T4"> tree entry and select </text:span><text:span text:style-name="T1">Statechart Model</text:span></text:p>
            <text:p><text:span text:style-name="T4">Click on </text:span><text:span text:style-name="T1">Next</text:span></text:p>
            <text:p><text:span text:style-name="T4">Enter </text:span><text:span text:style-name="T5">Staircase.sct</text:span><text:span text:style-name="T4"> as name and click on </text:span><text:span text:style-name="T1">Finish</text:span><text:span text:style-name="T4"> button to create the statechart</text:span></text:p>
          </table:table-cell>
          <table:table-cell table:style-name="ce33" office:value-type="string" calcext:value-type="string">
            <text:p>Confirm Perspective Switch dialog pops up</text:p>
          </table:table-cell>
          <table:table-cell table:style-name="ce4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0">
          <table:table-cell table:style-name="ce14" office:value-type="string" calcext:value-type="string">
            <text:p>T2.3</text:p>
          </table:table-cell>
          <table:table-cell table:style-name="ce14" office:value-type="string" calcext:value-type="string">
            <text:p>Complete statechart creating</text:p>
          </table:table-cell>
          <table:table-cell table:style-name="ce14" office:value-type="string" calcext:value-type="string">
            <text:p>T2.2</text:p>
          </table:table-cell>
          <table:table-cell table:style-name="ce45" office:value-type="string" calcext:value-type="string">
            <text:p><text:span text:style-name="T6">Click on </text:span><text:span text:style-name="T7">Yes</text:span><text:span text:style-name="T6"> button to enable the yakindu modeling perspective</text:span></text:p>
          </table:table-cell>
          <table:table-cell table:style-name="ce29" office:value-type="string" calcext:value-type="string">
            <text:p>A file named <text:span text:style-name="T8">Staircase.sct</text:span> is created in project explorer</text:p>
            <text:p>A new visual editor view “Palette” is available.</text:p>
            <text:p>It contains different elements (Region, State...)</text:p>
            <text:p>The statechart contains the Statechart Specification Element, a Region with an Entry connected with a unnamed state</text:p>
            <text:p>The state should have an error marker with the error “A state must have a name”</text:p>
            <text:p>The Problem view should contain two errors.</text:p>
          </table:table-cell>
          <table:table-cell table:style-name="ce4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4</text:p>
          </table:table-cell>
          <table:table-cell table:style-name="ce14" office:value-type="string" calcext:value-type="string">
            <text:p>Open Properties View</text:p>
          </table:table-cell>
          <table:table-cell table:style-name="ce14" office:value-type="string" calcext:value-type="string">
            <text:p>T2.3</text:p>
          </table:table-cell>
          <table:table-cell table:style-name="ce29" office:value-type="string" calcext:value-type="string">
            <text:p>Do a right click on the state to open the context menu</text:p>
            <text:p>Select Show Properties View</text:p>
          </table:table-cell>
          <table:table-cell table:style-name="ce29" office:value-type="string" calcext:value-type="string">
            <text:p>The properties view is opened displaying the selected state properties</text:p>
          </table:table-cell>
          <table:table-cell table:style-name="ce4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5</text:p>
          </table:table-cell>
          <table:table-cell table:style-name="ce14" office:value-type="string" calcext:value-type="string">
            <text:p>Change state name</text:p>
          </table:table-cell>
          <table:table-cell table:style-name="ce14" office:value-type="string" calcext:value-type="string">
            <text:p>T2.4</text:p>
          </table:table-cell>
          <table:table-cell table:style-name="ce29" office:value-type="string" calcext:value-type="string">
            <text:p>Enter <text:span text:style-name="T8">LightOff</text:span> as new “State name:” in properties view</text:p>
            <text:p>Press tab to change focus</text:p>
          </table:table-cell>
          <table:table-cell table:style-name="ce29" office:value-type="string" calcext:value-type="string">
            <text:p>The states name should change to<text:span text:style-name="T8"> LightOff</text:span></text:p>
            <text:p>The error markers disappear</text:p>
            <text:p>The editor is marked as dirty</text:p>
          </table:table-cell>
          <table:table-cell table:style-name="ce5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2.6</text:p>
          </table:table-cell>
          <table:table-cell table:style-name="ce14" office:value-type="string" calcext:value-type="string">
            <text:p>Create the LightOn State</text:p>
          </table:table-cell>
          <table:table-cell table:style-name="ce14" office:value-type="string" calcext:value-type="string">
            <text:p>T2.5</text:p>
          </table:table-cell>
          <table:table-cell table:style-name="ce29" office:value-type="string" calcext:value-type="string">
            <text:p>Click on the state icon in the tools palette</text:p>
            <text:p>Click inside the region to insert a new state</text:p>
            <text:p>Change the state name to <text:span text:style-name="T8">LightOn</text:span></text:p>
          </table:table-cell>
          <table:table-cell table:style-name="ce29" office:value-type="string" calcext:value-type="string">
            <text:p>A state named LightOn is created in the region</text:p>
            <text:p>following error is displayed on state:</text:p>
            <text:p>Node is not reachable due to missing incoming transition</text:p>
          </table:table-cell>
          <table:table-cell table:style-name="ce5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7</text:p>
          </table:table-cell>
          <table:table-cell table:style-name="ce14" office:value-type="string" calcext:value-type="string">
            <text:p>Create a variable and an event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Enter following code in the Statechart Specification Element:</text:p>
            <text:p/>
            <text:p>internal:</text:p>
            <text:p>var light : boolean</text:p>
            <text:p/>
            <text:p>interface:</text:p>
            <text:p>in event keypress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2.8</text:p>
          </table:table-cell>
          <table:table-cell table:style-name="ce14" office:value-type="string" calcext:value-type="string">
            <text:p>Add actions to states</text:p>
          </table:table-cell>
          <table:table-cell table:style-name="ce14" office:value-type="string" calcext:value-type="string">
            <text:p>T2.7</text:p>
          </table:table-cell>
          <table:table-cell table:style-name="ce29" office:value-type="string" calcext:value-type="string">
            <text:p>Enter following code in state specification of state <text:span text:style-name="T8">LightOff</text:span>:</text:p>
            <text:p/>
            <text:p>entry / light = false</text:p>
            <text:p/>
            <text:p>Enter following code in state specification of state <text:span text:style-name="T8">LightOn</text:span>:</text:p>
            <text:p/>
            <text:p>entry / light = true</text:p>
          </table:table-cell>
          <table:table-cell table:style-name="ce29" office:value-type="string" calcext:value-type="string">
            <text:p>No specification errors should appear</text:p>
          </table:table-cell>
          <table:table-cell table:style-name="ce5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4">
          <table:table-cell table:style-name="ce14" office:value-type="string" calcext:value-type="string">
            <text:p>T2.9</text:p>
          </table:table-cell>
          <table:table-cell table:style-name="ce14" office:value-type="string" calcext:value-type="string">
            <text:p>Create Transitions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Click on the Transition icon in the palette view</text:p>
            <text:p>Connect the <text:span text:style-name="T8">LightOff</text:span> state with the <text:span text:style-name="T8">LightOn</text:span> state</text:p>
            <text:p>Enter event k<text:span text:style-name="T8">eypress</text:span> as trigger</text:p>
            <text:p>Create a second Transition from <text:span text:style-name="T8">LightOn</text:span> to <text:span text:style-name="T8">LightOff</text:span> state</text:p>
            <text:p>Enter <text:span text:style-name="T8">after 30s</text:span> as trigger</text:p>
          </table:table-cell>
          <table:table-cell table:style-name="ce29" office:value-type="string" calcext:value-type="string">
            <text:p>A new transition with trigger <text:span text:style-name="T8">keypress</text:span> is created</text:p>
            <text:p>A new transition with trigger <text:span text:style-name="T8">after 30s</text:span> is created</text:p>
          </table:table-cell>
          <table:table-cell table:style-name="ce5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2.10</text:p>
          </table:table-cell>
          <table:table-cell table:style-name="ce14" office:value-type="string" calcext:value-type="string">
            <text:p>Add additional elements</text:p>
          </table:table-cell>
          <table:table-cell table:style-name="ce14" office:value-type="string" calcext:value-type="string">
            <text:p>T2.9</text:p>
          </table:table-cell>
          <table:table-cell table:style-name="ce29" office:value-type="string" calcext:value-type="string">
            <text:p>Add following elements to the main region:</text:p>
            <text:p>- Compartment State</text:p>
            <text:p>- Shallow History</text:p>
            <text:p>- Deep History</text:p>
            <text:p>- Final State</text:p>
            <text:p>- Exit Node</text:p>
            <text:p>- Choice</text:p>
            <text:p>- Synchronization</text:p>
          </table:table-cell>
          <table:table-cell table:style-name="ce29" office:value-type="string" calcext:value-type="string">
            <text:p>Check if every element is drawed correctly (size, color, appearance etc.)</text:p>
            <text:p/>
            <text:p>Check if error markers are set correctly if incoming transitions or names are missing and  'Dublicate NamedElement “xyz” in Region Main_region'</text:p>
          </table:table-cell>
          <table:table-cell table:style-name="ce5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0.1</text:p>
          </table:table-cell>
          <table:table-cell table:style-name="ce14" office:value-type="string" calcext:value-type="string">
            <text:p>Naming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Change the name of: initial entry node, Shallow History, Deep History and Exit.</text:p>
          </table:table-cell>
          <table:table-cell table:style-name="ce29" office:value-type="string" calcext:value-type="string">
            <text:p>The names should appear beside or below of the element</text:p>
          </table:table-cell>
          <table:table-cell table:style-name="ce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6">
          <table:table-cell table:style-name="ce14" office:value-type="string" calcext:value-type="string">
            <text:p>T2.11</text:p>
          </table:table-cell>
          <table:table-cell table:style-name="ce14" office:value-type="string" calcext:value-type="string">
            <text:p>Copy &amp; Paste</text:p>
          </table:table-cell>
          <table:table-cell table:style-name="ce14" office:value-type="string" calcext:value-type="string">
            <text:p>T2.10</text:p>
          </table:table-cell>
          <table:table-cell table:style-name="ce29" office:value-type="string" calcext:value-type="string">
            <text:p>Select the main region</text:p>
            <text:p>Select <text:span text:style-name="T1">Edit-&gt;Copy</text:span> (CTRL+C)  to copy the region</text:p>
            <text:p>Select the diagram canvas</text:p>
            <text:p>Select <text:span text:style-name="T1">Edit-&gt;Paste</text:span> (CTRL+V) to paste a copy of the region to the canvas</text:p>
          </table:table-cell>
          <table:table-cell table:style-name="ce29" office:value-type="string" calcext:value-type="string">
            <text:p>Region should be copied with all including elements</text:p>
          </table:table-cell>
          <table:table-cell table:style-name="ce5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2</text:p>
          </table:table-cell>
          <table:table-cell table:style-name="ce14" office:value-type="string" calcext:value-type="string">
            <text:p>Delete</text:p>
          </table:table-cell>
          <table:table-cell table:style-name="ce14" office:value-type="string" calcext:value-type="string">
            <text:p>T2.11</text:p>
          </table:table-cell>
          <table:table-cell table:style-name="ce29" office:value-type="string" calcext:value-type="string">
            <text:p>Remove following elements from the diagram:</text:p>
            <text:p>- Copied Region</text:p>
            <text:p>- Elements added in T.2.10</text:p>
          </table:table-cell>
          <table:table-cell table:style-name="ce29" office:value-type="string" calcext:value-type="string">
            <text:p>All elements should be removed</text:p>
          </table:table-cell>
          <table:table-cell table:style-name="ce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2.1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2</text:p>
          </table:table-cell>
          <table:table-cell table:style-name="ce29" office:value-type="string" calcext:value-type="string">
            <text:p>Enable SC Modeling Perspective </text:p>
            <text:p>Expand the Staircase.sct file in the Package Explorer</text:p>
            <text:p/>
          </table:table-cell>
          <table:table-cell table:style-name="ce29" office:value-type="string" calcext:value-type="string">
            <text:p>Statechart Staircase should be displayed as child with icon</text:p>
          </table:table-cell>
          <table:table-cell table:style-name="ce59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1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</text:p>
          </table:table-cell>
          <table:table-cell table:style-name="ce29" office:value-type="string" calcext:value-type="string">
            <text:p>Expand the Statechart Staircase entry in the tree view</text:p>
            <text:p/>
          </table:table-cell>
          <table:table-cell table:style-name="ce29" office:value-type="string" calcext:value-type="string">
            <text:p>The two interfaces and the region should be displayed as children with icons.</text:p>
          </table:table-cell>
          <table:table-cell table:style-name="ce60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11">
          <table:table-cell table:style-name="ce14" office:value-type="string" calcext:value-type="string">
            <text:p>T2.13.2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1</text:p>
          </table:table-cell>
          <table:table-cell table:style-name="ce29" office:value-type="string" calcext:value-type="string">
            <text:p>Expand the interface entries in the tree view</text:p>
            <text:p/>
          </table:table-cell>
          <table:table-cell table:style-name="ce29" office:value-type="string" calcext:value-type="string">
            <text:p>The variables and events of the interfaces should be listed as children with icons.</text:p>
          </table:table-cell>
          <table:table-cell table:style-name="ce61" table:content-validation-name="val2" office:value-type="string" calcext:value-type="string">
            <text:p>OPEN</text:p>
          </table:table-cell>
          <table:table-cell table:style-name="ce29"/>
          <table:table-cell table:style-name="ce64" table:number-columns-repeated="1017"/>
        </table:table-row>
        <table:table-row table:style-name="ro8">
          <table:table-cell table:style-name="ce14" office:value-type="string" calcext:value-type="string">
            <text:p>T2.13.3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2</text:p>
          </table:table-cell>
          <table:table-cell table:style-name="ce29" office:value-type="string" calcext:value-type="string">
            <text:p>Expand the region entry in the tree view</text:p>
            <text:p/>
          </table:table-cell>
          <table:table-cell table:style-name="ce29" office:value-type="string" calcext:value-type="string">
            <text:p>The initial state and the states LightOff and LightOn should be displayed as children with icons.</text:p>
          </table:table-cell>
          <table:table-cell table:style-name="ce6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14" office:value-type="string" calcext:value-type="string">
            <text:p>T2.13.4</text:p>
          </table:table-cell>
          <table:table-cell table:style-name="ce14" office:value-type="string" calcext:value-type="string">
            <text:p>Navigator View</text:p>
          </table:table-cell>
          <table:table-cell table:style-name="ce14" office:value-type="string" calcext:value-type="string">
            <text:p>T2.13.3</text:p>
          </table:table-cell>
          <table:table-cell table:style-name="ce29" office:value-type="string" calcext:value-type="string">
            <text:p>Expand the states entries in the tree view</text:p>
            <text:p/>
          </table:table-cell>
          <table:table-cell table:style-name="ce29" office:value-type="string" calcext:value-type="string">
            <text:p>The outgoing transitions of the states should be displayed with icon and trigger/guard</text:p>
          </table:table-cell>
          <table:table-cell table:style-name="ce6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6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2 - Editor'.C2:'Yakindu SCT Testcase 02 - Editor'.C2">
            <calcext:condition calcext:apply-style-name="ERRORS" calcext:value="&gt;0" calcext:base-cell-address="'Yakindu SCT Testcase 02 - Editor'.C2"/>
          </calcext:conditional-format>
          <calcext:conditional-format calcext:target-range-address="'Yakindu SCT Testcase 02 - Editor'.F16:'Yakindu SCT Testcase 02 - Editor'.F16">
            <calcext:condition calcext:apply-style-name="FAILED" calcext:value="=&quot;FAILED&quot;" calcext:base-cell-address="'Yakindu SCT Testcase 02 - Editor'.F16"/>
            <calcext:condition calcext:apply-style-name="SUCCEDED" calcext:value="=&quot;SUCCEDED&quot;" calcext:base-cell-address="'Yakindu SCT Testcase 02 - Editor'.F16"/>
            <calcext:condition calcext:apply-style-name="OPEN" calcext:value="=&quot;OPEN&quot;" calcext:base-cell-address="'Yakindu SCT Testcase 02 - Editor'.F16"/>
            <calcext:condition calcext:apply-style-name="Not Applicable" calcext:value="=&quot;N/A&quot;" calcext:base-cell-address="'Yakindu SCT Testcase 02 - Editor'.F16"/>
          </calcext:conditional-format>
          <calcext:conditional-format calcext:target-range-address="'Yakindu SCT Testcase 02 - Editor'.F17:'Yakindu SCT Testcase 02 - Editor'.F17">
            <calcext:condition calcext:apply-style-name="FAILED" calcext:value="=&quot;FAILED&quot;" calcext:base-cell-address="'Yakindu SCT Testcase 02 - Editor'.F17"/>
            <calcext:condition calcext:apply-style-name="SUCCEDED" calcext:value="=&quot;SUCCEDED&quot;" calcext:base-cell-address="'Yakindu SCT Testcase 02 - Editor'.F17"/>
            <calcext:condition calcext:apply-style-name="OPEN" calcext:value="=&quot;OPEN&quot;" calcext:base-cell-address="'Yakindu SCT Testcase 02 - Editor'.F17"/>
            <calcext:condition calcext:apply-style-name="Not Applicable" calcext:value="=&quot;N/A&quot;" calcext:base-cell-address="'Yakindu SCT Testcase 02 - Editor'.F17"/>
          </calcext:conditional-format>
          <calcext:conditional-format calcext:target-range-address="'Yakindu SCT Testcase 02 - Editor'.F18:'Yakindu SCT Testcase 02 - Editor'.F18">
            <calcext:condition calcext:apply-style-name="FAILED" calcext:value="=&quot;FAILED&quot;" calcext:base-cell-address="'Yakindu SCT Testcase 02 - Editor'.F18"/>
            <calcext:condition calcext:apply-style-name="SUCCEDED" calcext:value="=&quot;SUCCEDED&quot;" calcext:base-cell-address="'Yakindu SCT Testcase 02 - Editor'.F18"/>
            <calcext:condition calcext:apply-style-name="OPEN" calcext:value="=&quot;OPEN&quot;" calcext:base-cell-address="'Yakindu SCT Testcase 02 - Editor'.F18"/>
            <calcext:condition calcext:apply-style-name="Not Applicable" calcext:value="=&quot;N/A&quot;" calcext:base-cell-address="'Yakindu SCT Testcase 02 - Editor'.F18"/>
          </calcext:conditional-format>
          <calcext:conditional-format calcext:target-range-address="'Yakindu SCT Testcase 02 - Editor'.F19:'Yakindu SCT Testcase 02 - Editor'.F19">
            <calcext:condition calcext:apply-style-name="FAILED" calcext:value="=&quot;FAILED&quot;" calcext:base-cell-address="'Yakindu SCT Testcase 02 - Editor'.F19"/>
            <calcext:condition calcext:apply-style-name="SUCCEDED" calcext:value="=&quot;SUCCEDED&quot;" calcext:base-cell-address="'Yakindu SCT Testcase 02 - Editor'.F19"/>
            <calcext:condition calcext:apply-style-name="OPEN" calcext:value="=&quot;OPEN&quot;" calcext:base-cell-address="'Yakindu SCT Testcase 02 - Editor'.F19"/>
            <calcext:condition calcext:apply-style-name="Not Applicable" calcext:value="=&quot;N/A&quot;" calcext:base-cell-address="'Yakindu SCT Testcase 02 - Editor'.F19"/>
          </calcext:conditional-format>
          <calcext:conditional-format calcext:target-range-address="'Yakindu SCT Testcase 02 - Editor'.F20:'Yakindu SCT Testcase 02 - Editor'.F20">
            <calcext:condition calcext:apply-style-name="FAILED" calcext:value="=&quot;FAILED&quot;" calcext:base-cell-address="'Yakindu SCT Testcase 02 - Editor'.F20"/>
            <calcext:condition calcext:apply-style-name="SUCCEDED" calcext:value="=&quot;SUCCEDED&quot;" calcext:base-cell-address="'Yakindu SCT Testcase 02 - Editor'.F20"/>
            <calcext:condition calcext:apply-style-name="OPEN" calcext:value="=&quot;OPEN&quot;" calcext:base-cell-address="'Yakindu SCT Testcase 02 - Editor'.F20"/>
            <calcext:condition calcext:apply-style-name="Not Applicable" calcext:value="=&quot;N/A&quot;" calcext:base-cell-address="'Yakindu SCT Testcase 02 - Editor'.F20"/>
          </calcext:conditional-format>
          <calcext:conditional-format calcext:target-range-address="'Yakindu SCT Testcase 02 - Editor'.F21:'Yakindu SCT Testcase 02 - Editor'.F21">
            <calcext:condition calcext:apply-style-name="FAILED" calcext:value="=&quot;FAILED&quot;" calcext:base-cell-address="'Yakindu SCT Testcase 02 - Editor'.F21"/>
            <calcext:condition calcext:apply-style-name="SUCCEDED" calcext:value="=&quot;SUCCEDED&quot;" calcext:base-cell-address="'Yakindu SCT Testcase 02 - Editor'.F21"/>
            <calcext:condition calcext:apply-style-name="OPEN" calcext:value="=&quot;OPEN&quot;" calcext:base-cell-address="'Yakindu SCT Testcase 02 - Editor'.F21"/>
            <calcext:condition calcext:apply-style-name="Not Applicable" calcext:value="=&quot;N/A&quot;" calcext:base-cell-address="'Yakindu SCT Testcase 02 - Editor'.F21"/>
          </calcext:conditional-format>
          <calcext:conditional-format calcext:target-range-address="'Yakindu SCT Testcase 02 - Editor'.F22:'Yakindu SCT Testcase 02 - Editor'.F22">
            <calcext:condition calcext:apply-style-name="FAILED" calcext:value="=&quot;FAILED&quot;" calcext:base-cell-address="'Yakindu SCT Testcase 02 - Editor'.F22"/>
            <calcext:condition calcext:apply-style-name="SUCCEDED" calcext:value="=&quot;SUCCEDED&quot;" calcext:base-cell-address="'Yakindu SCT Testcase 02 - Editor'.F22"/>
            <calcext:condition calcext:apply-style-name="OPEN" calcext:value="=&quot;OPEN&quot;" calcext:base-cell-address="'Yakindu SCT Testcase 02 - Editor'.F22"/>
            <calcext:condition calcext:apply-style-name="Not Applicable" calcext:value="=&quot;N/A&quot;" calcext:base-cell-address="'Yakindu SCT Testcase 02 - Editor'.F22"/>
          </calcext:conditional-format>
          <calcext:conditional-format calcext:target-range-address="'Yakindu SCT Testcase 02 - Editor'.F23:'Yakindu SCT Testcase 02 - Editor'.F23">
            <calcext:condition calcext:apply-style-name="FAILED" calcext:value="=&quot;FAILED&quot;" calcext:base-cell-address="'Yakindu SCT Testcase 02 - Editor'.F23"/>
            <calcext:condition calcext:apply-style-name="SUCCEDED" calcext:value="=&quot;SUCCEDED&quot;" calcext:base-cell-address="'Yakindu SCT Testcase 02 - Editor'.F23"/>
            <calcext:condition calcext:apply-style-name="OPEN" calcext:value="=&quot;OPEN&quot;" calcext:base-cell-address="'Yakindu SCT Testcase 02 - Editor'.F23"/>
            <calcext:condition calcext:apply-style-name="Not Applicable" calcext:value="=&quot;N/A&quot;" calcext:base-cell-address="'Yakindu SCT Testcase 02 - Editor'.F23"/>
          </calcext:conditional-format>
          <calcext:conditional-format calcext:target-range-address="'Yakindu SCT Testcase 02 - Editor'.F24:'Yakindu SCT Testcase 02 - Editor'.F24">
            <calcext:condition calcext:apply-style-name="FAILED" calcext:value="=&quot;FAILED&quot;" calcext:base-cell-address="'Yakindu SCT Testcase 02 - Editor'.F24"/>
            <calcext:condition calcext:apply-style-name="SUCCEDED" calcext:value="=&quot;SUCCEDED&quot;" calcext:base-cell-address="'Yakindu SCT Testcase 02 - Editor'.F24"/>
            <calcext:condition calcext:apply-style-name="OPEN" calcext:value="=&quot;OPEN&quot;" calcext:base-cell-address="'Yakindu SCT Testcase 02 - Editor'.F24"/>
            <calcext:condition calcext:apply-style-name="Not Applicable" calcext:value="=&quot;N/A&quot;" calcext:base-cell-address="'Yakindu SCT Testcase 02 - Editor'.F24"/>
          </calcext:conditional-format>
          <calcext:conditional-format calcext:target-range-address="'Yakindu SCT Testcase 02 - Editor'.F25:'Yakindu SCT Testcase 02 - Editor'.F25">
            <calcext:condition calcext:apply-style-name="FAILED" calcext:value="=&quot;FAILED&quot;" calcext:base-cell-address="'Yakindu SCT Testcase 02 - Editor'.F25"/>
            <calcext:condition calcext:apply-style-name="SUCCEDED" calcext:value="=&quot;SUCCEDED&quot;" calcext:base-cell-address="'Yakindu SCT Testcase 02 - Editor'.F25"/>
            <calcext:condition calcext:apply-style-name="OPEN" calcext:value="=&quot;OPEN&quot;" calcext:base-cell-address="'Yakindu SCT Testcase 02 - Editor'.F25"/>
            <calcext:condition calcext:apply-style-name="Not Applicable" calcext:value="=&quot;N/A&quot;" calcext:base-cell-address="'Yakindu SCT Testcase 02 - Editor'.F25"/>
          </calcext:conditional-format>
          <calcext:conditional-format calcext:target-range-address="'Yakindu SCT Testcase 02 - Editor'.F26:'Yakindu SCT Testcase 02 - Editor'.F26">
            <calcext:condition calcext:apply-style-name="FAILED" calcext:value="=&quot;FAILED&quot;" calcext:base-cell-address="'Yakindu SCT Testcase 02 - Editor'.F26"/>
            <calcext:condition calcext:apply-style-name="SUCCEDED" calcext:value="=&quot;SUCCEDED&quot;" calcext:base-cell-address="'Yakindu SCT Testcase 02 - Editor'.F26"/>
            <calcext:condition calcext:apply-style-name="OPEN" calcext:value="=&quot;OPEN&quot;" calcext:base-cell-address="'Yakindu SCT Testcase 02 - Editor'.F26"/>
            <calcext:condition calcext:apply-style-name="Not Applicable" calcext:value="=&quot;N/A&quot;" calcext:base-cell-address="'Yakindu SCT Testcase 02 - Editor'.F26"/>
          </calcext:conditional-format>
          <calcext:conditional-format calcext:target-range-address="'Yakindu SCT Testcase 02 - Editor'.F27:'Yakindu SCT Testcase 02 - Editor'.F27">
            <calcext:condition calcext:apply-style-name="FAILED" calcext:value="=&quot;FAILED&quot;" calcext:base-cell-address="'Yakindu SCT Testcase 02 - Editor'.F27"/>
            <calcext:condition calcext:apply-style-name="SUCCEDED" calcext:value="=&quot;SUCCEDED&quot;" calcext:base-cell-address="'Yakindu SCT Testcase 02 - Editor'.F27"/>
            <calcext:condition calcext:apply-style-name="OPEN" calcext:value="=&quot;OPEN&quot;" calcext:base-cell-address="'Yakindu SCT Testcase 02 - Editor'.F27"/>
            <calcext:condition calcext:apply-style-name="Not Applicable" calcext:value="=&quot;N/A&quot;" calcext:base-cell-address="'Yakindu SCT Testcase 02 - Editor'.F27"/>
          </calcext:conditional-format>
          <calcext:conditional-format calcext:target-range-address="'Yakindu SCT Testcase 02 - Editor'.F28:'Yakindu SCT Testcase 02 - Editor'.F28">
            <calcext:condition calcext:apply-style-name="FAILED" calcext:value="=&quot;FAILED&quot;" calcext:base-cell-address="'Yakindu SCT Testcase 02 - Editor'.F28"/>
            <calcext:condition calcext:apply-style-name="SUCCEDED" calcext:value="=&quot;SUCCEDED&quot;" calcext:base-cell-address="'Yakindu SCT Testcase 02 - Editor'.F28"/>
            <calcext:condition calcext:apply-style-name="OPEN" calcext:value="=&quot;OPEN&quot;" calcext:base-cell-address="'Yakindu SCT Testcase 02 - Editor'.F28"/>
            <calcext:condition calcext:apply-style-name="Not Applicable" calcext:value="=&quot;N/A&quot;" calcext:base-cell-address="'Yakindu SCT Testcase 02 - Editor'.F28"/>
          </calcext:conditional-format>
          <calcext:conditional-format calcext:target-range-address="'Yakindu SCT Testcase 02 - Editor'.F29:'Yakindu SCT Testcase 02 - Editor'.F29">
            <calcext:condition calcext:apply-style-name="FAILED" calcext:value="=&quot;FAILED&quot;" calcext:base-cell-address="'Yakindu SCT Testcase 02 - Editor'.F29"/>
            <calcext:condition calcext:apply-style-name="SUCCEDED" calcext:value="=&quot;SUCCEDED&quot;" calcext:base-cell-address="'Yakindu SCT Testcase 02 - Editor'.F29"/>
            <calcext:condition calcext:apply-style-name="OPEN" calcext:value="=&quot;OPEN&quot;" calcext:base-cell-address="'Yakindu SCT Testcase 02 - Editor'.F29"/>
            <calcext:condition calcext:apply-style-name="Not Applicable" calcext:value="=&quot;N/A&quot;" calcext:base-cell-address="'Yakindu SCT Testcase 02 - Editor'.F29"/>
          </calcext:conditional-format>
          <calcext:conditional-format calcext:target-range-address="'Yakindu SCT Testcase 02 - Editor'.F30:'Yakindu SCT Testcase 02 - Editor'.F30">
            <calcext:condition calcext:apply-style-name="FAILED" calcext:value="=&quot;FAILED&quot;" calcext:base-cell-address="'Yakindu SCT Testcase 02 - Editor'.F30"/>
            <calcext:condition calcext:apply-style-name="SUCCEDED" calcext:value="=&quot;SUCCEDED&quot;" calcext:base-cell-address="'Yakindu SCT Testcase 02 - Editor'.F30"/>
            <calcext:condition calcext:apply-style-name="OPEN" calcext:value="=&quot;OPEN&quot;" calcext:base-cell-address="'Yakindu SCT Testcase 02 - Editor'.F30"/>
            <calcext:condition calcext:apply-style-name="Not Applicable" calcext:value="=&quot;N/A&quot;" calcext:base-cell-address="'Yakindu SCT Testcase 02 - Editor'.F30"/>
          </calcext:conditional-format>
          <calcext:conditional-format calcext:target-range-address="'Yakindu SCT Testcase 02 - Editor'.F31:'Yakindu SCT Testcase 02 - Editor'.F31">
            <calcext:condition calcext:apply-style-name="FAILED" calcext:value="=&quot;FAILED&quot;" calcext:base-cell-address="'Yakindu SCT Testcase 02 - Editor'.F31"/>
            <calcext:condition calcext:apply-style-name="SUCCEDED" calcext:value="=&quot;SUCCEDED&quot;" calcext:base-cell-address="'Yakindu SCT Testcase 02 - Editor'.F31"/>
            <calcext:condition calcext:apply-style-name="OPEN" calcext:value="=&quot;OPEN&quot;" calcext:base-cell-address="'Yakindu SCT Testcase 02 - Editor'.F31"/>
            <calcext:condition calcext:apply-style-name="Not Applicable" calcext:value="=&quot;N/A&quot;" calcext:base-cell-address="'Yakindu SCT Testcase 02 - Editor'.F31"/>
          </calcext:conditional-format>
          <calcext:conditional-format calcext:target-range-address="'Yakindu SCT Testcase 02 - Editor'.F32:'Yakindu SCT Testcase 02 - Editor'.F32">
            <calcext:condition calcext:apply-style-name="FAILED" calcext:value="=&quot;FAILED&quot;" calcext:base-cell-address="'Yakindu SCT Testcase 02 - Editor'.F32"/>
            <calcext:condition calcext:apply-style-name="SUCCEDED" calcext:value="=&quot;SUCCEDED&quot;" calcext:base-cell-address="'Yakindu SCT Testcase 02 - Editor'.F32"/>
            <calcext:condition calcext:apply-style-name="OPEN" calcext:value="=&quot;OPEN&quot;" calcext:base-cell-address="'Yakindu SCT Testcase 02 - Editor'.F32"/>
            <calcext:condition calcext:apply-style-name="Not Applicable" calcext:value="=&quot;N/A&quot;" calcext:base-cell-address="'Yakindu SCT Testcase 02 - Editor'.F32"/>
          </calcext:conditional-format>
          <calcext:conditional-format calcext:target-range-address="'Yakindu SCT Testcase 02 - Editor'.F33:'Yakindu SCT Testcase 02 - Editor'.F33">
            <calcext:condition calcext:apply-style-name="FAILED" calcext:value="=&quot;FAILED&quot;" calcext:base-cell-address="'Yakindu SCT Testcase 02 - Editor'.F33"/>
            <calcext:condition calcext:apply-style-name="SUCCEDED" calcext:value="=&quot;SUCCEDED&quot;" calcext:base-cell-address="'Yakindu SCT Testcase 02 - Editor'.F33"/>
            <calcext:condition calcext:apply-style-name="OPEN" calcext:value="=&quot;OPEN&quot;" calcext:base-cell-address="'Yakindu SCT Testcase 02 - Editor'.F33"/>
            <calcext:condition calcext:apply-style-name="Not Applicable" calcext:value="=&quot;N/A&quot;" calcext:base-cell-address="'Yakindu SCT Testcase 02 - Editor'.F33"/>
          </calcext:conditional-format>
          <calcext:conditional-format calcext:target-range-address="'Yakindu SCT Testcase 02 - Editor'.C1:'Yakindu SCT Testcase 02 - Editor'.C1">
            <calcext:condition calcext:apply-style-name="Complete" calcext:value="=&quot;Complete&quot;" calcext:base-cell-address="'Yakindu SCT Testcase 02 - Editor'.C1"/>
            <calcext:condition calcext:apply-style-name="ERRORS" calcext:value="contains-text(&quot;ERRORS&quot;)" calcext:base-cell-address="'Yakindu SCT Testcase 02 - Editor'.C1"/>
            <calcext:condition calcext:apply-style-name="Incomplete" calcext:value="begins-with(&quot;Incomplete&quot;)" calcext:base-cell-address="'Yakindu SCT Testcase 02 - Editor'.C1"/>
          </calcext:conditional-format>
        </calcext:conditional-formats>
      </table:table>
      <table:table table:name="Yakindu SCT Testcase 03 - Simul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6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66" table:formula="of:=COUNTIF([.F15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number-columns-repeated="1022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7">
          <table:table-cell table:style-name="ce14" office:value-type="string" calcext:value-type="string">
            <text:p>T3.1</text:p>
          </table:table-cell>
          <table:table-cell table:style-name="ce14" office:value-type="string" calcext:value-type="string">
            <text:p>Run Configur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he TestProject</text:p>
            <text:p>Select <text:span text:style-name="T1">Run-&gt;Run Configurations...</text:span></text:p>
            <text:p>Select <text:span text:style-name="T8">Statechart Simulation</text:span></text:p>
            <text:p>Click on the <text:span text:style-name="T1">New</text:span> button (Upper left corner)</text:p>
            <text:p>Enter <text:span text:style-name="T8">Staircase</text:span> as name</text:p>
            <text:p>Choose <text:span text:style-name="T8">Staircase.sct</text:span> as model file</text:p>
            <text:p>Click on <text:span text:style-name="T1">Apply</text:span> button to save settings</text:p>
            <text:p>Click on <text:span text:style-name="T1">Run</text:span> button to start simulation</text:p>
          </table:table-cell>
          <table:table-cell table:style-name="ce29" office:value-type="string" calcext:value-type="string">
            <text:p>The simulation is started</text:p>
            <text:p>The <text:span text:style-name="T8">SC Simulation</text:span> perspective is enabled</text:p>
            <text:p>State <text:span text:style-name="T8">LightOff</text:span> is highlighted (red)</text:p>
            <text:p>The Declarations View displays the variable <text:span text:style-name="T8">light</text:span> (Value false) and the  event <text:span text:style-name="T8">keypress</text:span></text:p>
          </table:table-cell>
          <table:table-cell table:style-name="ce67" table:content-validation-name="val2" office:value-type="string" calcext:value-type="string">
            <text:p>OPEN</text:p>
          </table:table-cell>
          <table:table-cell table:style-name="ce70"/>
          <table:table-cell table:style-name="ce42" table:number-columns-repeated="1017"/>
        </table:table-row>
        <table:table-row table:style-name="ro15">
          <table:table-cell table:style-name="ce14" office:value-type="string" calcext:value-type="string">
            <text:p>T3.2</text:p>
          </table:table-cell>
          <table:table-cell table:style-name="ce14" office:value-type="string" calcext:value-type="string">
            <text:p>Change the state</text:p>
          </table:table-cell>
          <table:table-cell table:style-name="ce14" office:value-type="string" calcext:value-type="string">
            <text:p>T3.1</text:p>
          </table:table-cell>
          <table:table-cell table:style-name="ce29" office:value-type="string" calcext:value-type="string">
            <text:p>Click on the event <text:span text:style-name="T8">keypress</text:span> in the Declarations View</text:p>
          </table:table-cell>
          <table:table-cell table:style-name="ce33" office:value-type="string" calcext:value-type="string">
            <text:p>State <text:span text:style-name="T8">LightOn</text:span> is highlighted (red)</text:p>
            <text:p>The transition from <text:span text:style-name="T8">LightOff</text:span> to <text:span text:style-name="T8">LightOn</text:span> is colored orange</text:p>
            <text:p>Variable <text:span text:style-name="T8">light</text:span> is set to true</text:p>
            <text:p/>
            <text:p>After 30 seconds state<text:span text:style-name="T8"> LightOff</text:span> and it's incoming transition are highlighted</text:p>
            <text:p>Variable <text:span text:style-name="T8">light</text:span> is set to false</text:p>
          </table:table-cell>
          <table:table-cell table:style-name="ce6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8">
          <table:table-cell table:style-name="ce14" office:value-type="string" calcext:value-type="string">
            <text:p>T3.3</text:p>
          </table:table-cell>
          <table:table-cell table:style-name="ce14" office:value-type="string" calcext:value-type="string">
            <text:p>Stop the simulation</text:p>
          </table:table-cell>
          <table:table-cell table:style-name="ce14" office:value-type="string" calcext:value-type="string">
            <text:p>T3.2</text:p>
          </table:table-cell>
          <table:table-cell table:style-name="ce45" office:value-type="string" calcext:value-type="string">
            <text:p>Click on the <text:span text:style-name="T1">Terminate</text:span> button in the Debug View to stop the simulation</text:p>
          </table:table-cell>
          <table:table-cell table:style-name="ce29" office:value-type="string" calcext:value-type="string">
            <text:p>Simulation is stopped</text:p>
            <text:p>No state is highlighted</text:p>
            <text:p>The Declarations View is empty</text:p>
          </table:table-cell>
          <table:table-cell table:style-name="ce6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4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5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03 - Simulation'.C2:'Yakindu SCT Testcase 03 - Simulation'.C2">
            <calcext:condition calcext:apply-style-name="ERRORS" calcext:value="&gt;0" calcext:base-cell-address="'Yakindu SCT Testcase 03 - Simulation'.C2"/>
          </calcext:conditional-format>
          <calcext:conditional-format calcext:target-range-address="'Yakindu SCT Testcase 03 - Simulation'.F16:'Yakindu SCT Testcase 03 - Simulation'.F16">
            <calcext:condition calcext:apply-style-name="FAILED" calcext:value="=&quot;FAILED&quot;" calcext:base-cell-address="'Yakindu SCT Testcase 03 - Simulation'.F16"/>
            <calcext:condition calcext:apply-style-name="SUCCEDED" calcext:value="=&quot;SUCCEDED&quot;" calcext:base-cell-address="'Yakindu SCT Testcase 03 - Simulation'.F16"/>
            <calcext:condition calcext:apply-style-name="OPEN" calcext:value="=&quot;OPEN&quot;" calcext:base-cell-address="'Yakindu SCT Testcase 03 - Simulation'.F16"/>
            <calcext:condition calcext:apply-style-name="Not Applicable" calcext:value="=&quot;N/A&quot;" calcext:base-cell-address="'Yakindu SCT Testcase 03 - Simulation'.F16"/>
          </calcext:conditional-format>
          <calcext:conditional-format calcext:target-range-address="'Yakindu SCT Testcase 03 - Simulation'.F17:'Yakindu SCT Testcase 03 - Simulation'.F17">
            <calcext:condition calcext:apply-style-name="FAILED" calcext:value="=&quot;FAILED&quot;" calcext:base-cell-address="'Yakindu SCT Testcase 03 - Simulation'.F17"/>
            <calcext:condition calcext:apply-style-name="SUCCEDED" calcext:value="=&quot;SUCCEDED&quot;" calcext:base-cell-address="'Yakindu SCT Testcase 03 - Simulation'.F17"/>
            <calcext:condition calcext:apply-style-name="OPEN" calcext:value="=&quot;OPEN&quot;" calcext:base-cell-address="'Yakindu SCT Testcase 03 - Simulation'.F17"/>
            <calcext:condition calcext:apply-style-name="Not Applicable" calcext:value="=&quot;N/A&quot;" calcext:base-cell-address="'Yakindu SCT Testcase 03 - Simulation'.F17"/>
          </calcext:conditional-format>
          <calcext:conditional-format calcext:target-range-address="'Yakindu SCT Testcase 03 - Simulation'.F18:'Yakindu SCT Testcase 03 - Simulation'.F18">
            <calcext:condition calcext:apply-style-name="FAILED" calcext:value="=&quot;FAILED&quot;" calcext:base-cell-address="'Yakindu SCT Testcase 03 - Simulation'.F18"/>
            <calcext:condition calcext:apply-style-name="SUCCEDED" calcext:value="=&quot;SUCCEDED&quot;" calcext:base-cell-address="'Yakindu SCT Testcase 03 - Simulation'.F18"/>
            <calcext:condition calcext:apply-style-name="OPEN" calcext:value="=&quot;OPEN&quot;" calcext:base-cell-address="'Yakindu SCT Testcase 03 - Simulation'.F18"/>
            <calcext:condition calcext:apply-style-name="Not Applicable" calcext:value="=&quot;N/A&quot;" calcext:base-cell-address="'Yakindu SCT Testcase 03 - Simulation'.F18"/>
          </calcext:conditional-format>
          <calcext:conditional-format calcext:target-range-address="'Yakindu SCT Testcase 03 - Simulation'.C1:'Yakindu SCT Testcase 03 - Simulation'.C1">
            <calcext:condition calcext:apply-style-name="Complete" calcext:value="=&quot;Complete&quot;" calcext:base-cell-address="'Yakindu SCT Testcase 03 - Simulation'.C1"/>
            <calcext:condition calcext:apply-style-name="ERRORS" calcext:value="contains-text(&quot;ERRORS&quot;)" calcext:base-cell-address="'Yakindu SCT Testcase 03 - Simulation'.C1"/>
            <calcext:condition calcext:apply-style-name="Incomplete" calcext:value="begins-with(&quot;Incomplete&quot;)" calcext:base-cell-address="'Yakindu SCT Testcase 03 - Simulation'.C1"/>
          </calcext:conditional-format>
        </calcext:conditional-formats>
      </table:table>
      <table:table table:name="Yakindu SCT Testcase 04 - Help Integr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1">
          <table:table-cell table:style-name="ce14" office:value-type="string" calcext:value-type="string">
            <text:p>T4.1</text:p>
          </table:table-cell>
          <table:table-cell table:style-name="ce14" office:value-type="string" calcext:value-type="string">
            <text:p>Open Help Documentation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Click on Help-&gt;Help Contents</text:p>
            <text:p>Select Statechart Tools User Guide</text:p>
          </table:table-cell>
          <table:table-cell table:style-name="ce29" office:value-type="string" calcext:value-type="string">
            <text:p>Check if YAKINDU help contains list of contents</text:p>
          </table:table-cell>
          <table:table-cell table:style-name="ce7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15"/>
          <table:table-cell table:style-name="ce31"/>
          <table:table-cell table:style-name="ce74"/>
          <table:table-cell table:style-name="ce31" table:number-columns-repeated="2"/>
          <table:table-cell table:style-name="ce42" table:number-columns-repeated="1017"/>
        </table:table-row>
        <table:table-row table:style-name="ro7">
          <table:table-cell table:style-name="ce15"/>
          <table:table-cell table:style-name="ce19"/>
          <table:table-cell table:style-name="ce15"/>
          <table:table-cell table:style-name="ce73"/>
          <table:table-cell table:style-name="ce31" table:number-columns-repeated="3"/>
          <table:table-cell table:style-name="ce42" table:number-columns-repeated="1017"/>
        </table:table-row>
        <table:table-row table:style-name="ro7" table:number-rows-repeated="6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6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4 - Help Integration'.C2:'Yakindu SCT Testcase 04 - Help Integration'.C2">
            <calcext:condition calcext:apply-style-name="ERRORS" calcext:value="&gt;0" calcext:base-cell-address="'Yakindu SCT Testcase 04 - Help Integration'.C2"/>
          </calcext:conditional-format>
          <calcext:conditional-format calcext:target-range-address="'Yakindu SCT Testcase 04 - Help Integration'.F16:'Yakindu SCT Testcase 04 - Help Integration'.F16">
            <calcext:condition calcext:apply-style-name="FAILED" calcext:value="=&quot;FAILED&quot;" calcext:base-cell-address="'Yakindu SCT Testcase 04 - Help Integration'.F16"/>
            <calcext:condition calcext:apply-style-name="SUCCEDED" calcext:value="=&quot;SUCCEDED&quot;" calcext:base-cell-address="'Yakindu SCT Testcase 04 - Help Integration'.F16"/>
            <calcext:condition calcext:apply-style-name="OPEN" calcext:value="=&quot;OPEN&quot;" calcext:base-cell-address="'Yakindu SCT Testcase 04 - Help Integration'.F16"/>
            <calcext:condition calcext:apply-style-name="Not Applicable" calcext:value="=&quot;N/A&quot;" calcext:base-cell-address="'Yakindu SCT Testcase 04 - Help Integration'.F16"/>
          </calcext:conditional-format>
          <calcext:conditional-format calcext:target-range-address="'Yakindu SCT Testcase 04 - Help Integration'.C1:'Yakindu SCT Testcase 04 - Help Integration'.C1">
            <calcext:condition calcext:apply-style-name="Complete" calcext:value="=&quot;Complete&quot;" calcext:base-cell-address="'Yakindu SCT Testcase 04 - Help Integration'.C1"/>
            <calcext:condition calcext:apply-style-name="ERRORS" calcext:value="contains-text(&quot;ERRORS&quot;)" calcext:base-cell-address="'Yakindu SCT Testcase 04 - Help Integration'.C1"/>
            <calcext:condition calcext:apply-style-name="Incomplete" calcext:value="begins-with(&quot;Incomplete&quot;)" calcext:base-cell-address="'Yakindu SCT Testcase 04 - Help Integration'.C1"/>
          </calcext:conditional-format>
        </calcext:conditional-formats>
      </table:table>
      <table:table table:name="Yakindu SCT Testcase 05 - Validati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76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0 of 10 open" calcext:value-type="string">
            <text:p>Incomplete: 10 of 10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77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9">
          <table:table-cell table:style-name="ce14" office:value-type="string" calcext:value-type="string">
            <text:p>T5.2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1.sct from svn repository</text:p>
          </table:table-cell>
          <table:table-cell table:style-name="ce14" office:value-type="string" calcext:value-type="string">
            <text:p>Open statechart ExpressionError01.sct</text:p>
          </table:table-cell>
          <table:table-cell table:style-name="ce29" office:value-type="string" calcext:value-type="string">
            <text:p>There should be four error markers with error message:</text:p>
            <text:p/>
            <text:p>"entry, exit, events are allowed as local reactions only."</text:p>
          </table:table-cell>
          <table:table-cell table:style-name="ce7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3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3.sct from svn repository</text:p>
          </table:table-cell>
          <table:table-cell table:style-name="ce14" office:value-type="string" calcext:value-type="string">
            <text:p>Open statechart ExpressionError03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In/Out declarations are not allowed in internal scope."</text:p>
          </table:table-cell>
          <table:table-cell table:style-name="ce7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4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4.sct from svn repository</text:p>
          </table:table-cell>
          <table:table-cell table:style-name="ce14" office:value-type="string" calcext:value-type="string">
            <text:p>Open statechart ExpressionError04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Local declarations are not allowed in interface scope."</text:p>
          </table:table-cell>
          <table:table-cell table:style-name="ce8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5</text:p>
          </table:table-cell>
          <table:table-cell table:style-name="ce14" office:value-type="string" calcext:value-type="string">
            <text:p>Expression error check</text:p>
          </table:table-cell>
          <table:table-cell table:style-name="ce14" office:value-type="string" calcext:value-type="string">
            <text:p>checkout ExpressionError05.sct from svn repository</text:p>
          </table:table-cell>
          <table:table-cell table:style-name="ce14" office:value-type="string" calcext:value-type="string">
            <text:p>Open statechart ExpressionError05.sct</text:p>
          </table:table-cell>
          <table:table-cell table:style-name="ce29" office:value-type="string" calcext:value-type="string">
            <text:p>There should be an error marker on statechart specification with error message:</text:p>
            <text:p/>
            <text:p>"Only one default/unnamed interface is allowed"</text:p>
          </table:table-cell>
          <table:table-cell table:style-name="ce8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6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1.sct from svn repository</text:p>
          </table:table-cell>
          <table:table-cell table:style-name="ce14" office:value-type="string" calcext:value-type="string">
            <text:p>Open statechart StatechartError01.sct</text:p>
          </table:table-cell>
          <table:table-cell table:style-name="ce29" office:value-type="string" calcext:value-type="string">
            <text:p>There should be an error marker on the state with error message:</text:p>
            <text:p/>
            <text:p>"A state must have a name"</text:p>
          </table:table-cell>
          <table:table-cell table:style-name="ce8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7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2.sct from svn repository</text:p>
          </table:table-cell>
          <table:table-cell table:style-name="ce14" office:value-type="string" calcext:value-type="string">
            <text:p>Open statechart StatechartError02.sct</text:p>
          </table:table-cell>
          <table:table-cell table:style-name="ce29" office:value-type="string" calcext:value-type="string">
            <text:p>There should be an error marker on the transition with error message:</text:p>
            <text:p/>
            <text:p>"Outgoing Transitions from Entries can not have a Trigger or Guard"</text:p>
          </table:table-cell>
          <table:table-cell table:style-name="ce8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8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3.sct from svn repository</text:p>
          </table:table-cell>
          <table:table-cell table:style-name="ce14" office:value-type="string" calcext:value-type="string">
            <text:p>Open statechart StatechartError03.sct</text:p>
          </table:table-cell>
          <table:table-cell table:style-name="ce29" office:value-type="string" calcext:value-type="string">
            <text:p>There should be an error marker on the states with error message:</text:p>
            <text:p/>
            <text:p>"Duplicate SpecificationElement 'A' in Region 'main region'"</text:p>
          </table:table-cell>
          <table:table-cell table:style-name="ce8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5.9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4.sct from svn repository</text:p>
          </table:table-cell>
          <table:table-cell table:style-name="ce14" office:value-type="string" calcext:value-type="string">
            <text:p>Open statechart StatechartError04.sct</text:p>
          </table:table-cell>
          <table:table-cell table:style-name="ce29" office:value-type="string" calcext:value-type="string">
            <text:p>There should be an error marker on state 'B' with error message:</text:p>
            <text:p/>
            <text:p>"Node is not reachable"</text:p>
          </table:table-cell>
          <table:table-cell table:style-name="ce85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9">
          <table:table-cell table:style-name="ce14" office:value-type="string" calcext:value-type="string">
            <text:p>T5.10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5.sct from svn repository</text:p>
          </table:table-cell>
          <table:table-cell table:style-name="ce14" office:value-type="string" calcext:value-type="string">
            <text:p>Open statechart StatechartError05.sct</text:p>
          </table:table-cell>
          <table:table-cell table:style-name="ce29" office:value-type="string" calcext:value-type="string">
            <text:p>There should be an error marker on Entry with error message:</text:p>
            <text:p/>
            <text:p>"Entries must not have more than one outgoing transition'"</text:p>
          </table:table-cell>
          <table:table-cell table:style-name="ce8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5.11</text:p>
          </table:table-cell>
          <table:table-cell table:style-name="ce14" office:value-type="string" calcext:value-type="string">
            <text:p>Statechart error check</text:p>
          </table:table-cell>
          <table:table-cell table:style-name="ce14" office:value-type="string" calcext:value-type="string">
            <text:p>checkout StatechartError06.sct from svn repository</text:p>
          </table:table-cell>
          <table:table-cell table:style-name="ce14" office:value-type="string" calcext:value-type="string">
            <text:p>Open statechart StatechartError06.sct</text:p>
          </table:table-cell>
          <table:table-cell table:style-name="ce29" office:value-type="string" calcext:value-type="string">
            <text:p>There should be an error marker on Choice with error message:</text:p>
            <text:p/>
            <text:p>"Choices must have at least one outgoing transition'"</text:p>
            <text:p>There should be a warning maker on Choice with warning message:</text:p>
            <text:p>“Transisition is never taken. Use 'oncycle' or 'always' instead”</text:p>
          </table:table-cell>
          <table:table-cell table:style-name="ce8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7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9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8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5 - Validation'.C2:'Yakindu SCT Testcase 05 - Validation'.C2">
            <calcext:condition calcext:apply-style-name="ERRORS" calcext:value="&gt;0" calcext:base-cell-address="'Yakindu SCT Testcase 05 - Validation'.C2"/>
          </calcext:conditional-format>
          <calcext:conditional-format calcext:target-range-address="'Yakindu SCT Testcase 05 - Validation'.F16:'Yakindu SCT Testcase 05 - Validation'.F16">
            <calcext:condition calcext:apply-style-name="FAILED" calcext:value="=&quot;FAILED&quot;" calcext:base-cell-address="'Yakindu SCT Testcase 05 - Validation'.F16"/>
            <calcext:condition calcext:apply-style-name="SUCCEDED" calcext:value="=&quot;SUCCEDED&quot;" calcext:base-cell-address="'Yakindu SCT Testcase 05 - Validation'.F16"/>
            <calcext:condition calcext:apply-style-name="OPEN" calcext:value="=&quot;OPEN&quot;" calcext:base-cell-address="'Yakindu SCT Testcase 05 - Validation'.F16"/>
            <calcext:condition calcext:apply-style-name="Not Applicable" calcext:value="=&quot;N/A&quot;" calcext:base-cell-address="'Yakindu SCT Testcase 05 - Validation'.F16"/>
          </calcext:conditional-format>
          <calcext:conditional-format calcext:target-range-address="'Yakindu SCT Testcase 05 - Validation'.F17:'Yakindu SCT Testcase 05 - Validation'.F17">
            <calcext:condition calcext:apply-style-name="FAILED" calcext:value="=&quot;FAILED&quot;" calcext:base-cell-address="'Yakindu SCT Testcase 05 - Validation'.F17"/>
            <calcext:condition calcext:apply-style-name="SUCCEDED" calcext:value="=&quot;SUCCEDED&quot;" calcext:base-cell-address="'Yakindu SCT Testcase 05 - Validation'.F17"/>
            <calcext:condition calcext:apply-style-name="OPEN" calcext:value="=&quot;OPEN&quot;" calcext:base-cell-address="'Yakindu SCT Testcase 05 - Validation'.F17"/>
            <calcext:condition calcext:apply-style-name="Not Applicable" calcext:value="=&quot;N/A&quot;" calcext:base-cell-address="'Yakindu SCT Testcase 05 - Validation'.F17"/>
          </calcext:conditional-format>
          <calcext:conditional-format calcext:target-range-address="'Yakindu SCT Testcase 05 - Validation'.F18:'Yakindu SCT Testcase 05 - Validation'.F18">
            <calcext:condition calcext:apply-style-name="FAILED" calcext:value="=&quot;FAILED&quot;" calcext:base-cell-address="'Yakindu SCT Testcase 05 - Validation'.F18"/>
            <calcext:condition calcext:apply-style-name="SUCCEDED" calcext:value="=&quot;SUCCEDED&quot;" calcext:base-cell-address="'Yakindu SCT Testcase 05 - Validation'.F18"/>
            <calcext:condition calcext:apply-style-name="OPEN" calcext:value="=&quot;OPEN&quot;" calcext:base-cell-address="'Yakindu SCT Testcase 05 - Validation'.F18"/>
            <calcext:condition calcext:apply-style-name="Not Applicable" calcext:value="=&quot;N/A&quot;" calcext:base-cell-address="'Yakindu SCT Testcase 05 - Validation'.F18"/>
          </calcext:conditional-format>
          <calcext:conditional-format calcext:target-range-address="'Yakindu SCT Testcase 05 - Validation'.F19:'Yakindu SCT Testcase 05 - Validation'.F19">
            <calcext:condition calcext:apply-style-name="FAILED" calcext:value="=&quot;FAILED&quot;" calcext:base-cell-address="'Yakindu SCT Testcase 05 - Validation'.F19"/>
            <calcext:condition calcext:apply-style-name="SUCCEDED" calcext:value="=&quot;SUCCEDED&quot;" calcext:base-cell-address="'Yakindu SCT Testcase 05 - Validation'.F19"/>
            <calcext:condition calcext:apply-style-name="OPEN" calcext:value="=&quot;OPEN&quot;" calcext:base-cell-address="'Yakindu SCT Testcase 05 - Validation'.F19"/>
            <calcext:condition calcext:apply-style-name="Not Applicable" calcext:value="=&quot;N/A&quot;" calcext:base-cell-address="'Yakindu SCT Testcase 05 - Validation'.F19"/>
          </calcext:conditional-format>
          <calcext:conditional-format calcext:target-range-address="'Yakindu SCT Testcase 05 - Validation'.F20:'Yakindu SCT Testcase 05 - Validation'.F20">
            <calcext:condition calcext:apply-style-name="FAILED" calcext:value="=&quot;FAILED&quot;" calcext:base-cell-address="'Yakindu SCT Testcase 05 - Validation'.F20"/>
            <calcext:condition calcext:apply-style-name="SUCCEDED" calcext:value="=&quot;SUCCEDED&quot;" calcext:base-cell-address="'Yakindu SCT Testcase 05 - Validation'.F20"/>
            <calcext:condition calcext:apply-style-name="OPEN" calcext:value="=&quot;OPEN&quot;" calcext:base-cell-address="'Yakindu SCT Testcase 05 - Validation'.F20"/>
            <calcext:condition calcext:apply-style-name="Not Applicable" calcext:value="=&quot;N/A&quot;" calcext:base-cell-address="'Yakindu SCT Testcase 05 - Validation'.F20"/>
          </calcext:conditional-format>
          <calcext:conditional-format calcext:target-range-address="'Yakindu SCT Testcase 05 - Validation'.F21:'Yakindu SCT Testcase 05 - Validation'.F21">
            <calcext:condition calcext:apply-style-name="FAILED" calcext:value="=&quot;FAILED&quot;" calcext:base-cell-address="'Yakindu SCT Testcase 05 - Validation'.F21"/>
            <calcext:condition calcext:apply-style-name="SUCCEDED" calcext:value="=&quot;SUCCEDED&quot;" calcext:base-cell-address="'Yakindu SCT Testcase 05 - Validation'.F21"/>
            <calcext:condition calcext:apply-style-name="OPEN" calcext:value="=&quot;OPEN&quot;" calcext:base-cell-address="'Yakindu SCT Testcase 05 - Validation'.F21"/>
            <calcext:condition calcext:apply-style-name="Not Applicable" calcext:value="=&quot;N/A&quot;" calcext:base-cell-address="'Yakindu SCT Testcase 05 - Validation'.F21"/>
          </calcext:conditional-format>
          <calcext:conditional-format calcext:target-range-address="'Yakindu SCT Testcase 05 - Validation'.F22:'Yakindu SCT Testcase 05 - Validation'.F22">
            <calcext:condition calcext:apply-style-name="FAILED" calcext:value="=&quot;FAILED&quot;" calcext:base-cell-address="'Yakindu SCT Testcase 05 - Validation'.F22"/>
            <calcext:condition calcext:apply-style-name="SUCCEDED" calcext:value="=&quot;SUCCEDED&quot;" calcext:base-cell-address="'Yakindu SCT Testcase 05 - Validation'.F22"/>
            <calcext:condition calcext:apply-style-name="OPEN" calcext:value="=&quot;OPEN&quot;" calcext:base-cell-address="'Yakindu SCT Testcase 05 - Validation'.F22"/>
            <calcext:condition calcext:apply-style-name="Not Applicable" calcext:value="=&quot;N/A&quot;" calcext:base-cell-address="'Yakindu SCT Testcase 05 - Validation'.F22"/>
          </calcext:conditional-format>
          <calcext:conditional-format calcext:target-range-address="'Yakindu SCT Testcase 05 - Validation'.F23:'Yakindu SCT Testcase 05 - Validation'.F23">
            <calcext:condition calcext:apply-style-name="FAILED" calcext:value="=&quot;FAILED&quot;" calcext:base-cell-address="'Yakindu SCT Testcase 05 - Validation'.F23"/>
            <calcext:condition calcext:apply-style-name="SUCCEDED" calcext:value="=&quot;SUCCEDED&quot;" calcext:base-cell-address="'Yakindu SCT Testcase 05 - Validation'.F23"/>
            <calcext:condition calcext:apply-style-name="OPEN" calcext:value="=&quot;OPEN&quot;" calcext:base-cell-address="'Yakindu SCT Testcase 05 - Validation'.F23"/>
            <calcext:condition calcext:apply-style-name="Not Applicable" calcext:value="=&quot;N/A&quot;" calcext:base-cell-address="'Yakindu SCT Testcase 05 - Validation'.F23"/>
          </calcext:conditional-format>
          <calcext:conditional-format calcext:target-range-address="'Yakindu SCT Testcase 05 - Validation'.F24:'Yakindu SCT Testcase 05 - Validation'.F24">
            <calcext:condition calcext:apply-style-name="FAILED" calcext:value="=&quot;FAILED&quot;" calcext:base-cell-address="'Yakindu SCT Testcase 05 - Validation'.F24"/>
            <calcext:condition calcext:apply-style-name="SUCCEDED" calcext:value="=&quot;SUCCEDED&quot;" calcext:base-cell-address="'Yakindu SCT Testcase 05 - Validation'.F24"/>
            <calcext:condition calcext:apply-style-name="OPEN" calcext:value="=&quot;OPEN&quot;" calcext:base-cell-address="'Yakindu SCT Testcase 05 - Validation'.F24"/>
            <calcext:condition calcext:apply-style-name="Not Applicable" calcext:value="=&quot;N/A&quot;" calcext:base-cell-address="'Yakindu SCT Testcase 05 - Validation'.F24"/>
          </calcext:conditional-format>
          <calcext:conditional-format calcext:target-range-address="'Yakindu SCT Testcase 05 - Validation'.F25:'Yakindu SCT Testcase 05 - Validation'.F25">
            <calcext:condition calcext:apply-style-name="FAILED" calcext:value="=&quot;FAILED&quot;" calcext:base-cell-address="'Yakindu SCT Testcase 05 - Validation'.F25"/>
            <calcext:condition calcext:apply-style-name="SUCCEDED" calcext:value="=&quot;SUCCEDED&quot;" calcext:base-cell-address="'Yakindu SCT Testcase 05 - Validation'.F25"/>
            <calcext:condition calcext:apply-style-name="OPEN" calcext:value="=&quot;OPEN&quot;" calcext:base-cell-address="'Yakindu SCT Testcase 05 - Validation'.F25"/>
            <calcext:condition calcext:apply-style-name="Not Applicable" calcext:value="=&quot;N/A&quot;" calcext:base-cell-address="'Yakindu SCT Testcase 05 - Validation'.F25"/>
          </calcext:conditional-format>
          <calcext:conditional-format calcext:target-range-address="'Yakindu SCT Testcase 05 - Validation'.C1:'Yakindu SCT Testcase 05 - Validation'.C1">
            <calcext:condition calcext:apply-style-name="Complete" calcext:value="=&quot;Complete&quot;" calcext:base-cell-address="'Yakindu SCT Testcase 05 - Validation'.C1"/>
            <calcext:condition calcext:apply-style-name="ERRORS" calcext:value="contains-text(&quot;ERRORS&quot;)" calcext:base-cell-address="'Yakindu SCT Testcase 05 - Validation'.C1"/>
            <calcext:condition calcext:apply-style-name="Incomplete" calcext:value="begins-with(&quot;Incomplete&quot;)" calcext:base-cell-address="'Yakindu SCT Testcase 05 - Validation'.C1"/>
          </calcext:conditional-format>
        </calcext:conditional-formats>
      </table:table>
      <table:table table:name="Yakindu SCT Testcase 06 - Expression Language Proposal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89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5 of 5 open" calcext:value-type="string">
            <text:p>Incomplete: 5 of 5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90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1">
          <table:table-cell table:style-name="ce14" office:value-type="string" calcext:value-type="string">
            <text:p>T6.1</text:p>
          </table:table-cell>
          <table:table-cell table:style-name="ce14" office:value-type="string" calcext:value-type="string">
            <text:p>Extend statechart interface</text:p>
          </table:table-cell>
          <table:table-cell table:style-name="ce14" office:value-type="string" calcext:value-type="string">
            <text:p>T1.2</text:p>
          </table:table-cell>
          <table:table-cell table:style-name="ce29" office:value-type="string" calcext:value-type="string">
            <text:p>Extend the Statechart specification:</text:p>
            <text:p/>
            <text:p>namespace Staircase</text:p>
            <text:p>internal:</text:p>
            <text:p>var light : boolean</text:p>
            <text:p/>
            <text:p>interface A:</text:p>
            <text:p>in event keypress</text:p>
            <text:p/>
            <text:p>interface B:</text:p>
            <text:p>in event keypress</text:p>
            <text:p/>
            <text:p>Select transition with <text:span text:style-name="T8">keypress</text:span> trigger</text:p>
            <text:p>Enter an A. before <text:span text:style-name="T8">keypress</text:span> to qualify the event</text:p>
          </table:table-cell>
          <table:table-cell table:style-name="ce29" office:value-type="string" calcext:value-type="string">
            <text:p>Qualified events as transition trigger</text:p>
          </table:table-cell>
          <table:table-cell table:style-name="ce9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2">
          <table:table-cell table:style-name="ce88" office:value-type="string" calcext:value-type="string">
            <text:p>T6.2</text:p>
          </table:table-cell>
          <table:table-cell table:style-name="ce88" office:value-type="string" calcext:value-type="string">
            <text:p>Create another statechart</text:p>
          </table:table-cell>
          <table:table-cell table:style-name="ce88" office:value-type="string" calcext:value-type="string">
            <text:p>T6.1</text:p>
          </table:table-cell>
          <table:table-cell table:style-name="ce91" office:value-type="string" calcext:value-type="string">
            <text:p>Create a new statechart and name it <text:span text:style-name="T8">OtherStatechart</text:span></text:p>
            <text:p>Set a name to the state created by the wizard to solve the error</text:p>
            <text:p>Extend the statechart specification:</text:p>
            <text:p/>
            <text:p>namespace OtherStatechart</text:p>
            <text:p>interface A:</text:p>
            <text:p>out event e1</text:p>
            <text:p>in event e2</text:p>
            <text:p/>
            <text:p>interface B:</text:p>
            <text:p>out event e1</text:p>
            <text:p>in event e2</text:p>
          </table:table-cell>
          <table:table-cell table:style-name="ce92" office:value-type="string" calcext:value-type="string">
            <text:p>A new statechart OtherStatechart with two interfaces created </text:p>
          </table:table-cell>
          <table:table-cell table:style-name="ce9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3">
          <table:table-cell table:style-name="ce14" office:value-type="string" calcext:value-type="string">
            <text:p>T6.3</text:p>
          </table:table-cell>
          <table:table-cell table:style-name="ce14" office:value-type="string" calcext:value-type="string">
            <text:p>Test State Proposals</text:p>
          </table:table-cell>
          <table:table-cell table:style-name="ce14" office:value-type="string" calcext:value-type="string">
            <text:p>T6.2</text:p>
          </table:table-cell>
          <table:table-cell table:style-name="ce29" office:value-type="string" calcext:value-type="string">
            <text:p>Open statechart <text:span text:style-name="T8">Staircase.sct</text:span></text:p>
            <text:p>Select state LightOff</text:p>
            <text:p>Open properties view</text:p>
            <text:p>Place the cursor before the expression in the state specification and press CTRL+Space</text:p>
          </table:table-cell>
          <table:table-cell table:style-name="ce33" office:value-type="string" calcext:value-type="string">
            <text:p>Only following proposals should be displayed:</text:p>
            <text:p>- A</text:p>
            <text:p>- B</text:p>
            <text:p>- light</text:p>
            <text:p>- [</text:p>
            <text:p>- after</text:p>
            <text:p>- always</text:p>
            <text:p>- default</text:p>
            <text:p>- else</text:p>
            <text:p>- entry</text:p>
            <text:p>- every</text:p>
            <text:p>- exit</text:p>
            <text:p>- oncycle</text:p>
          </table:table-cell>
          <table:table-cell table:style-name="ce9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4">
          <table:table-cell table:style-name="ce14" office:value-type="string" calcext:value-type="string">
            <text:p>T6.4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3</text:p>
          </table:table-cell>
          <table:table-cell table:style-name="ce45" office:value-type="string" calcext:value-type="string">
            <text:p>Select transition with trigger <text:span text:style-name="T8">A.keypress</text:span> Open properties view</text:p>
            <text:p>Move cursor before <text:span text:style-name="T8">A.keypress</text:span> and press CTRL-Space</text:p>
          </table:table-cell>
          <table:table-cell table:style-name="ce93" office:value-type="string" calcext:value-type="string">
            <text:p>Only following proposals should be displayed:</text:p>
            <text:p>- A</text:p>
            <text:p>- B</text:p>
            <text:p>- /</text:p>
            <text:p>- #</text:p>
            <text:p>- [</text:p>
            <text:p>- after</text:p>
            <text:p>- always</text:p>
            <text:p>- default</text:p>
            <text:p>- else</text:p>
            <text:p>- every</text:p>
            <text:p>- oncycle</text:p>
          </table:table-cell>
          <table:table-cell table:style-name="ce9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3">
          <table:table-cell table:style-name="ce14" office:value-type="string" calcext:value-type="string">
            <text:p>T6.5</text:p>
          </table:table-cell>
          <table:table-cell table:style-name="ce14" office:value-type="string" calcext:value-type="string">
            <text:p>Test Connection Proposals</text:p>
          </table:table-cell>
          <table:table-cell table:style-name="ce14" office:value-type="string" calcext:value-type="string">
            <text:p>T6.4</text:p>
          </table:table-cell>
          <table:table-cell table:style-name="ce45" office:value-type="string" calcext:value-type="string">
            <text:p><text:span text:style-name="T9">Move cursor after </text:span><text:span text:style-name="T10">A.keypress</text:span><text:span text:style-name="T9"> and press CTRL-Space</text:span></text:p>
          </table:table-cell>
          <table:table-cell table:style-name="ce93" office:value-type="string" calcext:value-type="string">
            <text:p>Only following proposals should be displayed:</text:p>
            <text:p>- keypress</text:p>
            <text:p>- #</text:p>
            <text:p>- ,</text:p>
            <text:p>- .</text:p>
            <text:p>- /</text:p>
            <text:p>- [</text:p>
          </table:table-cell>
          <table:table-cell table:style-name="ce9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5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6 - Expression Language Proposals'.C2:'Yakindu SCT Testcase 06 - Expression Language Proposals'.C2">
            <calcext:condition calcext:apply-style-name="ERRORS" calcext:value="&gt;0" calcext:base-cell-address="'Yakindu SCT Testcase 06 - Expression Language Proposals'.C2"/>
          </calcext:conditional-format>
          <calcext:conditional-format calcext:target-range-address="'Yakindu SCT Testcase 06 - Expression Language Proposals'.F16:'Yakindu SCT Testcase 06 - Expression Language Proposals'.F16">
            <calcext:condition calcext:apply-style-name="FAILED" calcext:value="=&quot;FAILED&quot;" calcext:base-cell-address="'Yakindu SCT Testcase 06 - Expression Language Proposals'.F16"/>
            <calcext:condition calcext:apply-style-name="SUCCEDED" calcext:value="=&quot;SUCCEDED&quot;" calcext:base-cell-address="'Yakindu SCT Testcase 06 - Expression Language Proposals'.F16"/>
            <calcext:condition calcext:apply-style-name="OPEN" calcext:value="=&quot;OPEN&quot;" calcext:base-cell-address="'Yakindu SCT Testcase 06 - Expression Language Proposals'.F16"/>
            <calcext:condition calcext:apply-style-name="Not Applicable" calcext:value="=&quot;N/A&quot;" calcext:base-cell-address="'Yakindu SCT Testcase 06 - Expression Language Proposals'.F16"/>
          </calcext:conditional-format>
          <calcext:conditional-format calcext:target-range-address="'Yakindu SCT Testcase 06 - Expression Language Proposals'.F17:'Yakindu SCT Testcase 06 - Expression Language Proposals'.F17">
            <calcext:condition calcext:apply-style-name="FAILED" calcext:value="=&quot;FAILED&quot;" calcext:base-cell-address="'Yakindu SCT Testcase 06 - Expression Language Proposals'.F17"/>
            <calcext:condition calcext:apply-style-name="SUCCEDED" calcext:value="=&quot;SUCCEDED&quot;" calcext:base-cell-address="'Yakindu SCT Testcase 06 - Expression Language Proposals'.F17"/>
            <calcext:condition calcext:apply-style-name="OPEN" calcext:value="=&quot;OPEN&quot;" calcext:base-cell-address="'Yakindu SCT Testcase 06 - Expression Language Proposals'.F17"/>
            <calcext:condition calcext:apply-style-name="Not Applicable" calcext:value="=&quot;N/A&quot;" calcext:base-cell-address="'Yakindu SCT Testcase 06 - Expression Language Proposals'.F17"/>
          </calcext:conditional-format>
          <calcext:conditional-format calcext:target-range-address="'Yakindu SCT Testcase 06 - Expression Language Proposals'.F18:'Yakindu SCT Testcase 06 - Expression Language Proposals'.F18">
            <calcext:condition calcext:apply-style-name="FAILED" calcext:value="=&quot;FAILED&quot;" calcext:base-cell-address="'Yakindu SCT Testcase 06 - Expression Language Proposals'.F18"/>
            <calcext:condition calcext:apply-style-name="SUCCEDED" calcext:value="=&quot;SUCCEDED&quot;" calcext:base-cell-address="'Yakindu SCT Testcase 06 - Expression Language Proposals'.F18"/>
            <calcext:condition calcext:apply-style-name="OPEN" calcext:value="=&quot;OPEN&quot;" calcext:base-cell-address="'Yakindu SCT Testcase 06 - Expression Language Proposals'.F18"/>
            <calcext:condition calcext:apply-style-name="Not Applicable" calcext:value="=&quot;N/A&quot;" calcext:base-cell-address="'Yakindu SCT Testcase 06 - Expression Language Proposals'.F18"/>
          </calcext:conditional-format>
          <calcext:conditional-format calcext:target-range-address="'Yakindu SCT Testcase 06 - Expression Language Proposals'.F19:'Yakindu SCT Testcase 06 - Expression Language Proposals'.F19">
            <calcext:condition calcext:apply-style-name="FAILED" calcext:value="=&quot;FAILED&quot;" calcext:base-cell-address="'Yakindu SCT Testcase 06 - Expression Language Proposals'.F19"/>
            <calcext:condition calcext:apply-style-name="SUCCEDED" calcext:value="=&quot;SUCCEDED&quot;" calcext:base-cell-address="'Yakindu SCT Testcase 06 - Expression Language Proposals'.F19"/>
            <calcext:condition calcext:apply-style-name="OPEN" calcext:value="=&quot;OPEN&quot;" calcext:base-cell-address="'Yakindu SCT Testcase 06 - Expression Language Proposals'.F19"/>
            <calcext:condition calcext:apply-style-name="Not Applicable" calcext:value="=&quot;N/A&quot;" calcext:base-cell-address="'Yakindu SCT Testcase 06 - Expression Language Proposals'.F19"/>
          </calcext:conditional-format>
          <calcext:conditional-format calcext:target-range-address="'Yakindu SCT Testcase 06 - Expression Language Proposals'.F20:'Yakindu SCT Testcase 06 - Expression Language Proposals'.F20">
            <calcext:condition calcext:apply-style-name="FAILED" calcext:value="=&quot;FAILED&quot;" calcext:base-cell-address="'Yakindu SCT Testcase 06 - Expression Language Proposals'.F20"/>
            <calcext:condition calcext:apply-style-name="SUCCEDED" calcext:value="=&quot;SUCCEDED&quot;" calcext:base-cell-address="'Yakindu SCT Testcase 06 - Expression Language Proposals'.F20"/>
            <calcext:condition calcext:apply-style-name="OPEN" calcext:value="=&quot;OPEN&quot;" calcext:base-cell-address="'Yakindu SCT Testcase 06 - Expression Language Proposals'.F20"/>
            <calcext:condition calcext:apply-style-name="Not Applicable" calcext:value="=&quot;N/A&quot;" calcext:base-cell-address="'Yakindu SCT Testcase 06 - Expression Language Proposals'.F20"/>
          </calcext:conditional-format>
          <calcext:conditional-format calcext:target-range-address="'Yakindu SCT Testcase 06 - Expression Language Proposals'.C1:'Yakindu SCT Testcase 06 - Expression Language Proposals'.C1">
            <calcext:condition calcext:apply-style-name="Complete" calcext:value="=&quot;Complete&quot;" calcext:base-cell-address="'Yakindu SCT Testcase 06 - Expression Language Proposals'.C1"/>
            <calcext:condition calcext:apply-style-name="ERRORS" calcext:value="contains-text(&quot;ERRORS&quot;)" calcext:base-cell-address="'Yakindu SCT Testcase 06 - Expression Language Proposals'.C1"/>
            <calcext:condition calcext:apply-style-name="Incomplete" calcext:value="begins-with(&quot;Incomplete&quot;)" calcext:base-cell-address="'Yakindu SCT Testcase 06 - Expression Language Proposals'.C1"/>
          </calcext:conditional-format>
        </calcext:conditional-formats>
      </table:table>
      <table:table table:name="Yakindu SCT Testcase 07 - Custom Generators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1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2 of 2 open" calcext:value-type="string">
            <text:p>Incomplete: 2 of 2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2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25">
          <table:table-cell table:style-name="ce88" office:value-type="string" calcext:value-type="string">
            <text:p>T7.1</text:p>
          </table:table-cell>
          <table:table-cell table:style-name="ce100" office:value-type="string" calcext:value-type="string">
            <text:p>Create Xpand Generator</text:p>
          </table:table-cell>
          <table:table-cell table:style-name="ce100" office:value-type="string" calcext:value-type="string">
            <text:p>T2.6</text:p>
            <text:p>Xpand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pand Generator Project</text:span></text:p>
            <text:p>Click on <text:span text:style-name="T1">Next</text:span> button</text:p>
            <text:p/>
            <text:p>Enter <text:span text:style-name="T8">TestProject.generator.xpand</text:span> as Project name</text:p>
            <text:p>Check Configure for Plugin Export with following settings:</text:p>
            <text:p>- Generator ID: <text:span text:style-name="T8">custom::xpand</text:span></text:p>
            <text:p>- Generator name: <text:span text:style-name="T8">xpand text generator</text:span></text:p>
            <text:p>- Generator class: <text:span text:style-name="T8">testproject.generator.xpand.TextGenerator</text:span></text:p>
            <text:p>- Generator description: <text:span text:style-name="T8">A generator to create text</text:span></text:p>
            <text:p/>
            <text:p>Check Create Feature Library checkbox</text:p>
            <text:p>Click on <text:span text:style-name="T1">Finish</text:span> button</text:p>
          </table:table-cell>
          <table:table-cell table:style-name="ce92" office:value-type="string" calcext:value-type="string">
            <text:p>Project TestProject.generator.xpand created in workspace</text:p>
            <text:p/>
          </table:table-cell>
          <table:table-cell table:style-name="ce10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2">
          <table:table-cell table:style-name="ce14" office:value-type="string" calcext:value-type="string">
            <text:p>T7.2</text:p>
          </table:table-cell>
          <table:table-cell table:style-name="ce100" office:value-type="string" calcext:value-type="string">
            <text:p>Create Xtend2/Java Generator</text:p>
          </table:table-cell>
          <table:table-cell table:style-name="ce100" office:value-type="string" calcext:value-type="string">
            <text:p>T2.6</text:p>
            <text:p>Xtext (via Install Modeling Components)</text:p>
          </table:table-cell>
          <table:table-cell table:style-name="ce91" office:value-type="string" calcext:value-type="string">
            <text:p>Select the TestProject in the Package Explorer</text:p>
            <text:p>Select <text:span text:style-name="T1">File-&gt;New-&gt;Project...</text:span></text:p>
            <text:p/>
            <text:p>Select <text:span text:style-name="T1">YAKINDU SCT-&gt;Xtend2/Java Generator Project</text:span></text:p>
            <text:p>Click on <text:span text:style-name="T1">Next</text:span> button</text:p>
            <text:p/>
            <text:p>Enter <text:span text:style-name="T8">TestProject.generator.xtend</text:span> as Project name</text:p>
            <text:p>Enter <text:span text:style-name="T8">testproject.generator.xtend.XtendGenerator</text:span> as Generator class</text:p>
            <text:p/>
            <text:p>Check <text:span text:style-name="T1">Use Xtend</text:span> checkbox</text:p>
            <text:p/>
            <text:p>Click on <text:span text:style-name="T1">Finish</text:span> button</text:p>
          </table:table-cell>
          <table:table-cell table:style-name="ce92" office:value-type="string" calcext:value-type="string">
            <text:p>TestProject.generator.xtend created in workspace</text:p>
            <text:p/>
          </table:table-cell>
          <table:table-cell table:style-name="ce104" table:content-validation-name="val2" office:value-type="string" calcext:value-type="string">
            <text:p>OPEN</text:p>
          </table:table-cell>
          <table:table-cell table:style-name="ce91"/>
          <table:table-cell table:style-name="ce42" table:number-columns-repeated="1017"/>
        </table:table-row>
        <table:table-row table:style-name="ro7" table:number-rows-repeated="5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8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7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7 - Custom Generators'.C2:'Yakindu SCT Testcase 07 - Custom Generators'.C2">
            <calcext:condition calcext:apply-style-name="ERRORS" calcext:value="&gt;0" calcext:base-cell-address="'Yakindu SCT Testcase 07 - Custom Generators'.C2"/>
          </calcext:conditional-format>
          <calcext:conditional-format calcext:target-range-address="'Yakindu SCT Testcase 07 - Custom Generators'.F16:'Yakindu SCT Testcase 07 - Custom Generators'.F16">
            <calcext:condition calcext:apply-style-name="FAILED" calcext:value="=&quot;FAILED&quot;" calcext:base-cell-address="'Yakindu SCT Testcase 07 - Custom Generators'.F16"/>
            <calcext:condition calcext:apply-style-name="SUCCEDED" calcext:value="=&quot;SUCCEDED&quot;" calcext:base-cell-address="'Yakindu SCT Testcase 07 - Custom Generators'.F16"/>
            <calcext:condition calcext:apply-style-name="OPEN" calcext:value="=&quot;OPEN&quot;" calcext:base-cell-address="'Yakindu SCT Testcase 07 - Custom Generators'.F16"/>
            <calcext:condition calcext:apply-style-name="Not Applicable" calcext:value="=&quot;N/A&quot;" calcext:base-cell-address="'Yakindu SCT Testcase 07 - Custom Generators'.F16"/>
          </calcext:conditional-format>
          <calcext:conditional-format calcext:target-range-address="'Yakindu SCT Testcase 07 - Custom Generators'.F17:'Yakindu SCT Testcase 07 - Custom Generators'.F17">
            <calcext:condition calcext:apply-style-name="FAILED" calcext:value="=&quot;FAILED&quot;" calcext:base-cell-address="'Yakindu SCT Testcase 07 - Custom Generators'.F17"/>
            <calcext:condition calcext:apply-style-name="SUCCEDED" calcext:value="=&quot;SUCCEDED&quot;" calcext:base-cell-address="'Yakindu SCT Testcase 07 - Custom Generators'.F17"/>
            <calcext:condition calcext:apply-style-name="OPEN" calcext:value="=&quot;OPEN&quot;" calcext:base-cell-address="'Yakindu SCT Testcase 07 - Custom Generators'.F17"/>
            <calcext:condition calcext:apply-style-name="Not Applicable" calcext:value="=&quot;N/A&quot;" calcext:base-cell-address="'Yakindu SCT Testcase 07 - Custom Generators'.F17"/>
          </calcext:conditional-format>
          <calcext:conditional-format calcext:target-range-address="'Yakindu SCT Testcase 07 - Custom Generators'.C1:'Yakindu SCT Testcase 07 - Custom Generators'.C1">
            <calcext:condition calcext:apply-style-name="Complete" calcext:value="=&quot;Complete&quot;" calcext:base-cell-address="'Yakindu SCT Testcase 07 - Custom Generators'.C1"/>
            <calcext:condition calcext:apply-style-name="ERRORS" calcext:value="contains-text(&quot;ERRORS&quot;)" calcext:base-cell-address="'Yakindu SCT Testcase 07 - Custom Generators'.C1"/>
            <calcext:condition calcext:apply-style-name="Incomplete" calcext:value="begins-with(&quot;Incomplete&quot;)" calcext:base-cell-address="'Yakindu SCT Testcase 07 - Custom Generators'.C1"/>
          </calcext:conditional-format>
        </calcext:conditional-formats>
      </table:table>
      <table:table table:name="Yakindu SCT Testcase 08 - Genmodel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0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7 of 17 open" calcext:value-type="string">
            <text:p>Incomplete: 17 of 1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06" table:formula="of:=COUNTIF([.F16:.F102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8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3">
          <table:table-cell/>
          <table:table-cell table:style-name="ce2"/>
          <table:table-cell table:style-name="ce23"/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style-name="ce8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3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5">
          <table:table-cell table:style-name="ce88" office:value-type="string" calcext:value-type="string">
            <text:p>T8.1</text:p>
          </table:table-cell>
          <table:table-cell table:style-name="ce100" office:value-type="string" calcext:value-type="string">
            <text:p>Create Generator Model</text:p>
            <text:p>for Java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Java.sgen</text:span></text:p>
            <text:p>Click on <text:span text:style-name="T1">Next</text:span> button</text:p>
            <text:p>Select <text:span text:style-name="T1">YAKINDU SCT Java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Java.sgen</text:span> created with initial settings</text:p>
            <text:p>Folder <text:span text:style-name="T8">src-gen</text:span> created by builder</text:p>
          </table:table-cell>
          <table:table-cell table:style-name="ce10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Open file <text:span text:style-name="T8">StaircaseJava.sgen</text:span></text:p>
            <text:p>Change targetFolder to <text:span text:style-name="T8">src-gen-java</text:span></text:p>
          </table:table-cell>
          <table:table-cell table:style-name="ce92" office:value-type="string" calcext:value-type="string">
            <text:p>Folder <text:span text:style-name="T8">src-gen-java</text:span> with generated code created.</text:p>
          </table:table-cell>
          <table:table-cell table:style-name="ce10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">
          <table:table-cell table:style-name="ce88" office:value-type="string" calcext:value-type="string">
            <text:p>T8.1.2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Click on feature 'Outlet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3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Debug' to sgen file</text:p>
            <text:p>Click on feature 'Debug'</text:p>
          </table:table-cell>
          <table:table-cell table:style-name="ce107" office:value-type="string" calcext:value-type="string">
            <text:p>The help for the feature should pop up</text:p>
          </table:table-cell>
          <table:table-cell table:style-name="ce111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4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FunctionInlining' to sgen file</text:p>
            <text:p>Click on feature 'FunctionInlin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2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5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GeneralFeatures' to sgen file</text:p>
            <text:p>Click on feature 'GeneralFeatures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3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6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LicenseHeader' to sgen file</text:p>
            <text:p>Click on feature 'LicenseHead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7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Naming' to sgen file</text:p>
            <text:p>Click on feature 'Naming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8.1.8</text:p>
          </table:table-cell>
          <table:table-cell table:style-name="ce100" office:value-type="string" calcext:value-type="string">
            <text:p>Help Integration</text:p>
          </table:table-cell>
          <table:table-cell table:style-name="ce88" office:value-type="string" calcext:value-type="string">
            <text:p>T8.1</text:p>
          </table:table-cell>
          <table:table-cell table:style-name="ce91" office:value-type="string" calcext:value-type="string">
            <text:p>Add feature 'RunnableWrapper' to sgen file</text:p>
            <text:p>Click on feature 'RunnableWrapper'</text:p>
          </table:table-cell>
          <table:table-cell table:style-name="ce92" office:value-type="string" calcext:value-type="string">
            <text:p>The help for the feature should pop up</text:p>
          </table:table-cell>
          <table:table-cell table:style-name="ce116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2</text:p>
          </table:table-cell>
          <table:table-cell table:style-name="ce14" office:value-type="string" calcext:value-type="string">
            <text:p>Create Generator Model</text:p>
            <text:p>For C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C.sgen</text:span></text:p>
            <text:p>Click on <text:span text:style-name="T1">Next</text:span> button</text:p>
            <text:p>Select <text:span text:style-name="T1">YAKINDU SCT C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.sgen</text:span> created with initial settings</text:p>
            <text:p>Folder <text:span text:style-name="T8">src-gen</text:span> created by builder</text:p>
          </table:table-cell>
          <table:table-cell table:style-name="ce117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8.2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.sgen</text:span></text:p>
            <text:p>Change targetFolder to <text:span text:style-name="T8">src-gen-c</text:span></text:p>
          </table:table-cell>
          <table:table-cell table:style-name="ce92" office:value-type="string" calcext:value-type="string">
            <text:p>Folder <text:span text:style-name="T8">src-gen-c</text:span> with generated code created.</text:p>
          </table:table-cell>
          <table:table-cell table:style-name="ce118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3</text:p>
          </table:table-cell>
          <table:table-cell table:style-name="ce14" office:value-type="string" calcext:value-type="string">
            <text:p>Create Generator Model</text:p>
            <text:p>for C++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YAKINDU Statechart Generator Model</text:span></text:p>
            <text:p>Click on <text:span text:style-name="T1">Next</text:span> button</text:p>
            <text:p>Set the name to S<text:span text:style-name="T8">taircaseC++.sgen</text:span></text:p>
            <text:p>Click on <text:span text:style-name="T1">Next</text:span> button</text:p>
            <text:p>Select <text:span text:style-name="T1">YAKINDU SCT C++ Code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C++.sgen</text:span> created with initial settings</text:p>
            <text:p>Folder <text:span text:style-name="T8">src-gen</text:span> created by builder</text:p>
          </table:table-cell>
          <table:table-cell table:style-name="ce119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8.3.1</text:p>
          </table:table-cell>
          <table:table-cell table:style-name="ce100" office:value-type="string" calcext:value-type="string">
            <text:p>Change Output Folder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Open file <text:span text:style-name="T8">StaircaseC++.sgen</text:span></text:p>
            <text:p>Change targetFolder to <text:span text:style-name="T8">src-gen-cpp</text:span></text:p>
          </table:table-cell>
          <table:table-cell table:style-name="ce92" office:value-type="string" calcext:value-type="string">
            <text:p>Folder <text:span text:style-name="T8">src-gen-cpp</text:span> with generated code created.</text:p>
          </table:table-cell>
          <table:table-cell table:style-name="ce120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5">
          <table:table-cell table:style-name="ce14" office:value-type="string" calcext:value-type="string">
            <text:p>T8.4</text:p>
          </table:table-cell>
          <table:table-cell table:style-name="ce14" office:value-type="string" calcext:value-type="string">
            <text:p>Create Generator Model</text:p>
            <text:p>for Custom Xpand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pand.sgen</text:span></text:p>
            <text:p>Click on <text:span text:style-name="T1">Next</text:span> button</text:p>
            <text:p>Select <text:span text:style-name="T1">Custom Xpand-based Generator</text:span> and check <text:span text:style-name="T1">Staircase.sct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pand.sgen</text:span> created with initial settings</text:p>
          </table:table-cell>
          <table:table-cell table:style-name="ce121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6">
          <table:table-cell table:style-name="ce14" office:value-type="string" calcext:value-type="string">
            <text:p>T8.4.1</text:p>
          </table:table-cell>
          <table:table-cell table:style-name="ce14" office:value-type="string" calcext:value-type="string">
            <text:p>Setup Xpand Generator Model</text:p>
          </table:table-cell>
          <table:table-cell table:style-name="ce14" office:value-type="string" calcext:value-type="string">
            <text:p>T8.4</text:p>
          </table:table-cell>
          <table:table-cell table:style-name="ce93" office:value-type="string" calcext:value-type="string">
            <text:p>Open file <text:span text:style-name="T8">StaircaseXpand.sgen and set following features:</text:span></text:p>
            <text:p>- targetFolder = "src-gen-xpand"</text:p>
            <text:p><text:span text:style-name="T11">- templateProject = "TestProject.generator.xpand"</text:span></text:p>
            <text:p><text:span text:style-name="T11">- templatePath = "testproject::generator::xpand::TextGenerator::main"</text:span></text:p>
          </table:table-cell>
          <table:table-cell table:style-name="ce29" office:value-type="string" calcext:value-type="string">
            <text:p>Folder <text:span text:style-name="T8">src-gen-xpand</text:span> with generated code created.</text:p>
          </table:table-cell>
          <table:table-cell table:style-name="ce122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20">
          <table:table-cell table:style-name="ce14" office:value-type="string" calcext:value-type="string">
            <text:p>T8.5</text:p>
          </table:table-cell>
          <table:table-cell table:style-name="ce14" office:value-type="string" calcext:value-type="string">
            <text:p>Create Generator Model for Custom Xtend/Java Generator</text:p>
          </table:table-cell>
          <table:table-cell table:style-name="ce14" office:value-type="string" calcext:value-type="string">
            <text:p>T7.1</text:p>
          </table:table-cell>
          <table:table-cell table:style-name="ce29" office:value-type="string" calcext:value-type="string">
            <text:p>Select <text:span text:style-name="T1">TestProject</text:span> in Package Explorer</text:p>
            <text:p>Select <text:span text:style-name="T1">File-&gt;New-&gt;Other</text:span> (CTRL+N) from the menu</text:p>
            <text:p>Select <text:span text:style-name="T1">Yakindu-&gt;Code Generator Model</text:span></text:p>
            <text:p>Click on <text:span text:style-name="T1">Next</text:span> button</text:p>
            <text:p>Set the name to S<text:span text:style-name="T8">taircaseXtend.sgen</text:span></text:p>
            <text:p>Click on <text:span text:style-name="T1">Next</text:span> button</text:p>
            <text:p>Select <text:span text:style-name="T1">Custom Xtend2/Java-based Generator</text:span></text:p>
            <text:p>Check <text:span text:style-name="T1">Staircase.sct </text:span><text:span text:style-name="T4">file</text:span></text:p>
            <text:p>Click on <text:span text:style-name="T1">Finish</text:span> button</text:p>
          </table:table-cell>
          <table:table-cell table:style-name="ce92" office:value-type="string" calcext:value-type="string">
            <text:p>File <text:span text:style-name="T8">StaircaseXtend.sgen</text:span> created with initial settings</text:p>
          </table:table-cell>
          <table:table-cell table:style-name="ce123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2">
          <table:table-cell table:style-name="ce14" office:value-type="string" calcext:value-type="string">
            <text:p>T8.5.1</text:p>
          </table:table-cell>
          <table:table-cell table:style-name="ce14" office:value-type="string" calcext:value-type="string">
            <text:p>Setup Xtend Generator Model</text:p>
          </table:table-cell>
          <table:table-cell table:style-name="ce14" office:value-type="string" calcext:value-type="string">
            <text:p>T8.5</text:p>
          </table:table-cell>
          <table:table-cell table:style-name="ce93" office:value-type="string" calcext:value-type="string">
            <text:p>Open file <text:span text:style-name="T8">StaircaseXtend.sgen and set following features:</text:span></text:p>
            <text:p>- targetFolder = "src-gen-xtend"</text:p>
            <text:p><text:span text:style-name="T11">- generatorProject = "TestProject.generator.xtend"</text:span></text:p>
            <text:p><text:span text:style-name="T11">- generatorClass = "testproject.generator.xtend.XtendGenerator"</text:span></text:p>
          </table:table-cell>
          <table:table-cell table:style-name="ce29" office:value-type="string" calcext:value-type="string">
            <text:p>Folder <text:span text:style-name="T8">src-gen-xtend</text:span> with generated code created.</text:p>
          </table:table-cell>
          <table:table-cell table:style-name="ce124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15" table:number-columns-repeated="3"/>
          <table:table-cell table:style-name="ce31" table:number-columns-repeated="4"/>
          <table:table-cell table:style-name="ce42" table:number-columns-repeated="1017"/>
        </table:table-row>
        <table:table-row table:style-name="ro7" table:number-rows-repeated="12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3" table:number-rows-repeated="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number-columns-repeated="1017"/>
        </table:table-row>
        <table:table-row table:style-name="ro3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3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3" table:number-rows-repeated="65484">
          <table:table-cell table:number-columns-repeated="2"/>
          <table:table-cell table:style-name="ce8"/>
          <table:table-cell table:number-columns-repeated="1021"/>
        </table:table-row>
        <table:table-row table:style-name="ro3" table:number-rows-repeated="983030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Yakindu SCT Testcase 08 - Genmodel'.C2:'Yakindu SCT Testcase 08 - Genmodel'.C2">
            <calcext:condition calcext:apply-style-name="ERRORS" calcext:value="&gt;0" calcext:base-cell-address="'Yakindu SCT Testcase 08 - Genmodel'.C2"/>
          </calcext:conditional-format>
          <calcext:conditional-format calcext:target-range-address="'Yakindu SCT Testcase 08 - Genmodel'.F16:'Yakindu SCT Testcase 08 - Genmodel'.F16">
            <calcext:condition calcext:apply-style-name="FAILED" calcext:value="=&quot;FAILED&quot;" calcext:base-cell-address="'Yakindu SCT Testcase 08 - Genmodel'.F16"/>
            <calcext:condition calcext:apply-style-name="SUCCEDED" calcext:value="=&quot;SUCCEDED&quot;" calcext:base-cell-address="'Yakindu SCT Testcase 08 - Genmodel'.F16"/>
            <calcext:condition calcext:apply-style-name="OPEN" calcext:value="=&quot;OPEN&quot;" calcext:base-cell-address="'Yakindu SCT Testcase 08 - Genmodel'.F16"/>
            <calcext:condition calcext:apply-style-name="Not Applicable" calcext:value="=&quot;N/A&quot;" calcext:base-cell-address="'Yakindu SCT Testcase 08 - Genmodel'.F16"/>
          </calcext:conditional-format>
          <calcext:conditional-format calcext:target-range-address="'Yakindu SCT Testcase 08 - Genmodel'.F17:'Yakindu SCT Testcase 08 - Genmodel'.F17">
            <calcext:condition calcext:apply-style-name="FAILED" calcext:value="=&quot;FAILED&quot;" calcext:base-cell-address="'Yakindu SCT Testcase 08 - Genmodel'.F17"/>
            <calcext:condition calcext:apply-style-name="SUCCEDED" calcext:value="=&quot;SUCCEDED&quot;" calcext:base-cell-address="'Yakindu SCT Testcase 08 - Genmodel'.F17"/>
            <calcext:condition calcext:apply-style-name="OPEN" calcext:value="=&quot;OPEN&quot;" calcext:base-cell-address="'Yakindu SCT Testcase 08 - Genmodel'.F17"/>
            <calcext:condition calcext:apply-style-name="Not Applicable" calcext:value="=&quot;N/A&quot;" calcext:base-cell-address="'Yakindu SCT Testcase 08 - Genmodel'.F17"/>
          </calcext:conditional-format>
          <calcext:conditional-format calcext:target-range-address="'Yakindu SCT Testcase 08 - Genmodel'.F18:'Yakindu SCT Testcase 08 - Genmodel'.F18">
            <calcext:condition calcext:apply-style-name="FAILED" calcext:value="=&quot;FAILED&quot;" calcext:base-cell-address="'Yakindu SCT Testcase 08 - Genmodel'.F18"/>
            <calcext:condition calcext:apply-style-name="SUCCEDED" calcext:value="=&quot;SUCCEDED&quot;" calcext:base-cell-address="'Yakindu SCT Testcase 08 - Genmodel'.F18"/>
            <calcext:condition calcext:apply-style-name="OPEN" calcext:value="=&quot;OPEN&quot;" calcext:base-cell-address="'Yakindu SCT Testcase 08 - Genmodel'.F18"/>
            <calcext:condition calcext:apply-style-name="Not Applicable" calcext:value="=&quot;N/A&quot;" calcext:base-cell-address="'Yakindu SCT Testcase 08 - Genmodel'.F18"/>
          </calcext:conditional-format>
          <calcext:conditional-format calcext:target-range-address="'Yakindu SCT Testcase 08 - Genmodel'.F19:'Yakindu SCT Testcase 08 - Genmodel'.F19">
            <calcext:condition calcext:apply-style-name="FAILED" calcext:value="=&quot;FAILED&quot;" calcext:base-cell-address="'Yakindu SCT Testcase 08 - Genmodel'.F19"/>
            <calcext:condition calcext:apply-style-name="SUCCEDED" calcext:value="=&quot;SUCCEDED&quot;" calcext:base-cell-address="'Yakindu SCT Testcase 08 - Genmodel'.F19"/>
            <calcext:condition calcext:apply-style-name="OPEN" calcext:value="=&quot;OPEN&quot;" calcext:base-cell-address="'Yakindu SCT Testcase 08 - Genmodel'.F19"/>
            <calcext:condition calcext:apply-style-name="Not Applicable" calcext:value="=&quot;N/A&quot;" calcext:base-cell-address="'Yakindu SCT Testcase 08 - Genmodel'.F19"/>
          </calcext:conditional-format>
          <calcext:conditional-format calcext:target-range-address="'Yakindu SCT Testcase 08 - Genmodel'.F20:'Yakindu SCT Testcase 08 - Genmodel'.F20">
            <calcext:condition calcext:apply-style-name="FAILED" calcext:value="=&quot;FAILED&quot;" calcext:base-cell-address="'Yakindu SCT Testcase 08 - Genmodel'.F20"/>
            <calcext:condition calcext:apply-style-name="SUCCEDED" calcext:value="=&quot;SUCCEDED&quot;" calcext:base-cell-address="'Yakindu SCT Testcase 08 - Genmodel'.F20"/>
            <calcext:condition calcext:apply-style-name="OPEN" calcext:value="=&quot;OPEN&quot;" calcext:base-cell-address="'Yakindu SCT Testcase 08 - Genmodel'.F20"/>
            <calcext:condition calcext:apply-style-name="Not Applicable" calcext:value="=&quot;N/A&quot;" calcext:base-cell-address="'Yakindu SCT Testcase 08 - Genmodel'.F20"/>
          </calcext:conditional-format>
          <calcext:conditional-format calcext:target-range-address="'Yakindu SCT Testcase 08 - Genmodel'.F21:'Yakindu SCT Testcase 08 - Genmodel'.F21">
            <calcext:condition calcext:apply-style-name="FAILED" calcext:value="=&quot;FAILED&quot;" calcext:base-cell-address="'Yakindu SCT Testcase 08 - Genmodel'.F21"/>
            <calcext:condition calcext:apply-style-name="SUCCEDED" calcext:value="=&quot;SUCCEDED&quot;" calcext:base-cell-address="'Yakindu SCT Testcase 08 - Genmodel'.F21"/>
            <calcext:condition calcext:apply-style-name="OPEN" calcext:value="=&quot;OPEN&quot;" calcext:base-cell-address="'Yakindu SCT Testcase 08 - Genmodel'.F21"/>
            <calcext:condition calcext:apply-style-name="Not Applicable" calcext:value="=&quot;N/A&quot;" calcext:base-cell-address="'Yakindu SCT Testcase 08 - Genmodel'.F21"/>
          </calcext:conditional-format>
          <calcext:conditional-format calcext:target-range-address="'Yakindu SCT Testcase 08 - Genmodel'.F22:'Yakindu SCT Testcase 08 - Genmodel'.F22">
            <calcext:condition calcext:apply-style-name="FAILED" calcext:value="=&quot;FAILED&quot;" calcext:base-cell-address="'Yakindu SCT Testcase 08 - Genmodel'.F22"/>
            <calcext:condition calcext:apply-style-name="SUCCEDED" calcext:value="=&quot;SUCCEDED&quot;" calcext:base-cell-address="'Yakindu SCT Testcase 08 - Genmodel'.F22"/>
            <calcext:condition calcext:apply-style-name="OPEN" calcext:value="=&quot;OPEN&quot;" calcext:base-cell-address="'Yakindu SCT Testcase 08 - Genmodel'.F22"/>
            <calcext:condition calcext:apply-style-name="Not Applicable" calcext:value="=&quot;N/A&quot;" calcext:base-cell-address="'Yakindu SCT Testcase 08 - Genmodel'.F22"/>
          </calcext:conditional-format>
          <calcext:conditional-format calcext:target-range-address="'Yakindu SCT Testcase 08 - Genmodel'.F23:'Yakindu SCT Testcase 08 - Genmodel'.F23">
            <calcext:condition calcext:apply-style-name="FAILED" calcext:value="=&quot;FAILED&quot;" calcext:base-cell-address="'Yakindu SCT Testcase 08 - Genmodel'.F23"/>
            <calcext:condition calcext:apply-style-name="SUCCEDED" calcext:value="=&quot;SUCCEDED&quot;" calcext:base-cell-address="'Yakindu SCT Testcase 08 - Genmodel'.F23"/>
            <calcext:condition calcext:apply-style-name="OPEN" calcext:value="=&quot;OPEN&quot;" calcext:base-cell-address="'Yakindu SCT Testcase 08 - Genmodel'.F23"/>
            <calcext:condition calcext:apply-style-name="Not Applicable" calcext:value="=&quot;N/A&quot;" calcext:base-cell-address="'Yakindu SCT Testcase 08 - Genmodel'.F23"/>
          </calcext:conditional-format>
          <calcext:conditional-format calcext:target-range-address="'Yakindu SCT Testcase 08 - Genmodel'.F24:'Yakindu SCT Testcase 08 - Genmodel'.F24">
            <calcext:condition calcext:apply-style-name="FAILED" calcext:value="=&quot;FAILED&quot;" calcext:base-cell-address="'Yakindu SCT Testcase 08 - Genmodel'.F24"/>
            <calcext:condition calcext:apply-style-name="SUCCEDED" calcext:value="=&quot;SUCCEDED&quot;" calcext:base-cell-address="'Yakindu SCT Testcase 08 - Genmodel'.F24"/>
            <calcext:condition calcext:apply-style-name="OPEN" calcext:value="=&quot;OPEN&quot;" calcext:base-cell-address="'Yakindu SCT Testcase 08 - Genmodel'.F24"/>
            <calcext:condition calcext:apply-style-name="Not Applicable" calcext:value="=&quot;N/A&quot;" calcext:base-cell-address="'Yakindu SCT Testcase 08 - Genmodel'.F24"/>
          </calcext:conditional-format>
          <calcext:conditional-format calcext:target-range-address="'Yakindu SCT Testcase 08 - Genmodel'.F25:'Yakindu SCT Testcase 08 - Genmodel'.F25">
            <calcext:condition calcext:apply-style-name="FAILED" calcext:value="=&quot;FAILED&quot;" calcext:base-cell-address="'Yakindu SCT Testcase 08 - Genmodel'.F25"/>
            <calcext:condition calcext:apply-style-name="SUCCEDED" calcext:value="=&quot;SUCCEDED&quot;" calcext:base-cell-address="'Yakindu SCT Testcase 08 - Genmodel'.F25"/>
            <calcext:condition calcext:apply-style-name="OPEN" calcext:value="=&quot;OPEN&quot;" calcext:base-cell-address="'Yakindu SCT Testcase 08 - Genmodel'.F25"/>
            <calcext:condition calcext:apply-style-name="Not Applicable" calcext:value="=&quot;N/A&quot;" calcext:base-cell-address="'Yakindu SCT Testcase 08 - Genmodel'.F25"/>
          </calcext:conditional-format>
          <calcext:conditional-format calcext:target-range-address="'Yakindu SCT Testcase 08 - Genmodel'.F26:'Yakindu SCT Testcase 08 - Genmodel'.F26">
            <calcext:condition calcext:apply-style-name="FAILED" calcext:value="=&quot;FAILED&quot;" calcext:base-cell-address="'Yakindu SCT Testcase 08 - Genmodel'.F26"/>
            <calcext:condition calcext:apply-style-name="SUCCEDED" calcext:value="=&quot;SUCCEDED&quot;" calcext:base-cell-address="'Yakindu SCT Testcase 08 - Genmodel'.F26"/>
            <calcext:condition calcext:apply-style-name="OPEN" calcext:value="=&quot;OPEN&quot;" calcext:base-cell-address="'Yakindu SCT Testcase 08 - Genmodel'.F26"/>
            <calcext:condition calcext:apply-style-name="Not Applicable" calcext:value="=&quot;N/A&quot;" calcext:base-cell-address="'Yakindu SCT Testcase 08 - Genmodel'.F26"/>
          </calcext:conditional-format>
          <calcext:conditional-format calcext:target-range-address="'Yakindu SCT Testcase 08 - Genmodel'.F27:'Yakindu SCT Testcase 08 - Genmodel'.F27">
            <calcext:condition calcext:apply-style-name="FAILED" calcext:value="=&quot;FAILED&quot;" calcext:base-cell-address="'Yakindu SCT Testcase 08 - Genmodel'.F27"/>
            <calcext:condition calcext:apply-style-name="SUCCEDED" calcext:value="=&quot;SUCCEDED&quot;" calcext:base-cell-address="'Yakindu SCT Testcase 08 - Genmodel'.F27"/>
            <calcext:condition calcext:apply-style-name="OPEN" calcext:value="=&quot;OPEN&quot;" calcext:base-cell-address="'Yakindu SCT Testcase 08 - Genmodel'.F27"/>
            <calcext:condition calcext:apply-style-name="Not Applicable" calcext:value="=&quot;N/A&quot;" calcext:base-cell-address="'Yakindu SCT Testcase 08 - Genmodel'.F27"/>
          </calcext:conditional-format>
          <calcext:conditional-format calcext:target-range-address="'Yakindu SCT Testcase 08 - Genmodel'.F28:'Yakindu SCT Testcase 08 - Genmodel'.F28">
            <calcext:condition calcext:apply-style-name="FAILED" calcext:value="=&quot;FAILED&quot;" calcext:base-cell-address="'Yakindu SCT Testcase 08 - Genmodel'.F28"/>
            <calcext:condition calcext:apply-style-name="SUCCEDED" calcext:value="=&quot;SUCCEDED&quot;" calcext:base-cell-address="'Yakindu SCT Testcase 08 - Genmodel'.F28"/>
            <calcext:condition calcext:apply-style-name="OPEN" calcext:value="=&quot;OPEN&quot;" calcext:base-cell-address="'Yakindu SCT Testcase 08 - Genmodel'.F28"/>
            <calcext:condition calcext:apply-style-name="Not Applicable" calcext:value="=&quot;N/A&quot;" calcext:base-cell-address="'Yakindu SCT Testcase 08 - Genmodel'.F28"/>
          </calcext:conditional-format>
          <calcext:conditional-format calcext:target-range-address="'Yakindu SCT Testcase 08 - Genmodel'.F29:'Yakindu SCT Testcase 08 - Genmodel'.F29">
            <calcext:condition calcext:apply-style-name="FAILED" calcext:value="=&quot;FAILED&quot;" calcext:base-cell-address="'Yakindu SCT Testcase 08 - Genmodel'.F29"/>
            <calcext:condition calcext:apply-style-name="SUCCEDED" calcext:value="=&quot;SUCCEDED&quot;" calcext:base-cell-address="'Yakindu SCT Testcase 08 - Genmodel'.F29"/>
            <calcext:condition calcext:apply-style-name="OPEN" calcext:value="=&quot;OPEN&quot;" calcext:base-cell-address="'Yakindu SCT Testcase 08 - Genmodel'.F29"/>
            <calcext:condition calcext:apply-style-name="Not Applicable" calcext:value="=&quot;N/A&quot;" calcext:base-cell-address="'Yakindu SCT Testcase 08 - Genmodel'.F29"/>
          </calcext:conditional-format>
          <calcext:conditional-format calcext:target-range-address="'Yakindu SCT Testcase 08 - Genmodel'.F30:'Yakindu SCT Testcase 08 - Genmodel'.F30">
            <calcext:condition calcext:apply-style-name="FAILED" calcext:value="=&quot;FAILED&quot;" calcext:base-cell-address="'Yakindu SCT Testcase 08 - Genmodel'.F30"/>
            <calcext:condition calcext:apply-style-name="SUCCEDED" calcext:value="=&quot;SUCCEDED&quot;" calcext:base-cell-address="'Yakindu SCT Testcase 08 - Genmodel'.F30"/>
            <calcext:condition calcext:apply-style-name="OPEN" calcext:value="=&quot;OPEN&quot;" calcext:base-cell-address="'Yakindu SCT Testcase 08 - Genmodel'.F30"/>
            <calcext:condition calcext:apply-style-name="Not Applicable" calcext:value="=&quot;N/A&quot;" calcext:base-cell-address="'Yakindu SCT Testcase 08 - Genmodel'.F30"/>
          </calcext:conditional-format>
          <calcext:conditional-format calcext:target-range-address="'Yakindu SCT Testcase 08 - Genmodel'.F31:'Yakindu SCT Testcase 08 - Genmodel'.F31">
            <calcext:condition calcext:apply-style-name="FAILED" calcext:value="=&quot;FAILED&quot;" calcext:base-cell-address="'Yakindu SCT Testcase 08 - Genmodel'.F31"/>
            <calcext:condition calcext:apply-style-name="SUCCEDED" calcext:value="=&quot;SUCCEDED&quot;" calcext:base-cell-address="'Yakindu SCT Testcase 08 - Genmodel'.F31"/>
            <calcext:condition calcext:apply-style-name="OPEN" calcext:value="=&quot;OPEN&quot;" calcext:base-cell-address="'Yakindu SCT Testcase 08 - Genmodel'.F31"/>
            <calcext:condition calcext:apply-style-name="Not Applicable" calcext:value="=&quot;N/A&quot;" calcext:base-cell-address="'Yakindu SCT Testcase 08 - Genmodel'.F31"/>
          </calcext:conditional-format>
          <calcext:conditional-format calcext:target-range-address="'Yakindu SCT Testcase 08 - Genmodel'.F32:'Yakindu SCT Testcase 08 - Genmodel'.F32">
            <calcext:condition calcext:apply-style-name="FAILED" calcext:value="=&quot;FAILED&quot;" calcext:base-cell-address="'Yakindu SCT Testcase 08 - Genmodel'.F32"/>
            <calcext:condition calcext:apply-style-name="SUCCEDED" calcext:value="=&quot;SUCCEDED&quot;" calcext:base-cell-address="'Yakindu SCT Testcase 08 - Genmodel'.F32"/>
            <calcext:condition calcext:apply-style-name="OPEN" calcext:value="=&quot;OPEN&quot;" calcext:base-cell-address="'Yakindu SCT Testcase 08 - Genmodel'.F32"/>
            <calcext:condition calcext:apply-style-name="Not Applicable" calcext:value="=&quot;N/A&quot;" calcext:base-cell-address="'Yakindu SCT Testcase 08 - Genmodel'.F32"/>
          </calcext:conditional-format>
          <calcext:conditional-format calcext:target-range-address="'Yakindu SCT Testcase 08 - Genmodel'.C1:'Yakindu SCT Testcase 08 - Genmodel'.C1">
            <calcext:condition calcext:apply-style-name="Complete" calcext:value="=&quot;Complete&quot;" calcext:base-cell-address="'Yakindu SCT Testcase 08 - Genmodel'.C1"/>
            <calcext:condition calcext:apply-style-name="ERRORS" calcext:value="contains-text(&quot;ERRORS&quot;)" calcext:base-cell-address="'Yakindu SCT Testcase 08 - Genmodel'.C1"/>
            <calcext:condition calcext:apply-style-name="Incomplete" calcext:value="begins-with(&quot;Incomplete&quot;)" calcext:base-cell-address="'Yakindu SCT Testcase 08 - Genmodel'.C1"/>
          </calcext:conditional-format>
        </calcext:conditional-formats>
      </table:table>
      <table:table table:name="Yakindu SCT Testcase 09 - Templateproposals" table:style-name="ta1">
        <office:forms form:automatic-focus="false" form:apply-design-mode="false"/>
        <table:table-column table:style-name="co3" table:default-cell-style-name="Default"/>
        <table:table-column table:style-name="co3" table:default-cell-style-name="ce2"/>
        <table:table-column table:style-name="co16" table:default-cell-style-name="ce23"/>
        <table:table-column table:style-name="co17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25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1 of 11 open" calcext:value-type="string">
            <text:p>Incomplete: 11 of 1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26" table:formula="of:=COUNTIF([.F16:.F102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3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 table:number-columns-repeated="7"/>
        </table:table-row>
        <table:table-row table:style-name="ro3">
          <table:table-cell/>
          <table:table-cell office:value-type="string" calcext:value-type="string">
            <text:p>Operating System:</text:p>
          </table:table-cell>
          <table:table-cell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Yakindu Version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Eclipse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/>
          <table:table-cell table:style-name="Default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12">
          <table:table-cell table:style-name="ce88" office:value-type="string" calcext:value-type="string">
            <text:p>T9.1</text:p>
          </table:table-cell>
          <table:table-cell table:style-name="ce100" office:value-type="string" calcext:value-type="string">
            <text:p>Statechart Proposals <text:s/>and documentation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Statechart Properties view.</text:p>
            <text:p>Hit Ctrl+Space</text:p>
            <text:p>Expected proposals:  “import”, “interface”, “internal”, “namespace”</text:p>
            <text:p>Check if the proper documentation is displayed for every proposal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27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1</text:p>
          </table:table-cell>
          <table:table-cell table:style-name="ce100" office:value-type="string" calcext:value-type="string">
            <text:p>Statechart Proposals <text:s/>- interface</text:p>
          </table:table-cell>
          <table:table-cell table:style-name="ce88" office:value-type="string" calcext:value-type="string">
            <text:p>T9.1</text:p>
          </table:table-cell>
          <table:table-cell table:style-name="ce91" office:value-type="string" calcext:value-type="string">
            <text:p>enter “interface” and hit Ctrl+Space</text:p>
            <text:p>Expected proposals: “ : ” , “Name-”</text:p>
          </table:table-cell>
          <table:table-cell table:style-name="ce92"/>
          <table:table-cell table:style-name="ce128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2</text:p>
          </table:table-cell>
          <table:table-cell table:style-name="ce14" office:value-type="string" calcext:value-type="string">
            <text:p>Statechart Proposals – internal</text:p>
          </table:table-cell>
          <table:table-cell table:style-name="ce14" office:value-type="string" calcext:value-type="string">
            <text:p>T9.1</text:p>
          </table:table-cell>
          <table:table-cell table:style-name="ce29" office:value-type="string" calcext:value-type="string">
            <text:p>enter “internal” and hit Ctrl+Space</text:p>
            <text:p>Expected proposals: “ : “</text:p>
          </table:table-cell>
          <table:table-cell table:style-name="ce92"/>
          <table:table-cell table:style-name="ce129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8">
          <table:table-cell table:style-name="ce88" office:value-type="string" calcext:value-type="string">
            <text:p>T9.1.3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namespace” and hit Ctrl+Space</text:p>
            <text:p>Expected proposals : </text:p>
          </table:table-cell>
          <table:table-cell table:style-name="ce92"/>
          <table:table-cell table:style-name="ce130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8">
          <table:table-cell table:style-name="ce88" office:value-type="string" calcext:value-type="string">
            <text:p>T9.1.4</text:p>
          </table:table-cell>
          <table:table-cell table:style-name="ce100" office:value-type="string" calcext:value-type="string">
            <text:p>Statechart Proposals – Namespace</text:p>
          </table:table-cell>
          <table:table-cell table:style-name="ce88" office:value-type="string" calcext:value-type="string">
            <text:p>T8.2</text:p>
          </table:table-cell>
          <table:table-cell table:style-name="ce91" office:value-type="string" calcext:value-type="string">
            <text:p>enter “import” and hit Ctrl+Space</text:p>
            <text:p>Expected proposals : “ : “</text:p>
          </table:table-cell>
          <table:table-cell table:style-name="ce92"/>
          <table:table-cell table:style-name="ce131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27">
          <table:table-cell table:style-name="ce88" office:value-type="string" calcext:value-type="string">
            <text:p>T9.2</text:p>
          </table:table-cell>
          <table:table-cell table:style-name="ce14" office:value-type="string" calcext:value-type="string">
            <text:p>Transition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29" office:value-type="string" calcext:value-type="string">
            <text:p>Select Transition Properties View</text:p>
            <text:p>Hit Ctrl+Space</text:p>
            <text:p>Expected proposals: “after”, “always”, “default”, “else”, “every”, “oncycle”, “ #” , “ [ “, “ / ”</text:p>
            <text:p>Check if the proper documentation is displayed for every proposal except the one character ones</text:p>
          </table:table-cell>
          <table:table-cell table:style-name="ce92" office:value-type="string" calcext:value-type="string">
            <text:p>All proposals and documentation <text:s/>checked</text:p>
          </table:table-cell>
          <table:table-cell table:style-name="ce132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28">
          <table:table-cell table:style-name="ce88" office:value-type="string" calcext:value-type="string">
            <text:p>T9.2.1</text:p>
          </table:table-cell>
          <table:table-cell table:style-name="ce100" office:value-type="string" calcext:value-type="string">
            <text:p>Transition proposals after “after”</text:p>
          </table:table-cell>
          <table:table-cell table:style-name="ce88" office:value-type="string" calcext:value-type="string">
            <text:p>T9.2</text:p>
          </table:table-cell>
          <table:table-cell table:style-name="ce91" office:value-type="string" calcext:value-type="string">
            <text:p>enter “after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3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28">
          <table:table-cell table:style-name="ce88" office:value-type="string" calcext:value-type="string">
            <text:p>T9.2.2</text:p>
          </table:table-cell>
          <table:table-cell table:style-name="ce14" office:value-type="string" calcext:value-type="string">
            <text:p>Transition proposals after “every”</text:p>
          </table:table-cell>
          <table:table-cell table:style-name="ce14" office:value-type="string" calcext:value-type="string">
            <text:p>T9.2</text:p>
          </table:table-cell>
          <table:table-cell table:style-name="ce29" office:value-type="string" calcext:value-type="string">
            <text:p>enter “every” as keyword and hit Ctrl+Space</text:p>
            <text:p>Expected proposals : Expression 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4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12">
          <table:table-cell table:style-name="ce88" office:value-type="string" calcext:value-type="string">
            <text:p>T9.3</text:p>
          </table:table-cell>
          <table:table-cell table:style-name="ce14" office:value-type="string" calcext:value-type="string">
            <text:p>State proposals and Documentation</text:p>
          </table:table-cell>
          <table:table-cell table:style-name="ce14" office:value-type="string" calcext:value-type="string">
            <text:p>T2.6</text:p>
          </table:table-cell>
          <table:table-cell table:style-name="ce93" office:value-type="string" calcext:value-type="string">
            <text:p>Select State Properties view. Hit Ctrl+Space.</text:p>
            <text:p>Expected proposals: “after”, “always”, “default”, “else”, “entry”, “every”, “exit”, “oncycle”   Check if the proper documentation is displayed for every proposal</text:p>
          </table:table-cell>
          <table:table-cell table:style-name="ce29" office:value-type="string" calcext:value-type="string">
            <text:p>All proposals and documentation <text:s/>checked</text:p>
          </table:table-cell>
          <table:table-cell table:style-name="ce135" table:content-validation-name="val2" office:value-type="string" calcext:value-type="string">
            <text:p>OPEN</text:p>
          </table:table-cell>
          <table:table-cell table:style-name="ce29"/>
        </table:table-row>
        <table:table-row table:style-name="ro28">
          <table:table-cell table:style-name="ce88" office:value-type="string" calcext:value-type="string">
            <text:p>T9.3.1</text:p>
          </table:table-cell>
          <table:table-cell table:style-name="ce100" office:value-type="string" calcext:value-type="string">
            <text:p>State proposals after “after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after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6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28">
          <table:table-cell table:style-name="ce88" office:value-type="string" calcext:value-type="string">
            <text:p>T9.3.3</text:p>
          </table:table-cell>
          <table:table-cell table:style-name="ce100" office:value-type="string" calcext:value-type="string">
            <text:p>State proposals after “every”</text:p>
          </table:table-cell>
          <table:table-cell table:style-name="ce88" office:value-type="string" calcext:value-type="string">
            <text:p>T9.3</text:p>
          </table:table-cell>
          <table:table-cell table:style-name="ce91" office:value-type="string" calcext:value-type="string">
            <text:p>enter “every” as keyword and hit Ctrl+Space</text:p>
            <text:p>Expected proposals : Expression that evaluates to  an integer value</text:p>
            <text:p>Enter a integer value and hit Ctrl+Space again.</text:p>
            <text:p>Expected proposals with documentation :”ms”, “ns”, “us”, “s”, </text:p>
            <text:p>“as”(not time unit)</text:p>
          </table:table-cell>
          <table:table-cell table:style-name="ce92"/>
          <table:table-cell table:style-name="ce137" table:content-validation-name="val2" office:value-type="string" calcext:value-type="string">
            <text:p>OPEN</text:p>
          </table:table-cell>
          <table:table-cell table:style-name="ce91"/>
        </table:table-row>
        <calcext:conditional-formats>
          <calcext:conditional-format calcext:target-range-address="'Yakindu SCT Testcase 09 - Templateproposals'.C2:'Yakindu SCT Testcase 09 - Templateproposals'.C2">
            <calcext:condition calcext:apply-style-name="ERRORS" calcext:value="&gt;0" calcext:base-cell-address="'Yakindu SCT Testcase 09 - Templateproposals'.C2"/>
          </calcext:conditional-format>
          <calcext:conditional-format calcext:target-range-address="'Yakindu SCT Testcase 09 - Templateproposals'.F16:'Yakindu SCT Testcase 09 - Templateproposals'.F16">
            <calcext:condition calcext:apply-style-name="FAILED" calcext:value="=&quot;FAILED&quot;" calcext:base-cell-address="'Yakindu SCT Testcase 09 - Templateproposals'.F16"/>
            <calcext:condition calcext:apply-style-name="SUCCEDED" calcext:value="=&quot;SUCCEDED&quot;" calcext:base-cell-address="'Yakindu SCT Testcase 09 - Templateproposals'.F16"/>
            <calcext:condition calcext:apply-style-name="OPEN" calcext:value="=&quot;OPEN&quot;" calcext:base-cell-address="'Yakindu SCT Testcase 09 - Templateproposals'.F16"/>
            <calcext:condition calcext:apply-style-name="Not Applicable" calcext:value="=&quot;N/A&quot;" calcext:base-cell-address="'Yakindu SCT Testcase 09 - Templateproposals'.F16"/>
          </calcext:conditional-format>
          <calcext:conditional-format calcext:target-range-address="'Yakindu SCT Testcase 09 - Templateproposals'.F17:'Yakindu SCT Testcase 09 - Templateproposals'.F17">
            <calcext:condition calcext:apply-style-name="FAILED" calcext:value="=&quot;FAILED&quot;" calcext:base-cell-address="'Yakindu SCT Testcase 09 - Templateproposals'.F17"/>
            <calcext:condition calcext:apply-style-name="SUCCEDED" calcext:value="=&quot;SUCCEDED&quot;" calcext:base-cell-address="'Yakindu SCT Testcase 09 - Templateproposals'.F17"/>
            <calcext:condition calcext:apply-style-name="OPEN" calcext:value="=&quot;OPEN&quot;" calcext:base-cell-address="'Yakindu SCT Testcase 09 - Templateproposals'.F17"/>
            <calcext:condition calcext:apply-style-name="Not Applicable" calcext:value="=&quot;N/A&quot;" calcext:base-cell-address="'Yakindu SCT Testcase 09 - Templateproposals'.F17"/>
          </calcext:conditional-format>
          <calcext:conditional-format calcext:target-range-address="'Yakindu SCT Testcase 09 - Templateproposals'.F18:'Yakindu SCT Testcase 09 - Templateproposals'.F18">
            <calcext:condition calcext:apply-style-name="FAILED" calcext:value="=&quot;FAILED&quot;" calcext:base-cell-address="'Yakindu SCT Testcase 09 - Templateproposals'.F18"/>
            <calcext:condition calcext:apply-style-name="SUCCEDED" calcext:value="=&quot;SUCCEDED&quot;" calcext:base-cell-address="'Yakindu SCT Testcase 09 - Templateproposals'.F18"/>
            <calcext:condition calcext:apply-style-name="OPEN" calcext:value="=&quot;OPEN&quot;" calcext:base-cell-address="'Yakindu SCT Testcase 09 - Templateproposals'.F18"/>
            <calcext:condition calcext:apply-style-name="Not Applicable" calcext:value="=&quot;N/A&quot;" calcext:base-cell-address="'Yakindu SCT Testcase 09 - Templateproposals'.F18"/>
          </calcext:conditional-format>
          <calcext:conditional-format calcext:target-range-address="'Yakindu SCT Testcase 09 - Templateproposals'.F19:'Yakindu SCT Testcase 09 - Templateproposals'.F19">
            <calcext:condition calcext:apply-style-name="FAILED" calcext:value="=&quot;FAILED&quot;" calcext:base-cell-address="'Yakindu SCT Testcase 09 - Templateproposals'.F19"/>
            <calcext:condition calcext:apply-style-name="SUCCEDED" calcext:value="=&quot;SUCCEDED&quot;" calcext:base-cell-address="'Yakindu SCT Testcase 09 - Templateproposals'.F19"/>
            <calcext:condition calcext:apply-style-name="OPEN" calcext:value="=&quot;OPEN&quot;" calcext:base-cell-address="'Yakindu SCT Testcase 09 - Templateproposals'.F19"/>
            <calcext:condition calcext:apply-style-name="Not Applicable" calcext:value="=&quot;N/A&quot;" calcext:base-cell-address="'Yakindu SCT Testcase 09 - Templateproposals'.F19"/>
          </calcext:conditional-format>
          <calcext:conditional-format calcext:target-range-address="'Yakindu SCT Testcase 09 - Templateproposals'.F20:'Yakindu SCT Testcase 09 - Templateproposals'.F20">
            <calcext:condition calcext:apply-style-name="FAILED" calcext:value="=&quot;FAILED&quot;" calcext:base-cell-address="'Yakindu SCT Testcase 09 - Templateproposals'.F20"/>
            <calcext:condition calcext:apply-style-name="SUCCEDED" calcext:value="=&quot;SUCCEDED&quot;" calcext:base-cell-address="'Yakindu SCT Testcase 09 - Templateproposals'.F20"/>
            <calcext:condition calcext:apply-style-name="OPEN" calcext:value="=&quot;OPEN&quot;" calcext:base-cell-address="'Yakindu SCT Testcase 09 - Templateproposals'.F20"/>
            <calcext:condition calcext:apply-style-name="Not Applicable" calcext:value="=&quot;N/A&quot;" calcext:base-cell-address="'Yakindu SCT Testcase 09 - Templateproposals'.F20"/>
          </calcext:conditional-format>
          <calcext:conditional-format calcext:target-range-address="'Yakindu SCT Testcase 09 - Templateproposals'.F21:'Yakindu SCT Testcase 09 - Templateproposals'.F21">
            <calcext:condition calcext:apply-style-name="FAILED" calcext:value="=&quot;FAILED&quot;" calcext:base-cell-address="'Yakindu SCT Testcase 09 - Templateproposals'.F21"/>
            <calcext:condition calcext:apply-style-name="SUCCEDED" calcext:value="=&quot;SUCCEDED&quot;" calcext:base-cell-address="'Yakindu SCT Testcase 09 - Templateproposals'.F21"/>
            <calcext:condition calcext:apply-style-name="OPEN" calcext:value="=&quot;OPEN&quot;" calcext:base-cell-address="'Yakindu SCT Testcase 09 - Templateproposals'.F21"/>
            <calcext:condition calcext:apply-style-name="Not Applicable" calcext:value="=&quot;N/A&quot;" calcext:base-cell-address="'Yakindu SCT Testcase 09 - Templateproposals'.F21"/>
          </calcext:conditional-format>
          <calcext:conditional-format calcext:target-range-address="'Yakindu SCT Testcase 09 - Templateproposals'.F22:'Yakindu SCT Testcase 09 - Templateproposals'.F22">
            <calcext:condition calcext:apply-style-name="FAILED" calcext:value="=&quot;FAILED&quot;" calcext:base-cell-address="'Yakindu SCT Testcase 09 - Templateproposals'.F22"/>
            <calcext:condition calcext:apply-style-name="SUCCEDED" calcext:value="=&quot;SUCCEDED&quot;" calcext:base-cell-address="'Yakindu SCT Testcase 09 - Templateproposals'.F22"/>
            <calcext:condition calcext:apply-style-name="OPEN" calcext:value="=&quot;OPEN&quot;" calcext:base-cell-address="'Yakindu SCT Testcase 09 - Templateproposals'.F22"/>
            <calcext:condition calcext:apply-style-name="Not Applicable" calcext:value="=&quot;N/A&quot;" calcext:base-cell-address="'Yakindu SCT Testcase 09 - Templateproposals'.F22"/>
          </calcext:conditional-format>
          <calcext:conditional-format calcext:target-range-address="'Yakindu SCT Testcase 09 - Templateproposals'.F23:'Yakindu SCT Testcase 09 - Templateproposals'.F23">
            <calcext:condition calcext:apply-style-name="FAILED" calcext:value="=&quot;FAILED&quot;" calcext:base-cell-address="'Yakindu SCT Testcase 09 - Templateproposals'.F23"/>
            <calcext:condition calcext:apply-style-name="SUCCEDED" calcext:value="=&quot;SUCCEDED&quot;" calcext:base-cell-address="'Yakindu SCT Testcase 09 - Templateproposals'.F23"/>
            <calcext:condition calcext:apply-style-name="OPEN" calcext:value="=&quot;OPEN&quot;" calcext:base-cell-address="'Yakindu SCT Testcase 09 - Templateproposals'.F23"/>
            <calcext:condition calcext:apply-style-name="Not Applicable" calcext:value="=&quot;N/A&quot;" calcext:base-cell-address="'Yakindu SCT Testcase 09 - Templateproposals'.F23"/>
          </calcext:conditional-format>
          <calcext:conditional-format calcext:target-range-address="'Yakindu SCT Testcase 09 - Templateproposals'.F24:'Yakindu SCT Testcase 09 - Templateproposals'.F24">
            <calcext:condition calcext:apply-style-name="FAILED" calcext:value="=&quot;FAILED&quot;" calcext:base-cell-address="'Yakindu SCT Testcase 09 - Templateproposals'.F24"/>
            <calcext:condition calcext:apply-style-name="SUCCEDED" calcext:value="=&quot;SUCCEDED&quot;" calcext:base-cell-address="'Yakindu SCT Testcase 09 - Templateproposals'.F24"/>
            <calcext:condition calcext:apply-style-name="OPEN" calcext:value="=&quot;OPEN&quot;" calcext:base-cell-address="'Yakindu SCT Testcase 09 - Templateproposals'.F24"/>
            <calcext:condition calcext:apply-style-name="Not Applicable" calcext:value="=&quot;N/A&quot;" calcext:base-cell-address="'Yakindu SCT Testcase 09 - Templateproposals'.F24"/>
          </calcext:conditional-format>
          <calcext:conditional-format calcext:target-range-address="'Yakindu SCT Testcase 09 - Templateproposals'.F25:'Yakindu SCT Testcase 09 - Templateproposals'.F25">
            <calcext:condition calcext:apply-style-name="FAILED" calcext:value="=&quot;FAILED&quot;" calcext:base-cell-address="'Yakindu SCT Testcase 09 - Templateproposals'.F25"/>
            <calcext:condition calcext:apply-style-name="SUCCEDED" calcext:value="=&quot;SUCCEDED&quot;" calcext:base-cell-address="'Yakindu SCT Testcase 09 - Templateproposals'.F25"/>
            <calcext:condition calcext:apply-style-name="OPEN" calcext:value="=&quot;OPEN&quot;" calcext:base-cell-address="'Yakindu SCT Testcase 09 - Templateproposals'.F25"/>
            <calcext:condition calcext:apply-style-name="Not Applicable" calcext:value="=&quot;N/A&quot;" calcext:base-cell-address="'Yakindu SCT Testcase 09 - Templateproposals'.F25"/>
          </calcext:conditional-format>
          <calcext:conditional-format calcext:target-range-address="'Yakindu SCT Testcase 09 - Templateproposals'.F26:'Yakindu SCT Testcase 09 - Templateproposals'.F26">
            <calcext:condition calcext:apply-style-name="FAILED" calcext:value="=&quot;FAILED&quot;" calcext:base-cell-address="'Yakindu SCT Testcase 09 - Templateproposals'.F26"/>
            <calcext:condition calcext:apply-style-name="SUCCEDED" calcext:value="=&quot;SUCCEDED&quot;" calcext:base-cell-address="'Yakindu SCT Testcase 09 - Templateproposals'.F26"/>
            <calcext:condition calcext:apply-style-name="OPEN" calcext:value="=&quot;OPEN&quot;" calcext:base-cell-address="'Yakindu SCT Testcase 09 - Templateproposals'.F26"/>
            <calcext:condition calcext:apply-style-name="Not Applicable" calcext:value="=&quot;N/A&quot;" calcext:base-cell-address="'Yakindu SCT Testcase 09 - Templateproposals'.F26"/>
          </calcext:conditional-format>
          <calcext:conditional-format calcext:target-range-address="'Yakindu SCT Testcase 09 - Templateproposals'.C1:'Yakindu SCT Testcase 09 - Templateproposals'.C1">
            <calcext:condition calcext:apply-style-name="Complete" calcext:value="=&quot;Complete&quot;" calcext:base-cell-address="'Yakindu SCT Testcase 09 - Templateproposals'.C1"/>
            <calcext:condition calcext:apply-style-name="ERRORS" calcext:value="contains-text(&quot;ERRORS&quot;)" calcext:base-cell-address="'Yakindu SCT Testcase 09 - Templateproposals'.C1"/>
            <calcext:condition calcext:apply-style-name="Incomplete" calcext:value="begins-with(&quot;Incomplete&quot;)" calcext:base-cell-address="'Yakindu SCT Testcase 09 - Templateproposals'.C1"/>
          </calcext:conditional-format>
        </calcext:conditional-formats>
      </table:table>
      <table:table table:name="Yakindu SCT Testcase 10 - ExampleFiles" table:style-name="ta1">
        <office:forms form:automatic-focus="false" form:apply-design-mode="false"/>
        <table:table-column table:style-name="co19" table:default-cell-style-name="Default"/>
        <table:table-column table:style-name="co3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38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1 of 1 open" calcext:value-type="string">
            <text:p>Incomplete: 1 of 1 open</text:p>
          </table:table-cell>
          <table:table-cell table:number-columns-repeated="4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39" table:formula="of:=COUNTIF([.F16:.F101];&quot;FAILED&quot;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table:style-name="ce8"/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4"/>
        </table:table-row>
        <table:table-row table:style-name="ro3">
          <table:table-cell/>
          <table:table-cell table:style-name="ce2"/>
          <table:table-cell table:style-name="ce23"/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4"/>
        </table:table-row>
        <table:table-row table:style-name="ro4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4"/>
        </table:table-row>
        <table:table-row table:style-name="ro3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4"/>
        </table:table-row>
        <table:table-row table:style-name="ro3">
          <table:table-cell table:number-columns-repeated="2"/>
          <table:table-cell table:style-name="ce8"/>
          <table:table-cell table:number-columns-repeated="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4"/>
        </table:table-row>
        <table:table-row table:style-name="ro4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</table:table-row>
        <table:table-row table:style-name="ro29">
          <table:table-cell table:style-name="ce88" office:value-type="string" calcext:value-type="string">
            <text:p>T10.1</text:p>
          </table:table-cell>
          <table:table-cell table:style-name="ce100" office:value-type="string" calcext:value-type="string">
            <text:p>Create Example File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Select File--&gt; New --&gt; Example </text:p>
            <text:p>Choose “Trafficlight Example”, click Next</text:p>
            <text:p>Click Finish</text:p>
            <text:p/>
          </table:table-cell>
          <table:table-cell table:style-name="ce92" office:value-type="string" calcext:value-type="string">
            <text:p>The Trafficlight Example is created into the workspace </text:p>
          </table:table-cell>
          <table:table-cell table:style-name="ce140" table:content-validation-name="val2" office:value-type="string" calcext:value-type="string">
            <text:p>OPEN</text:p>
          </table:table-cell>
          <table:table-cell table:style-name="ce91"/>
        </table:table-row>
        <table:table-row table:style-name="ro3" table:number-rows-repeated="1048558">
          <table:table-cell table:number-columns-repeated="7"/>
        </table:table-row>
        <table:table-row table:style-name="ro3">
          <table:table-cell table:number-columns-repeated="7"/>
        </table:table-row>
        <calcext:conditional-formats>
          <calcext:conditional-format calcext:target-range-address="'Yakindu SCT Testcase 10 - ExampleFiles'.C2:'Yakindu SCT Testcase 10 - ExampleFiles'.C2">
            <calcext:condition calcext:apply-style-name="ERRORS" calcext:value="&gt;0" calcext:base-cell-address="'Yakindu SCT Testcase 10 - ExampleFiles'.C2"/>
          </calcext:conditional-format>
          <calcext:conditional-format calcext:target-range-address="'Yakindu SCT Testcase 10 - ExampleFiles'.F16:'Yakindu SCT Testcase 10 - ExampleFiles'.F16">
            <calcext:condition calcext:apply-style-name="FAILED" calcext:value="=&quot;FAILED&quot;" calcext:base-cell-address="'Yakindu SCT Testcase 10 - ExampleFiles'.F16"/>
            <calcext:condition calcext:apply-style-name="SUCCEDED" calcext:value="=&quot;SUCCEDED&quot;" calcext:base-cell-address="'Yakindu SCT Testcase 10 - ExampleFiles'.F16"/>
            <calcext:condition calcext:apply-style-name="OPEN" calcext:value="=&quot;OPEN&quot;" calcext:base-cell-address="'Yakindu SCT Testcase 10 - ExampleFiles'.F16"/>
            <calcext:condition calcext:apply-style-name="Not Applicable" calcext:value="=&quot;N/A&quot;" calcext:base-cell-address="'Yakindu SCT Testcase 10 - ExampleFiles'.F16"/>
          </calcext:conditional-format>
          <calcext:conditional-format calcext:target-range-address="'Yakindu SCT Testcase 10 - ExampleFiles'.C1:'Yakindu SCT Testcase 10 - ExampleFiles'.C1">
            <calcext:condition calcext:apply-style-name="Complete" calcext:value="=&quot;Complete&quot;" calcext:base-cell-address="'Yakindu SCT Testcase 10 - ExampleFiles'.C1"/>
            <calcext:condition calcext:apply-style-name="ERRORS" calcext:value="contains-text(&quot;ERRORS&quot;)" calcext:base-cell-address="'Yakindu SCT Testcase 10 - ExampleFiles'.C1"/>
            <calcext:condition calcext:apply-style-name="Incomplete" calcext:value="begins-with(&quot;Incomplete&quot;)" calcext:base-cell-address="'Yakindu SCT Testcase 10 - ExampleFiles'.C1"/>
          </calcext:conditional-format>
        </calcext:conditional-formats>
      </table:table>
      <table:table table:name="Yakindu SCT Testcase 11 - Operations" table:style-name="ta1">
        <office:forms form:automatic-focus="false" form:apply-design-mode="false"/>
        <table:table-column table:style-name="co21" table:default-cell-style-name="Default"/>
        <table:table-column table:style-name="co22" table:default-cell-style-name="ce2"/>
        <table:table-column table:style-name="co23" table:default-cell-style-name="ce23"/>
        <table:table-column table:style-name="co24" table:default-cell-style-name="Default"/>
        <table:table-column table:style-name="co25" table:default-cell-style-name="Default"/>
        <table:table-column table:style-name="co3" table:number-columns-repeated="1019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4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4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8"/>
          <table:table-cell table:number-columns-repeated="1021"/>
        </table:table-row>
        <table:table-row table:style-name="ro1">
          <table:table-cell/>
          <table:table-cell office:value-type="string" calcext:value-type="string">
            <text:p>Name:</text:p>
          </table:table-cell>
          <table:table-cell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Surname:</text:p>
          </table:table-cell>
          <table:table-cell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Email:</text:p>
          </table:table-cell>
          <table:table-cell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19">
          <table:table-cell/>
          <table:table-cell office:value-type="string" calcext:value-type="string">
            <text:p>Operating System:</text:p>
          </table:table-cell>
          <table:table-cell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Yakindu Version</text:p>
          </table:table-cell>
          <table:table-cell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/>
          <table:table-cell office:value-type="string" calcext:value-type="string">
            <text:p>Eclipse Version</text:p>
          </table:table-cell>
          <table:table-cell table:formula="of:=$'yakindu sct test report setup'.b#ref!" office:value-type="string" office:string-value="" calcext:value-type="error">
            <text:p>Err:520</text:p>
          </table:table-cell>
          <table:table-cell table:number-columns-repeated="1021"/>
        </table:table-row>
        <table:table-row table:style-name="ro19">
          <table:table-cell/>
          <table:table-cell table:style-name="Default" table:number-columns-repeated="2"/>
          <table:table-cell table:number-columns-repeated="1021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style-name="ce8"/>
          <table:covered-table-cell table:number-columns-repeated="4"/>
          <table:table-cell table:number-columns-repeated="1017"/>
        </table:table-row>
        <table:table-row table:style-name="ro1">
          <table:table-cell table:style-name="ce12"/>
          <table:table-cell table:style-name="ce17"/>
          <table:table-cell table:style-name="ce8"/>
          <table:table-cell table:number-columns-repeated="1021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number-columns-repeated="1017"/>
        </table:table-row>
        <table:table-row table:style-name="ro30">
          <table:table-cell table:style-name="ce88" office:value-type="string" calcext:value-type="string">
            <text:p>T11.1</text:p>
          </table:table-cell>
          <table:table-cell table:style-name="ce100" office:value-type="string" calcext:value-type="string">
            <text:p>Preparations</text:p>
          </table:table-cell>
          <table:table-cell table:style-name="ce88" office:value-type="string" calcext:value-type="string">
            <text:p>T1.3</text:p>
          </table:table-cell>
          <table:table-cell table:style-name="ce91" office:value-type="string" calcext:value-type="string">
            <text:p>Create new Class with following contend:</text:p>
            <text:p><text:span text:style-name="T12">import</text:span><text:span text:style-name="T13"> java.io.IOException;</text:span></text:p>
            <text:p/>
            <text:p><text:span text:style-name="T12">public</text:span><text:span text:style-name="T13"> </text:span><text:span text:style-name="T14">class</text:span><text:span text:style-name="T13"> Operations {</text:span></text:p>
            <text:p/>
            <text:p><text:span text:style-name="T12">public</text:span><text:span text:style-name="T13"> </text:span><text:span text:style-name="T14">long</text:span><text:span text:style-name="T13"> returnFive(){</text:span></text:p>
            <text:p><text:span text:style-name="T12">return</text:span><text:span text:style-name="T13"> 5;</text:span></text:p>
            <text:p><text:span text:style-name="T13">}</text:span></text:p>
            <text:p/>
            <text:p><text:span text:style-name="T12">public long</text:span><text:span text:style-name="T13"> returnSum(long i, double d){</text:span></text:p>
            <text:p><text:span text:style-name="T12">return (long) (i+d)</text:span><text:span text:style-name="T13">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 throwUncheckedException() {</text:span></text:p>
            <text:p><text:span text:style-name="T12">throw</text:span><text:span text:style-name="T13"> </text:span><text:span text:style-name="T14">new</text:span><text:span text:style-name="T13"> RuntimeException("Runtime Exception in executed code");</text:span></text:p>
            <text:p><text:span text:style-name="T13">}</text:span></text:p>
            <text:p/>
            <text:p><text:span text:style-name="T12">public</text:span><text:span text:style-name="T13"> </text:span><text:span text:style-name="T14">void</text:span><text:span text:style-name="T13"> throwCheckedException() </text:span><text:span text:style-name="T14">throws</text:span><text:span text:style-name="T13"> IOException {</text:span></text:p>
            <text:p><text:span text:style-name="T12">throw</text:span><text:span text:style-name="T13"> </text:span><text:span text:style-name="T14">new</text:span><text:span text:style-name="T13"> IOException("IOException in executed code");</text:span></text:p>
            <text:p><text:span text:style-name="T13">}</text:span></text:p>
            <text:p><text:span text:style-name="T13">}</text:span></text:p>
            <text:p><text:span text:style-name="T13">Right click on Staircase.sct → Run as... → Run Configurations → enter “Operations” as operations class</text:span></text:p>
            <text:p><text:span text:style-name="T13">Open Staircase.sct and add to internal scope:</text:span></text:p>
            <text:p><text:span text:style-name="T12">operation</text:span><text:span text:style-name="T13"> returnFive():integer</text:span></text:p>
            <text:p><text:span text:style-name="T12">operation</text:span><text:span text:style-name="T13"> returnSum(param1 : integer,  param2 : real ):integer</text:span></text:p>
            <text:p><text:span text:style-name="T12">operation</text:span><text:span text:style-name="T13"> throwUncheckedException(): void</text:span></text:p>
            <text:p><text:span text:style-name="T12">operation</text:span><text:span text:style-name="T13"> throwCheckedException():void</text:span></text:p>
            <text:p><text:span text:style-name="T12">operation</text:span><text:span text:style-name="T13"> unsupportedMethod():void</text:span></text:p>
            <text:p/>
          </table:table-cell>
          <table:table-cell table:style-name="ce92" office:value-type="string" calcext:value-type="string">
            <text:p>Operation Class created and prepared statechart to execute external operations</text:p>
          </table:table-cell>
          <table:table-cell table:style-name="ce144" table:content-validation-name="val2" office:value-type="string" calcext:value-type="string">
            <text:p>OPEN</text:p>
          </table:table-cell>
          <table:table-cell table:style-name="ce91"/>
          <table:table-cell table:number-columns-repeated="1017"/>
        </table:table-row>
        <table:table-row table:style-name="ro11">
          <table:table-cell table:style-name="ce141" office:value-type="string" calcext:value-type="string">
            <text:p>T11.2</text:p>
          </table:table-cell>
          <table:table-cell table:style-name="ce141" office:value-type="string" calcext:value-type="string">
            <text:p>Calling a valid operation during statechat execution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open Staircase.sct edit Transition from LightOn to LightOff:</text:p>
            <text:p>Change the expression to: “after returnFive() s” → run simulation</text:p>
          </table:table-cell>
          <table:table-cell table:style-name="ce141" office:value-type="string" calcext:value-type="string">
            <text:p>The operation is executed → state changes after 5 sec</text:p>
          </table:table-cell>
          <table:table-cell table:style-name="ce145" table:content-validation-name="val2" office:value-type="string" calcext:value-type="string">
            <text:p>OPEN</text:p>
          </table:table-cell>
          <table:table-cell table:style-name="ce151"/>
          <table:table-cell table:number-columns-repeated="1017"/>
        </table:table-row>
        <table:table-row table:style-name="ro8">
          <table:table-cell table:style-name="ce141" office:value-type="string" calcext:value-type="string">
            <text:p>T11.3</text:p>
          </table:table-cell>
          <table:table-cell table:style-name="ce141" office:value-type="string" calcext:value-type="string">
            <text:p>Runtime Exception during execution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open Staircase.sct edit state LigthOn:</text:p>
          </table:table-cell>
          <table:table-cell table:style-name="ce141" office:value-type="string" calcext:value-type="string">
            <text:p>The operation is executed →</text:p>
            <text:p> a PopUp indicates that an exception occurs and asks to terminate or </text:p>
            <text:p>Relaunch the statechart. </text:p>
          </table:table-cell>
          <table:table-cell table:style-name="ce146" table:content-validation-name="val2" office:value-type="string" calcext:value-type="string">
            <text:p>OPEN</text:p>
          </table:table-cell>
          <table:table-cell table:style-name="ce151"/>
          <table:table-cell table:number-columns-repeated="1017"/>
        </table:table-row>
        <table:table-row table:style-name="ro11">
          <table:table-cell table:style-name="ce141" office:value-type="string" calcext:value-type="string">
            <text:p>T11.4</text:p>
          </table:table-cell>
          <table:table-cell table:style-name="ce141" office:value-type="string" calcext:value-type="string">
            <text:p>CheckedException during execution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Change expression to „entry / throwCheckedException()” → run simulation</text:p>
          </table:table-cell>
          <table:table-cell table:style-name="ce141" office:value-type="string" calcext:value-type="string">
            <text:p>The operation is executed → a PopUp indicates that an exception occurs</text:p>
            <text:p> And asks to terminate or relaunch the statechart. </text:p>
          </table:table-cell>
          <table:table-cell table:style-name="ce147" table:content-validation-name="val2" office:value-type="string" calcext:value-type="string">
            <text:p>OPEN</text:p>
          </table:table-cell>
          <table:table-cell table:style-name="ce151"/>
          <table:table-cell table:number-columns-repeated="1017"/>
        </table:table-row>
        <table:table-row table:style-name="ro31">
          <table:table-cell table:style-name="ce141" office:value-type="string" calcext:value-type="string">
            <text:p>T11.5</text:p>
          </table:table-cell>
          <table:table-cell table:style-name="ce141" office:value-type="string" calcext:value-type="string">
            <text:p>Try to call a Method that dose not exist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open Staircase.sct edit state LigthOn:</text:p>
            <text:p>Change expression to “entry / throwUncheckedException()” → run simulation</text:p>
          </table:table-cell>
          <table:table-cell table:style-name="ce141" office:value-type="string" calcext:value-type="string">
            <text:p>The operation is executed → a PopUp indicates that the method is not</text:p>
            <text:p> Supported  and asks to terminate or relaunch the statechart. </text:p>
          </table:table-cell>
          <table:table-cell table:style-name="ce148" table:content-validation-name="val2" office:value-type="string" calcext:value-type="string">
            <text:p>OPEN</text:p>
          </table:table-cell>
          <table:table-cell table:style-name="ce151"/>
          <table:table-cell table:number-columns-repeated="1017"/>
        </table:table-row>
        <table:table-row table:style-name="ro11">
          <table:table-cell table:style-name="ce141" office:value-type="string" calcext:value-type="string">
            <text:p>T11.6</text:p>
          </table:table-cell>
          <table:table-cell table:style-name="ce141" office:value-type="string" calcext:value-type="string">
            <text:p>Calling invalid operation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open Staircase.sct edit Transition from LightOn to LightOff:</text:p>
            <text:p>Change the expression to: “after returnFive s” (remove the brackets)</text:p>
          </table:table-cell>
          <table:table-cell table:style-name="ce141" office:value-type="string" calcext:value-type="string">
            <text:p>The transition should get an error marker</text:p>
          </table:table-cell>
          <table:table-cell table:style-name="ce149" table:content-validation-name="val2" office:value-type="string" calcext:value-type="string">
            <text:p>OPEN</text:p>
          </table:table-cell>
          <table:table-cell table:style-name="ce141"/>
          <table:table-cell table:style-name="ce99" table:number-columns-repeated="1017"/>
        </table:table-row>
        <table:table-row table:style-name="ro11">
          <table:table-cell table:style-name="ce141" office:value-type="string" calcext:value-type="string">
            <text:p>T11.7</text:p>
          </table:table-cell>
          <table:table-cell table:style-name="ce141" office:value-type="string" calcext:value-type="string">
            <text:p>Calling another valid operation during statechat execution</text:p>
          </table:table-cell>
          <table:table-cell table:style-name="ce141" office:value-type="string" calcext:value-type="string">
            <text:p>T11.1</text:p>
          </table:table-cell>
          <table:table-cell table:style-name="ce141" office:value-type="string" calcext:value-type="string">
            <text:p>open Staircase.sct edit Transition from LightOn to LightOff:</text:p>
            <text:p>Change the expression to: “after returnSum(1, 4.1)s”</text:p>
          </table:table-cell>
          <table:table-cell table:style-name="ce141" office:value-type="string" calcext:value-type="string">
            <text:p>The operation is executed → state changes after 5 sec</text:p>
          </table:table-cell>
          <table:table-cell table:style-name="ce150" table:content-validation-name="val2" office:value-type="string" calcext:value-type="string">
            <text:p>OPEN</text:p>
          </table:table-cell>
          <table:table-cell table:style-name="ce141"/>
          <table:table-cell table:style-name="ce99" table:number-columns-repeated="1017"/>
        </table:table-row>
        <calcext:conditional-formats>
          <calcext:conditional-format calcext:target-range-address="'Yakindu SCT Testcase 11 - Operations'.C2:'Yakindu SCT Testcase 11 - Operations'.C2">
            <calcext:condition calcext:apply-style-name="ERRORS" calcext:value="&gt;0" calcext:base-cell-address="'Yakindu SCT Testcase 11 - Operations'.C2"/>
          </calcext:conditional-format>
          <calcext:conditional-format calcext:target-range-address="'Yakindu SCT Testcase 11 - Operations'.F16:'Yakindu SCT Testcase 11 - Operations'.F16">
            <calcext:condition calcext:apply-style-name="FAILED" calcext:value="=&quot;FAILED&quot;" calcext:base-cell-address="'Yakindu SCT Testcase 11 - Operations'.F16"/>
            <calcext:condition calcext:apply-style-name="SUCCEDED" calcext:value="=&quot;SUCCEDED&quot;" calcext:base-cell-address="'Yakindu SCT Testcase 11 - Operations'.F16"/>
            <calcext:condition calcext:apply-style-name="OPEN" calcext:value="=&quot;OPEN&quot;" calcext:base-cell-address="'Yakindu SCT Testcase 11 - Operations'.F16"/>
            <calcext:condition calcext:apply-style-name="Not Applicable" calcext:value="=&quot;N/A&quot;" calcext:base-cell-address="'Yakindu SCT Testcase 11 - Operations'.F16"/>
          </calcext:conditional-format>
          <calcext:conditional-format calcext:target-range-address="'Yakindu SCT Testcase 11 - Operations'.F17:'Yakindu SCT Testcase 11 - Operations'.F17">
            <calcext:condition calcext:apply-style-name="FAILED" calcext:value="=&quot;FAILED&quot;" calcext:base-cell-address="'Yakindu SCT Testcase 11 - Operations'.F17"/>
            <calcext:condition calcext:apply-style-name="SUCCEDED" calcext:value="=&quot;SUCCEDED&quot;" calcext:base-cell-address="'Yakindu SCT Testcase 11 - Operations'.F17"/>
            <calcext:condition calcext:apply-style-name="OPEN" calcext:value="=&quot;OPEN&quot;" calcext:base-cell-address="'Yakindu SCT Testcase 11 - Operations'.F17"/>
            <calcext:condition calcext:apply-style-name="Not Applicable" calcext:value="=&quot;N/A&quot;" calcext:base-cell-address="'Yakindu SCT Testcase 11 - Operations'.F17"/>
          </calcext:conditional-format>
          <calcext:conditional-format calcext:target-range-address="'Yakindu SCT Testcase 11 - Operations'.F18:'Yakindu SCT Testcase 11 - Operations'.F18">
            <calcext:condition calcext:apply-style-name="FAILED" calcext:value="=&quot;FAILED&quot;" calcext:base-cell-address="'Yakindu SCT Testcase 11 - Operations'.F18"/>
            <calcext:condition calcext:apply-style-name="SUCCEDED" calcext:value="=&quot;SUCCEDED&quot;" calcext:base-cell-address="'Yakindu SCT Testcase 11 - Operations'.F18"/>
            <calcext:condition calcext:apply-style-name="OPEN" calcext:value="=&quot;OPEN&quot;" calcext:base-cell-address="'Yakindu SCT Testcase 11 - Operations'.F18"/>
            <calcext:condition calcext:apply-style-name="Not Applicable" calcext:value="=&quot;N/A&quot;" calcext:base-cell-address="'Yakindu SCT Testcase 11 - Operations'.F18"/>
          </calcext:conditional-format>
          <calcext:conditional-format calcext:target-range-address="'Yakindu SCT Testcase 11 - Operations'.F19:'Yakindu SCT Testcase 11 - Operations'.F19">
            <calcext:condition calcext:apply-style-name="FAILED" calcext:value="=&quot;FAILED&quot;" calcext:base-cell-address="'Yakindu SCT Testcase 11 - Operations'.F19"/>
            <calcext:condition calcext:apply-style-name="SUCCEDED" calcext:value="=&quot;SUCCEDED&quot;" calcext:base-cell-address="'Yakindu SCT Testcase 11 - Operations'.F19"/>
            <calcext:condition calcext:apply-style-name="OPEN" calcext:value="=&quot;OPEN&quot;" calcext:base-cell-address="'Yakindu SCT Testcase 11 - Operations'.F19"/>
            <calcext:condition calcext:apply-style-name="Not Applicable" calcext:value="=&quot;N/A&quot;" calcext:base-cell-address="'Yakindu SCT Testcase 11 - Operations'.F19"/>
          </calcext:conditional-format>
          <calcext:conditional-format calcext:target-range-address="'Yakindu SCT Testcase 11 - Operations'.F20:'Yakindu SCT Testcase 11 - Operations'.F20">
            <calcext:condition calcext:apply-style-name="FAILED" calcext:value="=&quot;FAILED&quot;" calcext:base-cell-address="'Yakindu SCT Testcase 11 - Operations'.F20"/>
            <calcext:condition calcext:apply-style-name="SUCCEDED" calcext:value="=&quot;SUCCEDED&quot;" calcext:base-cell-address="'Yakindu SCT Testcase 11 - Operations'.F20"/>
            <calcext:condition calcext:apply-style-name="OPEN" calcext:value="=&quot;OPEN&quot;" calcext:base-cell-address="'Yakindu SCT Testcase 11 - Operations'.F20"/>
            <calcext:condition calcext:apply-style-name="Not Applicable" calcext:value="=&quot;N/A&quot;" calcext:base-cell-address="'Yakindu SCT Testcase 11 - Operations'.F20"/>
          </calcext:conditional-format>
          <calcext:conditional-format calcext:target-range-address="'Yakindu SCT Testcase 11 - Operations'.F21:'Yakindu SCT Testcase 11 - Operations'.F21">
            <calcext:condition calcext:apply-style-name="FAILED" calcext:value="=&quot;FAILED&quot;" calcext:base-cell-address="'Yakindu SCT Testcase 11 - Operations'.F21"/>
            <calcext:condition calcext:apply-style-name="SUCCEDED" calcext:value="=&quot;SUCCEDED&quot;" calcext:base-cell-address="'Yakindu SCT Testcase 11 - Operations'.F21"/>
            <calcext:condition calcext:apply-style-name="OPEN" calcext:value="=&quot;OPEN&quot;" calcext:base-cell-address="'Yakindu SCT Testcase 11 - Operations'.F21"/>
            <calcext:condition calcext:apply-style-name="Not Applicable" calcext:value="=&quot;N/A&quot;" calcext:base-cell-address="'Yakindu SCT Testcase 11 - Operations'.F21"/>
          </calcext:conditional-format>
          <calcext:conditional-format calcext:target-range-address="'Yakindu SCT Testcase 11 - Operations'.F22:'Yakindu SCT Testcase 11 - Operations'.F22">
            <calcext:condition calcext:apply-style-name="FAILED" calcext:value="=&quot;FAILED&quot;" calcext:base-cell-address="'Yakindu SCT Testcase 11 - Operations'.F22"/>
            <calcext:condition calcext:apply-style-name="SUCCEDED" calcext:value="=&quot;SUCCEDED&quot;" calcext:base-cell-address="'Yakindu SCT Testcase 11 - Operations'.F22"/>
            <calcext:condition calcext:apply-style-name="OPEN" calcext:value="=&quot;OPEN&quot;" calcext:base-cell-address="'Yakindu SCT Testcase 11 - Operations'.F22"/>
            <calcext:condition calcext:apply-style-name="Not Applicable" calcext:value="=&quot;N/A&quot;" calcext:base-cell-address="'Yakindu SCT Testcase 11 - Operations'.F22"/>
          </calcext:conditional-format>
          <calcext:conditional-format calcext:target-range-address="'Yakindu SCT Testcase 11 - Operations'.C1:'Yakindu SCT Testcase 11 - Operations'.C1">
            <calcext:condition calcext:apply-style-name="Complete" calcext:value="=&quot;Complete&quot;" calcext:base-cell-address="'Yakindu SCT Testcase 11 - Operations'.C1"/>
            <calcext:condition calcext:apply-style-name="ERRORS" calcext:value="contains-text(&quot;ERRORS&quot;)" calcext:base-cell-address="'Yakindu SCT Testcase 11 - Operations'.C1"/>
            <calcext:condition calcext:apply-style-name="Incomplete" calcext:value="begins-with(&quot;Incomplete&quot;)" calcext:base-cell-address="'Yakindu SCT Testcase 11 - Operations'.C1"/>
          </calcext:conditional-format>
        </calcext:conditional-formats>
      </table:table>
      <table:table table:name="Yakindu SCT Testcase 12 - Refactoring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5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7 of 7 open" calcext:value-type="string">
            <text:p>Incomplete: 7 of 7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53" table:formula="of:=COUNTIF([.F15:.F100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2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19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12">
          <table:table-cell table:style-name="ce88" office:value-type="string" calcext:value-type="string">
            <text:p>T12.1</text:p>
          </table:table-cell>
          <table:table-cell table:style-name="ce100" office:value-type="string" calcext:value-type="string">
            <text:p>Group States Into Composite</text:p>
          </table:table-cell>
          <table:table-cell table:style-name="ce88" office:value-type="string" calcext:value-type="string">
            <text:p>T2.6</text:p>
          </table:table-cell>
          <table:table-cell table:style-name="ce91" office:value-type="string" calcext:value-type="string">
            <text:p>Select all states</text:p>
            <text:p>Right click → Refactor → Group States Into Composite</text:p>
            <text:p>Rename the new composite state “LightSwitch”</text:p>
          </table:table-cell>
          <table:table-cell table:style-name="ce92" office:value-type="string" calcext:value-type="string">
            <text:p>No specification errors should appear</text:p>
            <text:p>The states are wrapped in a compostite state named “LightSwitch”</text:p>
            <text:p/>
          </table:table-cell>
          <table:table-cell table:style-name="ce15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1">
          <table:table-cell table:style-name="ce88" office:value-type="string" calcext:value-type="string">
            <text:p>T12.1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1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27">
          <table:table-cell table:style-name="ce14" office:value-type="string" calcext:value-type="string">
            <text:p>T12.2</text:p>
          </table:table-cell>
          <table:table-cell table:style-name="ce14" office:value-type="string" calcext:value-type="string">
            <text:p>Extract Subdiagram</text:p>
          </table:table-cell>
          <table:table-cell table:style-name="ce14" office:value-type="string" calcext:value-type="string">
            <text:p>T12.1</text:p>
          </table:table-cell>
          <table:table-cell table:style-name="ce29" office:value-type="string" calcext:value-type="string">
            <text:p>Select composite state “LightSwitch”</text:p>
            <text:p>Right click → Refactor → 'Extract Subdiagram'</text:p>
            <text:p>Hoover over the 'sub diagram' – decorator  </text:p>
            <text:p>Click on the 'sub diagram' – decorator in the lower right corner to open the subdiagram.</text:p>
          </table:table-cell>
          <table:table-cell table:style-name="ce92" office:value-type="string" calcext:value-type="string">
            <text:p>No specification errors should appear </text:p>
            <text:p>hoover→ preview image of the sub diagram is displayed</text:p>
            <text:p>Click → sub diagram opens in a additional  editor tab</text:p>
            <text:p/>
          </table:table-cell>
          <table:table-cell table:style-name="ce15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2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2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7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14" office:value-type="string" calcext:value-type="string">
            <text:p>T12.3</text:p>
          </table:table-cell>
          <table:table-cell table:style-name="ce14" office:value-type="string" calcext:value-type="string">
            <text:p>Inline Subdiagram</text:p>
          </table:table-cell>
          <table:table-cell table:style-name="ce14" office:value-type="string" calcext:value-type="string">
            <text:p>T12.2</text:p>
          </table:table-cell>
          <table:table-cell table:style-name="ce29" office:value-type="string" calcext:value-type="string">
            <text:p>Select “LightSwitch” sate in staircase.sct</text:p>
            <text:p>Right click → Refactor → Inline Subdiagram</text:p>
            <text:p/>
          </table:table-cell>
          <table:table-cell table:style-name="ce92" office:value-type="string" calcext:value-type="string">
            <text:p>No specification errors should appear </text:p>
            <text:p>The subdiagram view is closed</text:p>
            <text:p>The 'LightOn' and 'LightOff' state are wrapped in the 'LightSwitch' state. </text:p>
          </table:table-cell>
          <table:table-cell table:style-name="ce158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1">
          <table:table-cell table:style-name="ce88" office:value-type="string" calcext:value-type="string">
            <text:p>T12.3.1</text:p>
          </table:table-cell>
          <table:table-cell table:style-name="ce100" office:value-type="string" calcext:value-type="string">
            <text:p>Simulate </text:p>
          </table:table-cell>
          <table:table-cell table:style-name="ce88" office:value-type="string" calcext:value-type="string">
            <text:p>T12.3</text:p>
          </table:table-cell>
          <table:table-cell table:style-name="ce91" office:value-type="string" calcext:value-type="string">
            <text:p>Run simulation</text:p>
          </table:table-cell>
          <table:table-cell table:style-name="ce92" office:value-type="string" calcext:value-type="string">
            <text:p>Behavior should be the same as before re-factoring</text:p>
          </table:table-cell>
          <table:table-cell table:style-name="ce159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3">
          <table:table-cell table:style-name="ce14" office:value-type="string" calcext:value-type="string">
            <text:p>T12.4</text:p>
          </table:table-cell>
          <table:table-cell table:style-name="ce14" office:value-type="string" calcext:value-type="string">
            <text:p>Toggle Alignment</text:p>
          </table:table-cell>
          <table:table-cell table:style-name="ce14"/>
          <table:table-cell table:style-name="ce29" office:value-type="string" calcext:value-type="string">
            <text:p>Create a new Statechart and delete the created state.</text:p>
            <text:p>Add a “orthogonal State” (Composite state derivative).</text:p>
            <text:p>Ignore the errors.</text:p>
            <text:p>Rightclick on the state and press “toggle subregion alignment” in the shown context menu.</text:p>
            <text:p>Do it again.</text:p>
            <text:p/>
          </table:table-cell>
          <table:table-cell table:style-name="ce29" office:value-type="string" calcext:value-type="string">
            <text:p>The alignment of the states should have changed his alignment and back after you did it the second time.</text:p>
          </table:table-cell>
          <table:table-cell table:style-name="ce160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8" table:number-rows-repeated="16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2 - Refactoring'.C2:'Yakindu SCT Testcase 12 - Refactoring'.C2">
            <calcext:condition calcext:apply-style-name="ERRORS" calcext:value="&gt;0" calcext:base-cell-address="'Yakindu SCT Testcase 12 - Refactoring'.C2"/>
          </calcext:conditional-format>
          <calcext:conditional-format calcext:target-range-address="'Yakindu SCT Testcase 12 - Refactoring'.F16:'Yakindu SCT Testcase 12 - Refactoring'.F16">
            <calcext:condition calcext:apply-style-name="FAILED" calcext:value="=&quot;FAILED&quot;" calcext:base-cell-address="'Yakindu SCT Testcase 12 - Refactoring'.F16"/>
            <calcext:condition calcext:apply-style-name="SUCCEDED" calcext:value="=&quot;SUCCEDED&quot;" calcext:base-cell-address="'Yakindu SCT Testcase 12 - Refactoring'.F16"/>
            <calcext:condition calcext:apply-style-name="OPEN" calcext:value="=&quot;OPEN&quot;" calcext:base-cell-address="'Yakindu SCT Testcase 12 - Refactoring'.F16"/>
            <calcext:condition calcext:apply-style-name="Not Applicable" calcext:value="=&quot;N/A&quot;" calcext:base-cell-address="'Yakindu SCT Testcase 12 - Refactoring'.F16"/>
          </calcext:conditional-format>
          <calcext:conditional-format calcext:target-range-address="'Yakindu SCT Testcase 12 - Refactoring'.F17:'Yakindu SCT Testcase 12 - Refactoring'.F17">
            <calcext:condition calcext:apply-style-name="FAILED" calcext:value="=&quot;FAILED&quot;" calcext:base-cell-address="'Yakindu SCT Testcase 12 - Refactoring'.F17"/>
            <calcext:condition calcext:apply-style-name="SUCCEDED" calcext:value="=&quot;SUCCEDED&quot;" calcext:base-cell-address="'Yakindu SCT Testcase 12 - Refactoring'.F17"/>
            <calcext:condition calcext:apply-style-name="OPEN" calcext:value="=&quot;OPEN&quot;" calcext:base-cell-address="'Yakindu SCT Testcase 12 - Refactoring'.F17"/>
            <calcext:condition calcext:apply-style-name="Not Applicable" calcext:value="=&quot;N/A&quot;" calcext:base-cell-address="'Yakindu SCT Testcase 12 - Refactoring'.F17"/>
          </calcext:conditional-format>
          <calcext:conditional-format calcext:target-range-address="'Yakindu SCT Testcase 12 - Refactoring'.F18:'Yakindu SCT Testcase 12 - Refactoring'.F18">
            <calcext:condition calcext:apply-style-name="FAILED" calcext:value="=&quot;FAILED&quot;" calcext:base-cell-address="'Yakindu SCT Testcase 12 - Refactoring'.F18"/>
            <calcext:condition calcext:apply-style-name="SUCCEDED" calcext:value="=&quot;SUCCEDED&quot;" calcext:base-cell-address="'Yakindu SCT Testcase 12 - Refactoring'.F18"/>
            <calcext:condition calcext:apply-style-name="OPEN" calcext:value="=&quot;OPEN&quot;" calcext:base-cell-address="'Yakindu SCT Testcase 12 - Refactoring'.F18"/>
            <calcext:condition calcext:apply-style-name="Not Applicable" calcext:value="=&quot;N/A&quot;" calcext:base-cell-address="'Yakindu SCT Testcase 12 - Refactoring'.F18"/>
          </calcext:conditional-format>
          <calcext:conditional-format calcext:target-range-address="'Yakindu SCT Testcase 12 - Refactoring'.F19:'Yakindu SCT Testcase 12 - Refactoring'.F19">
            <calcext:condition calcext:apply-style-name="FAILED" calcext:value="=&quot;FAILED&quot;" calcext:base-cell-address="'Yakindu SCT Testcase 12 - Refactoring'.F19"/>
            <calcext:condition calcext:apply-style-name="SUCCEDED" calcext:value="=&quot;SUCCEDED&quot;" calcext:base-cell-address="'Yakindu SCT Testcase 12 - Refactoring'.F19"/>
            <calcext:condition calcext:apply-style-name="OPEN" calcext:value="=&quot;OPEN&quot;" calcext:base-cell-address="'Yakindu SCT Testcase 12 - Refactoring'.F19"/>
            <calcext:condition calcext:apply-style-name="Not Applicable" calcext:value="=&quot;N/A&quot;" calcext:base-cell-address="'Yakindu SCT Testcase 12 - Refactoring'.F19"/>
          </calcext:conditional-format>
          <calcext:conditional-format calcext:target-range-address="'Yakindu SCT Testcase 12 - Refactoring'.F20:'Yakindu SCT Testcase 12 - Refactoring'.F20">
            <calcext:condition calcext:apply-style-name="FAILED" calcext:value="=&quot;FAILED&quot;" calcext:base-cell-address="'Yakindu SCT Testcase 12 - Refactoring'.F20"/>
            <calcext:condition calcext:apply-style-name="SUCCEDED" calcext:value="=&quot;SUCCEDED&quot;" calcext:base-cell-address="'Yakindu SCT Testcase 12 - Refactoring'.F20"/>
            <calcext:condition calcext:apply-style-name="OPEN" calcext:value="=&quot;OPEN&quot;" calcext:base-cell-address="'Yakindu SCT Testcase 12 - Refactoring'.F20"/>
            <calcext:condition calcext:apply-style-name="Not Applicable" calcext:value="=&quot;N/A&quot;" calcext:base-cell-address="'Yakindu SCT Testcase 12 - Refactoring'.F20"/>
          </calcext:conditional-format>
          <calcext:conditional-format calcext:target-range-address="'Yakindu SCT Testcase 12 - Refactoring'.F21:'Yakindu SCT Testcase 12 - Refactoring'.F21">
            <calcext:condition calcext:apply-style-name="FAILED" calcext:value="=&quot;FAILED&quot;" calcext:base-cell-address="'Yakindu SCT Testcase 12 - Refactoring'.F21"/>
            <calcext:condition calcext:apply-style-name="SUCCEDED" calcext:value="=&quot;SUCCEDED&quot;" calcext:base-cell-address="'Yakindu SCT Testcase 12 - Refactoring'.F21"/>
            <calcext:condition calcext:apply-style-name="OPEN" calcext:value="=&quot;OPEN&quot;" calcext:base-cell-address="'Yakindu SCT Testcase 12 - Refactoring'.F21"/>
            <calcext:condition calcext:apply-style-name="Not Applicable" calcext:value="=&quot;N/A&quot;" calcext:base-cell-address="'Yakindu SCT Testcase 12 - Refactoring'.F21"/>
          </calcext:conditional-format>
          <calcext:conditional-format calcext:target-range-address="'Yakindu SCT Testcase 12 - Refactoring'.F22:'Yakindu SCT Testcase 12 - Refactoring'.F22">
            <calcext:condition calcext:apply-style-name="FAILED" calcext:value="=&quot;FAILED&quot;" calcext:base-cell-address="'Yakindu SCT Testcase 12 - Refactoring'.F22"/>
            <calcext:condition calcext:apply-style-name="SUCCEDED" calcext:value="=&quot;SUCCEDED&quot;" calcext:base-cell-address="'Yakindu SCT Testcase 12 - Refactoring'.F22"/>
            <calcext:condition calcext:apply-style-name="OPEN" calcext:value="=&quot;OPEN&quot;" calcext:base-cell-address="'Yakindu SCT Testcase 12 - Refactoring'.F22"/>
            <calcext:condition calcext:apply-style-name="Not Applicable" calcext:value="=&quot;N/A&quot;" calcext:base-cell-address="'Yakindu SCT Testcase 12 - Refactoring'.F22"/>
          </calcext:conditional-format>
          <calcext:conditional-format calcext:target-range-address="'Yakindu SCT Testcase 12 - Refactoring'.C1:'Yakindu SCT Testcase 12 - Refactoring'.C1">
            <calcext:condition calcext:apply-style-name="Complete" calcext:value="=&quot;Complete&quot;" calcext:base-cell-address="'Yakindu SCT Testcase 12 - Refactoring'.C1"/>
            <calcext:condition calcext:apply-style-name="ERRORS" calcext:value="contains-text(&quot;ERRORS&quot;)" calcext:base-cell-address="'Yakindu SCT Testcase 12 - Refactoring'.C1"/>
            <calcext:condition calcext:apply-style-name="Incomplete" calcext:value="begins-with(&quot;Incomplete&quot;)" calcext:base-cell-address="'Yakindu SCT Testcase 12 - Refactoring'.C1"/>
          </calcext:conditional-format>
        </calcext:conditional-formats>
      </table:table>
      <table:table table:name="Yakindu SCT Testcase 13 - State Templates" table:style-name="ta1">
        <table:table-column table:style-name="co26" table:default-cell-style-name="Default"/>
        <table:table-column table:style-name="co5" table:default-cell-style-name="Default"/>
        <table:table-column table:style-name="co6" table:default-cell-style-name="ce8"/>
        <table:table-column table:style-name="co1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5" table:default-cell-style-name="Default"/>
        <table:table-column table:style-name="co9" table:number-columns-repeated="1017" table:default-cell-style-name="Default"/>
        <table:table-row table:style-name="ro1">
          <table:table-cell/>
          <table:table-cell table:style-name="ce1" office:value-type="string" calcext:value-type="string">
            <text:p>Status:</text:p>
          </table:table-cell>
          <table:table-cell table:style-name="ce162" table:formula="of:=IF(COUNTIF([.F16:.F104];&quot;FAILED&quot;)=0;IF(COUNTIF([.F16:.F104];&quot;SUCCEDED&quot;) = COUNTIF([.F16:.F103];&quot;.*&quot;); &quot;Complete&quot;; &quot;Incomplete: &quot; &amp; COUNTIF([.F16:.F100];&quot;OPEN&quot;) &amp; &quot; of &quot; &amp; COUNTIF([.F16:.F100];&quot;.*&quot;) &amp; &quot; open&quot;);&quot;ERRORS&quot;)" office:value-type="string" office:string-value="Incomplete: 3 of 3 open" calcext:value-type="string">
            <text:p>Incomplete: 3 of 3 open</text:p>
          </table:table-cell>
          <table:table-cell table:number-columns-repeated="1021"/>
        </table:table-row>
        <table:table-row table:style-name="ro1">
          <table:table-cell/>
          <table:table-cell table:style-name="ce1" office:value-type="string" calcext:value-type="string">
            <text:p>Errors:</text:p>
          </table:table-cell>
          <table:table-cell table:style-name="ce163" table:formula="of:=COUNTIF([.F16:.F101];&quot;FAILED&quot;)" office:value-type="float" office:value="0" calcext:value-type="float">
            <text:p>0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Date of Test:</text:p>
          </table:table-cell>
          <table:table-cell table:style-name="ce5" table:formula="of:=[$'Yakindu SCT Test Report Setup'.$B1]" office:value-type="date" office:date-value="2015-07-13" calcext:value-type="date">
            <text:p>13.07.15</text:p>
          </table:table-cell>
          <table:table-cell table:number-columns-repeated="1021"/>
        </table:table-row>
        <table:table-row table:style-name="ro19">
          <table:table-cell/>
          <table:table-cell table:style-name="ce2"/>
          <table:table-cell table:number-columns-repeated="1022"/>
        </table:table-row>
        <table:table-row table:style-name="ro19">
          <table:table-cell/>
          <table:table-cell table:style-name="ce2" office:value-type="string" calcext:value-type="string">
            <text:p>Name:</text:p>
          </table:table-cell>
          <table:table-cell table:style-name="ce23" table:formula="of:=[$'Yakindu SCT Test Report Setup'.B9]" office:value-type="string" office:string-value="Mustermann" calcext:value-type="string">
            <text:p>Mustermann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Surname:</text:p>
          </table:table-cell>
          <table:table-cell table:style-name="ce23" table:formula="of:=[$'Yakindu SCT Test Report Setup'.B10]" office:value-type="string" office:string-value="Max" calcext:value-type="string">
            <text:p>Max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mail:</text:p>
          </table:table-cell>
          <table:table-cell table:style-name="ce23" table:formula="of:=[$'Yakindu SCT Test Report Setup'.B11]" office:value-type="string" office:string-value="Max.mustermann@itemis.de" calcext:value-type="string">
            <text:p>Max.mustermann@itemis.de</text:p>
          </table:table-cell>
          <table:table-cell table:number-columns-repeated="1021"/>
        </table:table-row>
        <table:table-row table:style-name="ro1">
          <table:table-cell/>
          <table:table-cell table:style-name="ce2"/>
          <table:table-cell table:style-name="ce23"/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Operating System:</text:p>
          </table:table-cell>
          <table:table-cell table:style-name="ce23" table:formula="of:=[$'Yakindu SCT Test Report Setup'.B13]" office:value-type="string" office:string-value="Win7 x64" calcext:value-type="string">
            <text:p>Win7 x64</text:p>
          </table:table-cell>
          <table:table-cell table:number-columns-repeated="1021"/>
        </table:table-row>
        <table:table-row table:style-name="ro32">
          <table:table-cell/>
          <table:table-cell table:style-name="ce2" office:value-type="string" calcext:value-type="string">
            <text:p>Yakindu Version</text:p>
          </table:table-cell>
          <table:table-cell table:style-name="ce23" table:formula="of:=[$'Yakindu SCT Test Report Setup'.B14]" office:value-type="string" office:string-value="SCT 2.5" calcext:value-type="string">
            <text:p>SCT 2.5</text:p>
          </table:table-cell>
          <table:table-cell table:number-columns-repeated="1021"/>
        </table:table-row>
        <table:table-row table:style-name="ro19">
          <table:table-cell/>
          <table:table-cell table:style-name="ce2" office:value-type="string" calcext:value-type="string">
            <text:p>Eclipse Version</text:p>
          </table:table-cell>
          <table:table-cell table:style-name="ce23" table:formula="of:=[$'Yakindu SCT Test Report Setup'.B15]" office:value-type="string" office:string-value="Luna (4.4)" calcext:value-type="string">
            <text:p>Luna (4.4)</text:p>
          </table:table-cell>
          <table:table-cell table:number-columns-repeated="1021"/>
        </table:table-row>
        <table:table-row table:style-name="ro19">
          <table:table-cell table:number-columns-repeated="1024"/>
        </table:table-row>
        <table:table-row table:style-name="ro33">
          <table:table-cell table:style-name="ce12" office:value-type="string" calcext:value-type="string" table:number-columns-spanned="7" table:number-rows-spanned="1">
            <text:p>Please indicate the status for each test: Succeded, Failed or N/A (Not Applicable)</text:p>
            <text:p>If the status is failed or N/A, explain the issue in the problem field.</text:p>
          </table:table-cell>
          <table:covered-table-cell table:style-name="ce17"/>
          <table:covered-table-cell table:number-columns-repeated="5"/>
          <table:table-cell table:number-columns-repeated="1017"/>
        </table:table-row>
        <table:table-row table:style-name="ro19">
          <table:table-cell table:number-columns-repeated="1024"/>
        </table:table-row>
        <table:table-row table:style-name="ro32">
          <table:table-cell table:style-name="ce13" office:value-type="string" calcext:value-type="string">
            <text:p>Nr.</text:p>
          </table:table-cell>
          <table:table-cell table:style-name="ce18" office:value-type="string" calcext:value-type="string">
            <text:p>Testname</text:p>
          </table:table-cell>
          <table:table-cell table:style-name="ce24" office:value-type="string" calcext:value-type="string">
            <text:p>Preconditions</text:p>
          </table:table-cell>
          <table:table-cell table:style-name="ce18" office:value-type="string" calcext:value-type="string">
            <text:p>Test Instructions</text:p>
          </table:table-cell>
          <table:table-cell table:style-name="ce18" office:value-type="string" calcext:value-type="string">
            <text:p>Postconditions</text:p>
          </table:table-cell>
          <table:table-cell table:style-name="ce18" office:value-type="string" calcext:value-type="string">
            <text:p>Status</text:p>
          </table:table-cell>
          <table:table-cell table:style-name="ce18" office:value-type="string" calcext:value-type="string">
            <text:p>Issue</text:p>
          </table:table-cell>
          <table:table-cell table:style-name="ce41" table:number-columns-repeated="1017"/>
        </table:table-row>
        <table:table-row table:style-name="ro34">
          <table:table-cell table:style-name="ce161" office:value-type="string" calcext:value-type="string">
            <text:p>T13.1</text:p>
          </table:table-cell>
          <table:table-cell table:style-name="ce100" office:value-type="string" calcext:value-type="string">
            <text:p>State Templates available</text:p>
          </table:table-cell>
          <table:table-cell table:style-name="ce88"/>
          <table:table-cell table:style-name="ce91" office:value-type="string" calcext:value-type="string">
            <text:p>Select a state ans hit CTRL + space </text:p>
          </table:table-cell>
          <table:table-cell table:style-name="ce92" office:value-type="string" calcext:value-type="string">
            <text:p>A completion window should appear with the following entries: Add subregion, Add outgoing state</text:p>
          </table:table-cell>
          <table:table-cell table:style-name="ce164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12">
          <table:table-cell table:style-name="ce88" office:value-type="string" calcext:value-type="string">
            <text:p>T13.2</text:p>
          </table:table-cell>
          <table:table-cell table:style-name="ce100" office:value-type="string" calcext:value-type="string">
            <text:p>Add composite behaviour</text:p>
          </table:table-cell>
          <table:table-cell table:style-name="ce88"/>
          <table:table-cell table:style-name="ce91" office:value-type="string" calcext:value-type="string">
            <text:p>Execute the ' Add subregion' template</text:p>
          </table:table-cell>
          <table:table-cell table:style-name="ce92" office:value-type="string" calcext:value-type="string">
            <text:p>A subregion should be added to the selected state with an entry, a transition and a substate. The states bounds should enlarge so that the whole content is shown</text:p>
          </table:table-cell>
          <table:table-cell table:style-name="ce165" table:content-validation-name="val2" office:value-type="string" calcext:value-type="string">
            <text:p>OPEN</text:p>
          </table:table-cell>
          <table:table-cell table:style-name="ce91"/>
          <table:table-cell table:style-name="ce99" table:number-columns-repeated="1017"/>
        </table:table-row>
        <table:table-row table:style-name="ro35">
          <table:table-cell table:style-name="ce14" office:value-type="string" calcext:value-type="string">
            <text:p>T13.3</text:p>
          </table:table-cell>
          <table:table-cell table:style-name="ce14" office:value-type="string" calcext:value-type="string">
            <text:p>Add orthogonal behavior</text:p>
          </table:table-cell>
          <table:table-cell table:style-name="ce14"/>
          <table:table-cell table:style-name="ce91" office:value-type="string" calcext:value-type="string">
            <text:p>Execute the <text:s/>'Add outgoing state' template</text:p>
          </table:table-cell>
          <table:table-cell table:style-name="ce92" office:value-type="string" calcext:value-type="string">
            <text:p>A new state should be added. A transition should be drawn from the selected state to the new state. </text:p>
          </table:table-cell>
          <table:table-cell table:style-name="ce166" table:content-validation-name="val2" office:value-type="string" calcext:value-type="string">
            <text:p>OPEN</text:p>
          </table:table-cell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67" table:content-validation-name="val1"/>
          <table:table-cell table:style-name="ce91"/>
          <table:table-cell table:style-name="ce99" table:number-columns-repeated="1017"/>
        </table:table-row>
        <table:table-row table:style-name="ro1">
          <table:table-cell table:style-name="ce14" table:number-columns-repeated="3"/>
          <table:table-cell table:style-name="ce29"/>
          <table:table-cell table:style-name="ce92"/>
          <table:table-cell table:style-name="ce168" table:content-validation-name="val1"/>
          <table:table-cell table:style-name="ce29"/>
          <table:table-cell table:style-name="ce42" table:number-columns-repeated="1017"/>
        </table:table-row>
        <table:table-row table:style-name="ro1">
          <table:table-cell table:style-name="ce88"/>
          <table:table-cell table:style-name="ce100"/>
          <table:table-cell table:style-name="ce88"/>
          <table:table-cell table:style-name="ce91"/>
          <table:table-cell table:style-name="ce92"/>
          <table:table-cell table:style-name="ce169" table:content-validation-name="val1"/>
          <table:table-cell table:style-name="ce91"/>
          <table:table-cell table:style-name="ce99" table:number-columns-repeated="1017"/>
        </table:table-row>
        <table:table-row table:style-name="ro18">
          <table:table-cell table:style-name="ce15"/>
          <table:table-cell table:style-name="ce19"/>
          <table:table-cell table:style-name="ce15"/>
          <table:table-cell table:style-name="ce31" table:number-columns-repeated="4"/>
          <table:table-cell table:style-name="ce42" table:number-columns-repeated="1017"/>
        </table:table-row>
        <table:table-row table:style-name="ro18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8" table:number-rows-repeated="14">
          <table:table-cell table:style-name="ce15"/>
          <table:table-cell table:style-name="ce19"/>
          <table:table-cell table:style-name="ce26"/>
          <table:table-cell table:style-name="ce31" table:number-columns-repeated="4"/>
          <table:table-cell table:style-name="ce42" table:number-columns-repeated="1017"/>
        </table:table-row>
        <table:table-row table:style-name="ro19" table:number-rows-repeated="2">
          <table:table-cell table:style-name="ce16"/>
          <table:table-cell table:style-name="ce20"/>
          <table:table-cell table:style-name="ce27"/>
          <table:table-cell table:style-name="ce32" table:number-columns-repeated="4"/>
          <table:table-cell table:number-columns-repeated="1017"/>
        </table:table-row>
        <table:table-row table:style-name="ro19" table:number-rows-repeated="10">
          <table:table-cell table:style-name="ce3" table:number-columns-repeated="2"/>
          <table:table-cell table:style-name="ce28"/>
          <table:table-cell table:style-name="ce3" table:number-columns-repeated="4"/>
          <table:table-cell table:number-columns-repeated="1017"/>
        </table:table-row>
        <table:table-row table:style-name="ro19" table:number-rows-repeated="65483">
          <table:table-cell table:number-columns-repeated="1024"/>
        </table:table-row>
        <table:table-row table:style-name="ro19">
          <table:table-cell table:number-columns-repeated="1024"/>
        </table:table-row>
        <calcext:conditional-formats>
          <calcext:conditional-format calcext:target-range-address="'Yakindu SCT Testcase 13 - State Templates'.F19:'Yakindu SCT Testcase 13 - State Templates'.F19">
            <calcext:condition calcext:apply-style-name="FAILED" calcext:value="=&quot;FAILED&quot;" calcext:base-cell-address="'Yakindu SCT Testcase 13 - State Templates'.F19"/>
            <calcext:condition calcext:apply-style-name="SUCCEDED" calcext:value="=&quot;SUCCEDED&quot;" calcext:base-cell-address="'Yakindu SCT Testcase 13 - State Templates'.F19"/>
            <calcext:condition calcext:apply-style-name="Not Applicable" calcext:value="=&quot;N/A&quot;" calcext:base-cell-address="'Yakindu SCT Testcase 13 - State Templates'.F19"/>
          </calcext:conditional-format>
          <calcext:conditional-format calcext:target-range-address="'Yakindu SCT Testcase 13 - State Templates'.F20:'Yakindu SCT Testcase 13 - State Templates'.F20">
            <calcext:condition calcext:apply-style-name="FAILED" calcext:value="=&quot;FAILED&quot;" calcext:base-cell-address="'Yakindu SCT Testcase 13 - State Templates'.F20"/>
            <calcext:condition calcext:apply-style-name="SUCCEDED" calcext:value="=&quot;SUCCEDED&quot;" calcext:base-cell-address="'Yakindu SCT Testcase 13 - State Templates'.F20"/>
            <calcext:condition calcext:apply-style-name="Not Applicable" calcext:value="=&quot;N/A&quot;" calcext:base-cell-address="'Yakindu SCT Testcase 13 - State Templates'.F20"/>
          </calcext:conditional-format>
          <calcext:conditional-format calcext:target-range-address="'Yakindu SCT Testcase 13 - State Templates'.F21:'Yakindu SCT Testcase 13 - State Templates'.F21">
            <calcext:condition calcext:apply-style-name="FAILED" calcext:value="=&quot;FAILED&quot;" calcext:base-cell-address="'Yakindu SCT Testcase 13 - State Templates'.F21"/>
            <calcext:condition calcext:apply-style-name="SUCCEDED" calcext:value="=&quot;SUCCEDED&quot;" calcext:base-cell-address="'Yakindu SCT Testcase 13 - State Templates'.F21"/>
            <calcext:condition calcext:apply-style-name="Not Applicable" calcext:value="=&quot;N/A&quot;" calcext:base-cell-address="'Yakindu SCT Testcase 13 - State Templates'.F21"/>
          </calcext:conditional-format>
          <calcext:conditional-format calcext:target-range-address="'Yakindu SCT Testcase 13 - State Templates'.C2:'Yakindu SCT Testcase 13 - State Templates'.C2">
            <calcext:condition calcext:apply-style-name="ERRORS" calcext:value="&gt;0" calcext:base-cell-address="'Yakindu SCT Testcase 13 - State Templates'.C2"/>
          </calcext:conditional-format>
          <calcext:conditional-format calcext:target-range-address="'Yakindu SCT Testcase 13 - State Templates'.F16:'Yakindu SCT Testcase 13 - State Templates'.F16">
            <calcext:condition calcext:apply-style-name="FAILED" calcext:value="=&quot;FAILED&quot;" calcext:base-cell-address="'Yakindu SCT Testcase 13 - State Templates'.F16"/>
            <calcext:condition calcext:apply-style-name="SUCCEDED" calcext:value="=&quot;SUCCEDED&quot;" calcext:base-cell-address="'Yakindu SCT Testcase 13 - State Templates'.F16"/>
            <calcext:condition calcext:apply-style-name="OPEN" calcext:value="=&quot;OPEN&quot;" calcext:base-cell-address="'Yakindu SCT Testcase 13 - State Templates'.F16"/>
            <calcext:condition calcext:apply-style-name="Not Applicable" calcext:value="=&quot;N/A&quot;" calcext:base-cell-address="'Yakindu SCT Testcase 13 - State Templates'.F16"/>
          </calcext:conditional-format>
          <calcext:conditional-format calcext:target-range-address="'Yakindu SCT Testcase 13 - State Templates'.F17:'Yakindu SCT Testcase 13 - State Templates'.F17">
            <calcext:condition calcext:apply-style-name="FAILED" calcext:value="=&quot;FAILED&quot;" calcext:base-cell-address="'Yakindu SCT Testcase 13 - State Templates'.F17"/>
            <calcext:condition calcext:apply-style-name="SUCCEDED" calcext:value="=&quot;SUCCEDED&quot;" calcext:base-cell-address="'Yakindu SCT Testcase 13 - State Templates'.F17"/>
            <calcext:condition calcext:apply-style-name="OPEN" calcext:value="=&quot;OPEN&quot;" calcext:base-cell-address="'Yakindu SCT Testcase 13 - State Templates'.F17"/>
            <calcext:condition calcext:apply-style-name="Not Applicable" calcext:value="=&quot;N/A&quot;" calcext:base-cell-address="'Yakindu SCT Testcase 13 - State Templates'.F17"/>
          </calcext:conditional-format>
          <calcext:conditional-format calcext:target-range-address="'Yakindu SCT Testcase 13 - State Templates'.F18:'Yakindu SCT Testcase 13 - State Templates'.F18">
            <calcext:condition calcext:apply-style-name="FAILED" calcext:value="=&quot;FAILED&quot;" calcext:base-cell-address="'Yakindu SCT Testcase 13 - State Templates'.F18"/>
            <calcext:condition calcext:apply-style-name="SUCCEDED" calcext:value="=&quot;SUCCEDED&quot;" calcext:base-cell-address="'Yakindu SCT Testcase 13 - State Templates'.F18"/>
            <calcext:condition calcext:apply-style-name="OPEN" calcext:value="=&quot;OPEN&quot;" calcext:base-cell-address="'Yakindu SCT Testcase 13 - State Templates'.F18"/>
            <calcext:condition calcext:apply-style-name="Not Applicable" calcext:value="=&quot;N/A&quot;" calcext:base-cell-address="'Yakindu SCT Testcase 13 - State Templates'.F18"/>
          </calcext:conditional-format>
          <calcext:conditional-format calcext:target-range-address="'Yakindu SCT Testcase 13 - State Templates'.C1:'Yakindu SCT Testcase 13 - State Templates'.C1">
            <calcext:condition calcext:apply-style-name="Complete" calcext:value="=&quot;Complete&quot;" calcext:base-cell-address="'Yakindu SCT Testcase 13 - State Templates'.C1"/>
            <calcext:condition calcext:apply-style-name="ERRORS" calcext:value="contains-text(&quot;ERRORS&quot;)" calcext:base-cell-address="'Yakindu SCT Testcase 13 - State Templates'.C1"/>
            <calcext:condition calcext:apply-style-name="Incomplete" calcext:value="begins-with(&quot;Incomplete&quot;)" calcext:base-cell-address="'Yakindu SCT Testcase 13 - State Templates'.C1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 style:font-family-generic="swiss"/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en" fo:country="U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FAILED" style:family="table-cell" style:parent-style-name="Status">
      <style:table-cell-properties fo:background-color="#ff0000"/>
    </style:style>
    <style:style style:name="SUCCEDED" style:family="table-cell" style:parent-style-name="Status">
      <style:table-cell-properties fo:background-color="#008000"/>
    </style:style>
    <style:style style:name="Not_20_Applicable" style:display-name="Not Applicable" style:family="table-cell" style:parent-style-name="Status">
      <style:table-cell-properties fo:background-color="#00ffff"/>
    </style:style>
    <style:style style:name="Status" style:family="table-cell" style:parent-style-name="Default">
      <style:table-cell-properties style:text-align-source="fix" style:repeat-content="false" style:vertical-align="top" loext:vertical-justify="auto"/>
      <style:paragraph-properties fo:text-align="start" css3t:text-justify="auto"/>
    </style:style>
    <style:style style:name="Status_5f_Summary" style:display-name="Status_Summary" style:family="table-cell" style:parent-style-name="Default"/>
    <style:style style:name="Complete" style:family="table-cell" style:parent-style-name="Status_5f_Summary">
      <style:table-cell-properties fo:background-color="transparent" loext:vertical-justify="auto"/>
      <style:paragraph-properties css3t:text-justify="auto"/>
      <style:text-properties fo:color="#008000"/>
    </style:style>
    <style:style style:name="ERRORS" style:family="table-cell" style:parent-style-name="Status_5f_Summary">
      <style:text-properties fo:color="#ff0000"/>
    </style:style>
    <style:style style:name="OPEN" style:family="table-cell" style:parent-style-name="Status">
      <style:table-cell-properties fo:background-color="#ffff00"/>
    </style:style>
    <style:style style:name="Incomplete" style:family="table-cell" style:parent-style-name="Status_5f_Summary">
      <style:table-cell-properties loext:vertical-justify="auto"/>
      <style:paragraph-properties css3t:text-justify="auto"/>
      <style:text-properties fo:color="#ff950e"/>
    </style:style>
  </office:styles>
  <office:automatic-styles>
    <style:page-layout style:name="Mpm1">
      <style:page-layout-properties fo:page-width="297mm" fo:page-height="210.01mm" style:num-format="1" style:print-orientation="landscape" fo:margin-top="4.99mm" fo:margin-bottom="4.99mm" fo:margin-left="4.99mm" fo:margin-right="4.99mm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13">00.00.0000</text:date>, <text:time style:data-style-name="N2" text:time-value="09:53:20.65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kus Mühlbrandt</meta:initial-creator>
    <meta:creation-date>2012-01-13T15:08:34</meta:creation-date>
    <dc:date>2015-07-13T11:16:33.710000000</dc:date>
    <meta:editing-duration>P1DT22H34M43S</meta:editing-duration>
    <meta:editing-cycles>309</meta:editing-cycles>
    <meta:generator>LibreOffice/4.4.2.2$Windows_x86 LibreOffice_project/c4c7d32d0d49397cad38d62472b0bc8acff48dd6</meta:generator>
    <meta:printed-by>Markus Mühlbrandt</meta:printed-by>
    <meta:print-date>2012-12-17T08:14:54</meta:print-date>
    <meta:document-statistic meta:table-count="14" meta:cell-count="907" meta:object-count="0"/>
  </office:meta>
</office:document-meta>
</file>